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7cm" table:align="left"/>
    </style:style>
    <style:style style:name="Таблица1.A" style:family="table-column">
      <style:table-column-properties style:column-width="11.933cm"/>
    </style:style>
    <style:style style:name="Таблица1.B" style:family="table-column">
      <style:table-column-properties style:column-width="5.068cm"/>
    </style:style>
    <style:style style:name="Таблица1.A1" style:family="table-cell">
      <style:table-cell-properties style:vertical-align="middle" fo:padding="0.049cm" fo:border="none"/>
    </style:style>
    <style:style style:name="Таблица2" style:family="table">
      <style:table-properties style:width="17cm" table:align="left"/>
    </style:style>
    <style:style style:name="Таблица2.A" style:family="table-column">
      <style:table-column-properties style:column-width="9.615cm"/>
    </style:style>
    <style:style style:name="Таблица2.B" style:family="table-column">
      <style:table-column-properties style:column-width="7.385cm"/>
    </style:style>
    <style:style style:name="Таблица2.A1" style:family="table-cell">
      <style:table-cell-properties style:vertical-align="middle" fo:padding="0.049cm" fo:border="none"/>
    </style:style>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fo:background-color="#ff0000"/>
    </style:style>
    <style:style style:name="P3" style:family="paragraph" style:parent-style-name="Heading_20_1">
      <style:paragraph-properties fo:text-align="center" style:justify-single-word="false"/>
      <style:text-properties fo:language="ru" fo:country="RU" officeooo:rsid="001ce72a" officeooo:paragraph-rsid="001ce72a"/>
    </style:style>
    <style:style style:name="P4" style:family="paragraph" style:parent-style-name="Heading_20_1">
      <style:paragraph-properties fo:text-align="center" style:justify-single-word="false"/>
      <style:text-properties fo:language="ru" fo:country="RU" officeooo:rsid="00245f8f" officeooo:paragraph-rsid="00245f8f"/>
    </style:style>
    <style:style style:name="P5" style:family="paragraph" style:parent-style-name="Heading_20_1">
      <style:paragraph-properties fo:text-align="center" style:justify-single-word="false"/>
      <style:text-properties fo:language="ru" fo:country="RU" officeooo:paragraph-rsid="00377a7b"/>
    </style:style>
    <style:style style:name="P6" style:family="paragraph" style:parent-style-name="Heading_20_1">
      <style:paragraph-properties fo:margin-left="0cm" fo:margin-right="0cm" fo:text-align="center" style:justify-single-word="false" fo:text-indent="0cm" style:auto-text-indent="false"/>
      <style:text-properties fo:language="ru" fo:country="RU"/>
    </style:style>
    <style:style style:name="P7" style:family="paragraph" style:parent-style-name="Heading_20_2">
      <style:text-properties fo:language="ru" fo:country="RU"/>
    </style:style>
    <style:style style:name="P8" style:family="paragraph" style:parent-style-name="Heading_20_2">
      <style:text-properties fo:language="ru" fo:country="RU" officeooo:paragraph-rsid="000d65db"/>
    </style:style>
    <style:style style:name="P9" style:family="paragraph" style:parent-style-name="Heading_20_2">
      <style:text-properties fo:language="ru" fo:country="RU" officeooo:rsid="001ce72a" officeooo:paragraph-rsid="001ce72a"/>
    </style:style>
    <style:style style:name="P10" style:family="paragraph" style:parent-style-name="Heading_20_2">
      <style:text-properties fo:language="ru" fo:country="RU" officeooo:rsid="00245f8f" officeooo:paragraph-rsid="00245f8f"/>
    </style:style>
    <style:style style:name="P11" style:family="paragraph" style:parent-style-name="Heading_20_2">
      <style:text-properties fo:language="ru" fo:country="RU" officeooo:paragraph-rsid="002d675c"/>
    </style:style>
    <style:style style:name="P12" style:family="paragraph" style:parent-style-name="Heading_20_2">
      <style:text-properties fo:language="ru" fo:country="RU" officeooo:paragraph-rsid="00377a7b"/>
    </style:style>
    <style:style style:name="P13" style:family="paragraph" style:parent-style-name="Heading_20_3">
      <style:text-properties fo:language="ru" fo:country="RU"/>
    </style:style>
    <style:style style:name="P14" style:family="paragraph" style:parent-style-name="Heading_20_3">
      <style:text-properties fo:language="ru" fo:country="RU" officeooo:paragraph-rsid="000576f8"/>
    </style:style>
    <style:style style:name="P15" style:family="paragraph" style:parent-style-name="Heading_20_3">
      <style:text-properties fo:language="ru" fo:country="RU" officeooo:paragraph-rsid="0018db80"/>
    </style:style>
    <style:style style:name="P16" style:family="paragraph" style:parent-style-name="Heading_20_3">
      <style:text-properties fo:language="ru" fo:country="RU" officeooo:rsid="001ce72a" officeooo:paragraph-rsid="001ce72a"/>
    </style:style>
    <style:style style:name="P17" style:family="paragraph" style:parent-style-name="Heading_20_3">
      <style:text-properties fo:language="ru" fo:country="RU" officeooo:rsid="00245f8f" officeooo:paragraph-rsid="00245f8f"/>
    </style:style>
    <style:style style:name="P18" style:family="paragraph" style:parent-style-name="Heading_20_3">
      <style:text-properties fo:language="ru" fo:country="RU" officeooo:paragraph-rsid="002ca20b"/>
    </style:style>
    <style:style style:name="P19" style:family="paragraph" style:parent-style-name="Heading_20_3">
      <style:text-properties officeooo:paragraph-rsid="002d675c"/>
    </style:style>
    <style:style style:name="P20" style:family="paragraph" style:parent-style-name="Heading_20_4">
      <style:text-properties fo:language="ru" fo:country="RU"/>
    </style:style>
    <style:style style:name="P21" style:family="paragraph" style:parent-style-name="Heading_20_4">
      <style:text-properties fo:language="ru" fo:country="RU" officeooo:rsid="00245f8f" officeooo:paragraph-rsid="00245f8f"/>
    </style:style>
    <style:style style:name="P22" style:family="paragraph" style:parent-style-name="Heading_20_4">
      <style:text-properties fo:language="ru" fo:country="RU" officeooo:paragraph-rsid="002ca20b"/>
    </style:style>
    <style:style style:name="P23" style:family="paragraph" style:parent-style-name="Heading_20_4">
      <style:text-properties officeooo:paragraph-rsid="0022ddc4"/>
    </style:style>
    <style:style style:name="P24" style:family="paragraph" style:parent-style-name="Preformatted_20_Text">
      <style:text-properties fo:language="ru" fo:country="RU"/>
    </style:style>
    <style:style style:name="P25" style:family="paragraph" style:parent-style-name="Preformatted_20_Text">
      <style:text-properties fo:language="ru" fo:country="RU" officeooo:paragraph-rsid="000576f8"/>
    </style:style>
    <style:style style:name="P26" style:family="paragraph" style:parent-style-name="Preformatted_20_Text">
      <style:text-properties fo:language="ru" fo:country="RU" officeooo:rsid="001ce72a" officeooo:paragraph-rsid="001ce72a"/>
    </style:style>
    <style:style style:name="P27" style:family="paragraph" style:parent-style-name="Preformatted_20_Text">
      <style:text-properties fo:language="ru" fo:country="RU" officeooo:rsid="00245f8f" officeooo:paragraph-rsid="00245f8f"/>
    </style:style>
    <style:style style:name="P28" style:family="paragraph" style:parent-style-name="Preformatted_20_Text">
      <style:text-properties fo:language="ru" fo:country="RU" officeooo:paragraph-rsid="00377a7b"/>
    </style:style>
    <style:style style:name="P29" style:family="paragraph" style:parent-style-name="Preformatted_20_Text">
      <style:paragraph-properties fo:margin-top="0cm" fo:margin-bottom="0.499cm" loext:contextual-spacing="false"/>
    </style:style>
    <style:style style:name="P30" style:family="paragraph" style:parent-style-name="Preformatted_20_Text">
      <style:paragraph-properties fo:margin-top="0cm" fo:margin-bottom="0.499cm" loext:contextual-spacing="false"/>
      <style:text-properties fo:language="ru" fo:country="RU"/>
    </style:style>
    <style:style style:name="P31" style:family="paragraph" style:parent-style-name="Standard">
      <style:text-properties fo:language="ru" fo:country="RU" officeooo:paragraph-rsid="000576f8"/>
    </style:style>
    <style:style style:name="P32" style:family="paragraph" style:parent-style-name="Standard">
      <style:text-properties fo:language="ru" fo:country="RU" officeooo:rsid="001ce72a" officeooo:paragraph-rsid="001ce72a"/>
    </style:style>
    <style:style style:name="P33" style:family="paragraph" style:parent-style-name="Standard">
      <style:text-properties officeooo:paragraph-rsid="000576f8"/>
    </style:style>
    <style:style style:name="P34" style:family="paragraph" style:parent-style-name="Standard">
      <style:text-properties officeooo:paragraph-rsid="003c1958"/>
    </style:style>
    <style:style style:name="P35" style:family="paragraph" style:parent-style-name="Text_20_body" style:list-style-name="L1"/>
    <style:style style:name="P36" style:family="paragraph" style:parent-style-name="Text_20_body">
      <style:text-properties fo:language="ru" fo:country="RU"/>
    </style:style>
    <style:style style:name="P37" style:family="paragraph" style:parent-style-name="Text_20_body">
      <style:text-properties fo:language="ru" fo:country="RU" officeooo:paragraph-rsid="000576f8"/>
    </style:style>
    <style:style style:name="P38" style:family="paragraph" style:parent-style-name="Text_20_body">
      <style:text-properties fo:language="ru" fo:country="RU" officeooo:rsid="001ce72a" officeooo:paragraph-rsid="001ce72a"/>
    </style:style>
    <style:style style:name="P39" style:family="paragraph" style:parent-style-name="Text_20_body">
      <style:text-properties fo:language="ru" fo:country="RU" officeooo:rsid="00245f8f" officeooo:paragraph-rsid="00245f8f"/>
    </style:style>
    <style:style style:name="P40" style:family="paragraph" style:parent-style-name="Text_20_body">
      <style:text-properties fo:language="ru" fo:country="RU" officeooo:paragraph-rsid="00377a7b"/>
    </style:style>
    <style:style style:name="P41" style:family="paragraph" style:parent-style-name="Text_20_body">
      <style:text-properties officeooo:paragraph-rsid="000be244"/>
    </style:style>
    <style:style style:name="P42" style:family="paragraph" style:parent-style-name="Text_20_body">
      <style:text-properties officeooo:paragraph-rsid="0010e6c3"/>
    </style:style>
    <style:style style:name="P43" style:family="paragraph" style:parent-style-name="Text_20_body" style:list-style-name="L2">
      <style:text-properties officeooo:paragraph-rsid="00145ff3"/>
    </style:style>
    <style:style style:name="P44" style:family="paragraph" style:parent-style-name="Text_20_body" style:list-style-name="L3"/>
    <style:style style:name="P45" style:family="paragraph" style:parent-style-name="Text_20_body">
      <style:text-properties officeooo:paragraph-rsid="0022ddc4"/>
    </style:style>
    <style:style style:name="P46" style:family="paragraph" style:parent-style-name="Text_20_body">
      <style:paragraph-properties fo:text-align="center" style:justify-single-word="false"/>
      <style:text-properties fo:font-size="20pt" fo:language="ru" fo:country="RU" fo:font-weight="bold" officeooo:rsid="00245f8f" officeooo:paragraph-rsid="00245f8f" style:font-size-asian="20pt" style:font-weight-asian="bold" style:font-size-complex="20pt" style:font-weight-complex="bold"/>
    </style:style>
    <style:style style:name="P47" style:family="paragraph" style:parent-style-name="Text_20_body" style:list-style-name="L4">
      <style:text-properties officeooo:paragraph-rsid="0025c110"/>
    </style:style>
    <style:style style:name="P48" style:family="paragraph" style:parent-style-name="Text_20_body" style:list-style-name="L5"/>
    <style:style style:name="P49" style:family="paragraph" style:parent-style-name="Text_20_body">
      <style:text-properties officeooo:paragraph-rsid="0038634a"/>
    </style:style>
    <style:style style:name="P50" style:family="paragraph" style:parent-style-name="Text_20_body">
      <style:text-properties officeooo:paragraph-rsid="003ab391"/>
    </style:style>
    <style:style style:name="P51" style:family="paragraph" style:parent-style-name="Text_20_body">
      <style:text-properties officeooo:paragraph-rsid="003d69d8"/>
    </style:style>
    <style:style style:name="P52" style:family="paragraph" style:parent-style-name="Text_20_body">
      <style:text-properties officeooo:paragraph-rsid="003d9698"/>
    </style:style>
    <style:style style:name="P53" style:family="paragraph" style:parent-style-name="Text_20_body">
      <style:text-properties officeooo:paragraph-rsid="003f3b6e"/>
    </style:style>
    <style:style style:name="P54" style:family="paragraph" style:parent-style-name="Text_20_body" style:list-style-name="L1">
      <style:paragraph-properties fo:margin-top="0cm" fo:margin-bottom="0cm" loext:contextual-spacing="false"/>
    </style:style>
    <style:style style:name="P55" style:family="paragraph" style:parent-style-name="Text_20_body" style:list-style-name="L2">
      <style:paragraph-properties fo:margin-top="0cm" fo:margin-bottom="0cm" loext:contextual-spacing="false"/>
      <style:text-properties officeooo:paragraph-rsid="00145ff3"/>
    </style:style>
    <style:style style:name="P56" style:family="paragraph" style:parent-style-name="Text_20_body" style:list-style-name="L3">
      <style:paragraph-properties fo:margin-top="0cm" fo:margin-bottom="0cm" loext:contextual-spacing="false"/>
    </style:style>
    <style:style style:name="P57" style:family="paragraph" style:parent-style-name="Text_20_body" style:list-style-name="L4">
      <style:paragraph-properties fo:margin-top="0cm" fo:margin-bottom="0cm" loext:contextual-spacing="false"/>
      <style:text-properties officeooo:paragraph-rsid="0025c110"/>
    </style:style>
    <style:style style:name="P58" style:family="paragraph" style:parent-style-name="Text_20_body" style:list-style-name="L5">
      <style:paragraph-properties fo:margin-top="0cm" fo:margin-bottom="0cm" loext:contextual-spacing="false"/>
    </style:style>
    <style:style style:name="P59" style:family="paragraph" style:parent-style-name="Text_20_body" style:list-style-name="L5">
      <style:paragraph-properties fo:margin-top="0cm" fo:margin-bottom="0cm" loext:contextual-spacing="false"/>
      <style:text-properties officeooo:paragraph-rsid="00377a7b"/>
    </style:style>
    <style:style style:name="T1" style:family="text">
      <style:text-properties fo:language="ru" fo:country="RU"/>
    </style:style>
    <style:style style:name="T2" style:family="text">
      <style:text-properties fo:language="ru" fo:country="RU" officeooo:rsid="000576f8"/>
    </style:style>
    <style:style style:name="T3" style:family="text">
      <style:text-properties fo:language="ru" fo:country="RU" officeooo:rsid="000a630e"/>
    </style:style>
    <style:style style:name="T4" style:family="text">
      <style:text-properties fo:language="ru" fo:country="RU" officeooo:rsid="000be244"/>
    </style:style>
    <style:style style:name="T5" style:family="text">
      <style:text-properties fo:language="ru" fo:country="RU" officeooo:rsid="00145ff3"/>
    </style:style>
    <style:style style:name="T6" style:family="text">
      <style:text-properties fo:language="ru" fo:country="RU" officeooo:rsid="001a84e3"/>
    </style:style>
    <style:style style:name="T7" style:family="text">
      <style:text-properties fo:language="ru" fo:country="RU" officeooo:rsid="0025c110"/>
    </style:style>
    <style:style style:name="T8" style:family="text">
      <style:text-properties fo:language="ru" fo:country="RU" officeooo:rsid="00377a7b"/>
    </style:style>
    <style:style style:name="T9" style:family="text">
      <style:text-properties fo:language="ru" fo:country="RU" officeooo:rsid="00245f8f"/>
    </style:style>
    <style:style style:name="T10" style:family="text">
      <style:text-properties officeooo:rsid="000576f8"/>
    </style:style>
    <style:style style:name="T11" style:family="text">
      <style:text-properties officeooo:rsid="000d65db"/>
    </style:style>
    <style:style style:name="T12" style:family="text">
      <style:text-properties officeooo:rsid="00145ff3"/>
    </style:style>
    <style:style style:name="T13" style:family="text">
      <style:text-properties officeooo:rsid="0018db80"/>
    </style:style>
    <style:style style:name="T14" style:family="text">
      <style:text-properties officeooo:rsid="00245f8f"/>
    </style:style>
    <style:style style:name="T15" style:family="text">
      <style:text-properties officeooo:rsid="0025c110"/>
    </style:style>
    <style:style style:name="T16" style:family="text">
      <style:text-properties officeooo:rsid="002ab48c"/>
    </style:style>
    <style:style style:name="T17" style:family="text">
      <style:text-properties officeooo:rsid="002ca20b"/>
    </style:style>
    <style:style style:name="T18" style:family="text">
      <style:text-properties officeooo:rsid="002d675c"/>
    </style:style>
    <style:style style:name="T19" style:family="text">
      <style:text-properties officeooo:rsid="00377a7b"/>
    </style:style>
    <style:style style:name="T20"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2" text:outline-level="1">Testing</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 text:outline-level="1"><text:soft-page-break/>Getting Started</text:h>
      <text:list xml:id="list2923050273" text:style-name="L1">
        <text:list-item>
          <text:p text:style-name="P54"><text:a xlink:type="simple" xlink:href="https://laravel.com/docs/8.x/testing#introduction" text:style-name="Internet_20_link" text:visited-style-name="Visited_20_Internet_20_Link">Introduction</text:a> </text:p>
        </text:list-item>
        <text:list-item>
          <text:p text:style-name="P54"><text:a xlink:type="simple" xlink:href="https://laravel.com/docs/8.x/testing#environment" text:style-name="Internet_20_link" text:visited-style-name="Visited_20_Internet_20_Link">Environment</text:a> </text:p>
        </text:list-item>
        <text:list-item>
          <text:p text:style-name="P54"><text:a xlink:type="simple" xlink:href="https://laravel.com/docs/8.x/testing#creating-and-running-tests" text:style-name="Internet_20_link" text:visited-style-name="Visited_20_Internet_20_Link">Creating &amp; Running Tests</text:a> </text:p>
          <text:list>
            <text:list-item>
              <text:p text:style-name="P35"><text:a xlink:type="simple" xlink:href="https://laravel.com/docs/8.x/testing#artisan-test-runner" text:style-name="Internet_20_link" text:visited-style-name="Visited_20_Internet_20_Link">Artisan Test Runner</text:a> </text:p>
            </text:list-item>
          </text:list>
        </text:list-item>
      </text:list>
      <text:h text:style-name="Heading_20_2" text:outline-level="2"><text:a xlink:type="simple" xlink:href="https://laravel.com/docs/8.x/testing#introduction" text:style-name="Internet_20_link" text:visited-style-name="Visited_20_Internet_20_Link"/></text:h>
      <text:h text:style-name="Heading_20_2" text:outline-level="2"><text:bookmark text:name="introduction"/><text:a xlink:type="simple" xlink:href="https://laravel.com/docs/8.x/testing#introduction" text:style-name="Internet_20_link" text:visited-style-name="Visited_20_Internet_20_Link">Introduction</text:a></text:h>
      <text:p text:style-name="P41"><text:span text:style-name="T1">Laravel построен с учетом требований тестирования. Фактически, поддержка тестирования с помощью PHPUnit включена прямо из коробки, а файл phpunit.xml уже настроен для вашего приложения. Платформа также поставляется с удобными вспомогательными методами, позволяющими выразительно тестировать ваши приложения.<text:line-break/><text:line-break/>По умолчанию каталог тестов вашего приложения содержит два каталога: Feature и Unit. </text:span><text:span text:style-name="T3">Unit </text:span><text:span text:style-name="T4">tests</text:span><text:span text:style-name="T3"> (Модульные тесты)</text:span><text:span text:style-name="T1"> - это тесты, которые сосредоточены на очень небольшой изолированной части вашего кода. Фактически, большинство модульных тестов, вероятно, сосредоточено на одном методе. Feature </text:span><text:span text:style-name="T4">tests (</text:span><text:span text:style-name="T1">Тесты функций</text:span><text:span text:style-name="T4">)</text:span><text:span text:style-name="T1"> могут тестировать большую часть вашего кода, в том числе то, как несколько объектов взаимодействуют друг с другом, или даже полный HTTP-запрос к конечной точке JSON.<text:line-break/><text:line-break/>Файл ExampleTest.php находится в каталогах Feature и Unit test. После установки нового приложения Laravel, запустите vendor / bin / phpunit в командной строке, чтобы запустить тесты.</text:span></text:p>
      <text:p text:style-name="P36"/>
      <text:h text:style-name="P8" text:outline-level="2"><text:bookmark text:name="environment"/><text:a xlink:type="simple" xlink:href="https://laravel.com/docs/8.x/testing#environment" text:style-name="Internet_20_link" text:visited-style-name="Visited_20_Internet_20_Link">Environment</text:a> <text:span text:style-name="T11">(</text:span>Окружающая среда<text:span text:style-name="T11">)</text:span></text:h>
      <text:p text:style-name="P33"><text:span text:style-name="T1">При запуске тестов через vendor / bin / phpunit, <text:s/>Laravel автоматически устанавливает среду конфигурации для тестирования из-за переменных среды, определенных в файле phpunit.xml. Laravel также автоматически настраивает сеанс и кеш для драйвера массива во время тестирования, что означает, что во время тестирования данные сеанса или кеша не сохраняются.<text:line-break/><text:line-break/>При необходимости вы можете определить другие значения конфигурации среды тестирования. Переменные среды тестирования могут быть настроены в файле phpunit.xml, но не забудьте очистить кеш конфигурации с помощью Artisan-команды config: clear перед запуском тестов!<text:line-break/><text:line-break/>Кроме того, вы можете создать файл .env.testing в корне вашего проекта. Этот файл заменит файл .env при запуске тестов PHPUnit или выполнении команд Artisan с параметром --env = </text:span></text:p>
      <text:p text:style-name="P31">testing.</text:p>
      <text:p text:style-name="P33"><text:span text:style-name="T1"><text:line-break/><text:line-break/></text:span><text:bookmark text:name="creating-and-running-tests"/><text:a xlink:type="simple" xlink:href="https://laravel.com/docs/8.x/testing#creating-and-running-tests" text:style-name="Internet_20_link" text:visited-style-name="Visited_20_Internet_20_Link">Creating &amp; Running Tests</text:a> <text:span text:style-name="T10">(</text:span><text:span text:style-name="T1">Создание и выполнение тестов</text:span><text:span text:style-name="T2">)</text:span></text:p>
      <text:p text:style-name="P36"><text:soft-page-break/>Чтобы создать новый тестовый пример, используйте Artisan-команду make: test:</text:p>
      <text:p text:style-name="P24"><text:span text:style-name="Source_20_Text">// Create a test in the Feature directory...</text:span></text:p>
      <text:p text:style-name="Preformatted_20_Text"><text:span text:style-name="Source_20_Text">php artisan make:test UserTest</text:span></text:p>
      <text:p text:style-name="Preformatted_20_Text"/>
      <text:p text:style-name="Preformatted_20_Text"><text:span text:style-name="Source_20_Text">// Create a test in the Unit directory...</text:span></text:p>
      <text:p text:style-name="P29"><text:span text:style-name="Source_20_Text">php artisan make:test UserTest --unit</text:span></text:p>
      <text:p text:style-name="P36">После создания теста вы можете определить методы тестирования, как обычно, используя PHPUnit. Чтобы запустить тесты, выполните команду phpunit или artisan test из вашего терминала:</text:p>
      <text:p text:style-name="P24"><text:span text:style-name="Source_20_Text">&lt;?php</text:span></text:p>
      <text:p text:style-name="Preformatted_20_Text"/>
      <text:p text:style-name="Preformatted_20_Text"><text:span text:style-name="Source_20_Text">namespace Tests\Unit;</text:span></text:p>
      <text:p text:style-name="Preformatted_20_Text"/>
      <text:p text:style-name="Preformatted_20_Text"><text:span text:style-name="Source_20_Text">use PHPUnit\Framework\TestCase;</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A basic test example.</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testBasicTest()</text:span></text:p>
      <text:p text:style-name="Preformatted_20_Text"><text:span text:style-name="Source_20_Text"><text:s text:c="4"/>{</text:span></text:p>
      <text:p text:style-name="Preformatted_20_Text"><text:span text:style-name="Source_20_Text"><text:s text:c="8"/>$this-&gt;assertTrue(true);</text:span></text:p>
      <text:p text:style-name="Preformatted_20_Text"><text:span text:style-name="Source_20_Text"><text:s text:c="4"/>}</text:span></text:p>
      <text:p text:style-name="P29"><text:span text:style-name="Source_20_Text">}</text:span></text:p>
      <text:p text:style-name="P36">Если вы определяете свои собственные методы setUp / tearDown в тестовом классе, обязательно вызывайте соответствующие методы parent :: setUp () / parent :: tearDown () в родительском классе.</text:p>
      <text:p text:style-name="P36"/>
      <text:h text:style-name="P14" text:outline-level="3"><text:bookmark text:name="artisan-test-runner"/><text:a xlink:type="simple" xlink:href="https://laravel.com/docs/8.x/testing#artisan-test-runner" text:style-name="Internet_20_link" text:visited-style-name="Visited_20_Internet_20_Link">Artisan Test Runner</text:a> <text:span text:style-name="T10">(</text:span>Мастер-испытатель<text:span text:style-name="T10">)</text:span></text:h>
      <text:p text:style-name="P37">В дополнение к команде phpunit вы можете использовать команду Artisan test для запуска ваших тестов. Средство выполнения тестов Artisan предоставляет подробные отчеты о тестах, чтобы упростить разработку и отладку:</text:p>
      <text:p text:style-name="P25"><text:span text:style-name="Source_20_Text">php artisan test</text:span></text:p>
      <text:p text:style-name="P37"/>
      <text:p text:style-name="P42"><text:span text:style-name="T1">Любые аргументы, которые могут быть переданы команде phpunit, также могут быть переданы </text:span><text:span text:style-name="Source_20_Text">test</text:span><text:span text:style-name="T1"> команде Artisan:</text:span></text:p>
      <text:p text:style-name="P25"><text:span text:style-name="Source_20_Text">php artisan test --testsuite=Feature --stop-on-failure</text:span></text:p>
      <text:p text:style-name="P37"/>
      <text:p text:style-name="P36"/>
      <text:p text:style-name="P36"/>
      <text:p text:style-name="P36"/>
      <text:p text:style-name="P36"/>
      <text:h text:style-name="P6" text:outline-level="1"><text:soft-page-break/>HTTP Tests</text:h>
      <text:list xml:id="list1010036374" text:style-name="L2">
        <text:list-item>
          <text:p text:style-name="P55"><text:a xlink:type="simple" xlink:href="https://laravel.com/docs/8.x/http-tests#introduction" text:style-name="Internet_20_link" text:visited-style-name="Visited_20_Internet_20_Link">Introduction</text:a> <text:span text:style-name="T12">(</text:span><text:span text:style-name="T5">Введение</text:span><text:span text:style-name="T12">)</text:span></text:p>
          <text:list>
            <text:list-item>
              <text:p text:style-name="P55"><text:a xlink:type="simple" xlink:href="https://laravel.com/docs/8.x/http-tests#customizing-request-headers" text:style-name="Internet_20_link" text:visited-style-name="Visited_20_Internet_20_Link">Customizing Request Headers</text:a> <text:span text:style-name="T12">(</text:span><text:span text:style-name="T5">Настройка заголовков запросов</text:span><text:span text:style-name="T12">)</text:span></text:p>
            </text:list-item>
            <text:list-item>
              <text:p text:style-name="P55"><text:a xlink:type="simple" xlink:href="https://laravel.com/docs/8.x/http-tests#cookies" text:style-name="Internet_20_link" text:visited-style-name="Visited_20_Internet_20_Link">Cookies</text:a> <text:span text:style-name="T12">(</text:span><text:span text:style-name="T5">Файлы cookie</text:span><text:span text:style-name="T12">)</text:span></text:p>
            </text:list-item>
            <text:list-item>
              <text:p text:style-name="P55"><text:a xlink:type="simple" xlink:href="https://laravel.com/docs/8.x/http-tests#debugging-responses" text:style-name="Internet_20_link" text:visited-style-name="Visited_20_Internet_20_Link">Debugging Responses</text:a> <text:span text:style-name="T12">(</text:span><text:span text:style-name="T5">Отладочные ответы</text:span><text:span text:style-name="T12">)</text:span></text:p>
            </text:list-item>
          </text:list>
        </text:list-item>
        <text:list-item>
          <text:p text:style-name="P55"><text:a xlink:type="simple" xlink:href="https://laravel.com/docs/8.x/http-tests#session-and-authentication" text:style-name="Internet_20_link" text:visited-style-name="Visited_20_Internet_20_Link">Session / Authentication</text:a> <text:span text:style-name="T12">(</text:span><text:span text:style-name="T5">Сессия / аутентификация</text:span><text:span text:style-name="T12">)</text:span></text:p>
        </text:list-item>
        <text:list-item>
          <text:p text:style-name="P55"><text:a xlink:type="simple" xlink:href="https://laravel.com/docs/8.x/http-tests#testing-json-apis" text:style-name="Internet_20_link" text:visited-style-name="Visited_20_Internet_20_Link">Testing JSON APIs</text:a> <text:s/><text:span text:style-name="T12">(</text:span><text:span text:style-name="T5">Тестирование JSON API</text:span><text:span text:style-name="T12">)</text:span></text:p>
        </text:list-item>
        <text:list-item>
          <text:p text:style-name="P55"><text:a xlink:type="simple" xlink:href="https://laravel.com/docs/8.x/http-tests#testing-file-uploads" text:style-name="Internet_20_link" text:visited-style-name="Visited_20_Internet_20_Link">Testing File Uploads</text:a> <text:span text:style-name="T12">(</text:span><text:span text:style-name="T5">Проверка загрузки файлов</text:span><text:span text:style-name="T12">)</text:span></text:p>
        </text:list-item>
        <text:list-item>
          <text:p text:style-name="P55"><text:a xlink:type="simple" xlink:href="https://laravel.com/docs/8.x/http-tests#testing-views" text:style-name="Internet_20_link" text:visited-style-name="Visited_20_Internet_20_Link">Testing Views</text:a> <text:span text:style-name="T12">(</text:span><text:span text:style-name="T5">Тестирование просмотров</text:span><text:span text:style-name="T12">)</text:span></text:p>
        </text:list-item>
        <text:list-item>
          <text:p text:style-name="P55"><text:a xlink:type="simple" xlink:href="https://laravel.com/docs/8.x/http-tests#available-assertions" text:style-name="Internet_20_link" text:visited-style-name="Visited_20_Internet_20_Link">Available Assertions</text:a> <text:span text:style-name="T12">(</text:span><text:span text:style-name="T5">Доступные утверждения</text:span><text:span text:style-name="T12">)</text:span></text:p>
          <text:list>
            <text:list-item>
              <text:p text:style-name="P55"><text:a xlink:type="simple" xlink:href="https://laravel.com/docs/8.x/http-tests#response-assertions" text:style-name="Internet_20_link" text:visited-style-name="Visited_20_Internet_20_Link">Response Assertions</text:a> <text:span text:style-name="T12">(</text:span><text:span text:style-name="T5">Ответные утверждения</text:span><text:span text:style-name="T12">)</text:span></text:p>
            </text:list-item>
            <text:list-item>
              <text:p text:style-name="P43"><text:a xlink:type="simple" xlink:href="https://laravel.com/docs/8.x/http-tests#authentication-assertions" text:style-name="Internet_20_link" text:visited-style-name="Visited_20_Internet_20_Link">Authentication Assertions</text:a> <text:span text:style-name="T12">(</text:span><text:span text:style-name="T5">Утверждения аутентификации</text:span><text:span text:style-name="T12">)</text:span></text:p>
            </text:list-item>
          </text:list>
        </text:list-item>
      </text:list>
      <text:h text:style-name="Heading_20_3" text:outline-level="3"><text:a xlink:type="simple" xlink:href="https://laravel.com/docs/8.x/http-tests#introduction" text:style-name="Internet_20_link" text:visited-style-name="Visited_20_Internet_20_Link"><text:span text:style-name="T1"/></text:a></text:h>
      <text:h text:style-name="Heading_20_2" text:outline-level="2"><text:bookmark text:name="introduction2"/><text:bookmark text:name="introduction1"/><text:a xlink:type="simple" xlink:href="https://laravel.com/docs/8.x/http-tests#introduction" text:style-name="Internet_20_link" text:visited-style-name="Visited_20_Internet_20_Link">Introduction</text:a></text:h>
      <text:p text:style-name="P36">Laravel предоставляет очень удобный API для выполнения HTTP-запросов к вашему приложению и проверки результатов. Например, взгляните на тест функции, определенный ниже:</text:p>
      <text:p text:style-name="P24"><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Illuminate\Foundation\Testing\RefreshDatabase;</text:span></text:p>
      <text:p text:style-name="Preformatted_20_Text"><text:span text:style-name="Source_20_Text">use Illuminate\Foundation\Testing\WithoutMiddleware;</text:span></text:p>
      <text:p text:style-name="Preformatted_20_Text"><text:span text:style-name="Source_20_Text">use Tests\TestCase;</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A basic test example.</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testBasicTest()</text:span></text:p>
      <text:p text:style-name="Preformatted_20_Text"><text:span text:style-name="Source_20_Text"><text:s text:c="4"/>{</text:span></text:p>
      <text:p text:style-name="Preformatted_20_Text"><text:span text:style-name="Source_20_Text"><text:s text:c="8"/>$response = $this-&gt;get('/');</text:span></text:p>
      <text:p text:style-name="Preformatted_20_Text"/>
      <text:p text:style-name="Preformatted_20_Text"><text:span text:style-name="Source_20_Text"><text:s text:c="8"/>$response-&gt;assertStatus(200);</text:span></text:p>
      <text:p text:style-name="Preformatted_20_Text"><text:span text:style-name="Source_20_Text"><text:s text:c="4"/>}</text:span></text:p>
      <text:p text:style-name="P29"><text:span text:style-name="Source_20_Text">}</text:span></text:p>
      <text:p text:style-name="P36">Метод get отправляет запрос GET в приложение, в то время как метод assertStatus утверждает, что возвращаемый ответ должен иметь данный код состояния HTTP. Помимо этого простого утверждения, Laravel также содержит множество утверждений для проверки заголовков ответов, содержимого, структуры JSON и т. Д.</text:p>
      <text:p text:style-name="P36"/>
      <text:h text:style-name="P13" text:outline-level="3"><text:bookmark text:name="customizing-request-headers"/><text:soft-page-break/><text:a xlink:type="simple" xlink:href="https://laravel.com/docs/8.x/http-tests#customizing-request-headers" text:style-name="Internet_20_link" text:visited-style-name="Visited_20_Internet_20_Link">Customizing Request Headers</text:a></text:h>
      <text:p text:style-name="P36">Вы можете использовать метод withHeaders для настройки заголовков запроса перед его отправкой в приложение. Это позволяет вам добавлять в запрос любые пользовательские заголовки:</text:p>
      <text:p text:style-name="P24"><text:span text:style-name="Source_20_Text">&lt;?php</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A basic functional test example.</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testBasicExample()</text:span></text:p>
      <text:p text:style-name="Preformatted_20_Text"><text:span text:style-name="Source_20_Text"><text:s text:c="4"/>{</text:span></text:p>
      <text:p text:style-name="Preformatted_20_Text"><text:span text:style-name="Source_20_Text"><text:s text:c="8"/>$response = $this-&gt;withHeaders([</text:span></text:p>
      <text:p text:style-name="Preformatted_20_Text"><text:span text:style-name="Source_20_Text"><text:s text:c="12"/>'X-Header' =&gt; 'Value',</text:span></text:p>
      <text:p text:style-name="Preformatted_20_Text"><text:span text:style-name="Source_20_Text"><text:s text:c="8"/>])-&gt;json('POST', '/user', ['name' =&gt; 'Sally']);</text:span></text:p>
      <text:p text:style-name="Preformatted_20_Text"/>
      <text:p text:style-name="Preformatted_20_Text"><text:span text:style-name="Source_20_Text"><text:s text:c="8"/>$response</text:span></text:p>
      <text:p text:style-name="Preformatted_20_Text"><text:span text:style-name="Source_20_Text"><text:s text:c="12"/>-&gt;assertStatus(201)</text:span></text:p>
      <text:p text:style-name="Preformatted_20_Text"><text:span text:style-name="Source_20_Text"><text:s text:c="12"/>-&gt;assertJson([</text:span></text:p>
      <text:p text:style-name="Preformatted_20_Text"><text:span text:style-name="Source_20_Text"><text:s text:c="16"/>'created' =&gt; true,</text:span></text:p>
      <text:p text:style-name="Preformatted_20_Text"><text:span text:style-name="Source_20_Text"><text:s text:c="12"/>]);</text:span></text:p>
      <text:p text:style-name="Preformatted_20_Text"><text:span text:style-name="Source_20_Text"><text:s text:c="4"/>}</text:span></text:p>
      <text:p text:style-name="P29"><text:span text:style-name="Source_20_Text">}</text:span></text:p>
      <text:p text:style-name="P36">Промежуточное ПО CSRF автоматически отключается при запуске тестов.</text:p>
      <text:p text:style-name="P36"/>
      <text:h text:style-name="P13" text:outline-level="3"><text:bookmark text:name="cookies"/><text:a xlink:type="simple" xlink:href="https://laravel.com/docs/8.x/http-tests#cookies" text:style-name="Internet_20_link" text:visited-style-name="Visited_20_Internet_20_Link">Cookies</text:a></text:h>
      <text:p text:style-name="P36">Вы можете использовать методы withCookie или withCookies для установки значений файлов cookie перед отправкой запроса. Метод withCookie принимает имя и значение cookie в качестве двух аргументов, а метод withCookies принимает массив пар имя / значение:</text:p>
      <text:p text:style-name="P24"><text:span text:style-name="Source_20_Text">&lt;?php</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public function testCookies()</text:span></text:p>
      <text:p text:style-name="Preformatted_20_Text"><text:span text:style-name="Source_20_Text"><text:s text:c="4"/>{</text:span></text:p>
      <text:p text:style-name="Preformatted_20_Text"><text:span text:style-name="Source_20_Text"><text:s text:c="8"/>$response = $this-&gt;withCookie('color', 'blue')-&gt;get('/');</text:span></text:p>
      <text:p text:style-name="Preformatted_20_Text"/>
      <text:p text:style-name="Preformatted_20_Text"><text:span text:style-name="Source_20_Text"><text:s text:c="8"/>$response = $this-&gt;withCookies([</text:span></text:p>
      <text:p text:style-name="Preformatted_20_Text"><text:span text:style-name="Source_20_Text"><text:s text:c="12"/>'color' =&gt; 'blue',</text:span></text:p>
      <text:p text:style-name="Preformatted_20_Text"><text:span text:style-name="Source_20_Text"><text:s text:c="12"/>'name' =&gt; 'Taylor',</text:span></text:p>
      <text:p text:style-name="Preformatted_20_Text"><text:span text:style-name="Source_20_Text"><text:s text:c="8"/>])-&gt;get('/');</text:span></text:p>
      <text:p text:style-name="Preformatted_20_Text"><text:span text:style-name="Source_20_Text"><text:s text:c="4"/>}</text:span></text:p>
      <text:p text:style-name="P29"><text:span text:style-name="Source_20_Text">}</text:span></text:p>
      <text:p text:style-name="P36"/>
      <text:h text:style-name="P13" text:outline-level="3"><text:bookmark text:name="debugging-responses"/><text:a xlink:type="simple" xlink:href="https://laravel.com/docs/8.x/http-tests#debugging-responses" text:style-name="Internet_20_link" text:visited-style-name="Visited_20_Internet_20_Link">Debugging Responses</text:a></text:h>
      <text:p text:style-name="P36">После выполнения тестового запроса к вашему приложению методы dump, dumpHeaders и dumpSession могут использоваться для проверки и отладки содержимого ответа:</text:p>
      <text:p text:style-name="P24"><text:soft-page-break/><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Illuminate\Foundation\Testing\RefreshDatabase;</text:span></text:p>
      <text:p text:style-name="Preformatted_20_Text"><text:span text:style-name="Source_20_Text">use Illuminate\Foundation\Testing\WithoutMiddleware;</text:span></text:p>
      <text:p text:style-name="Preformatted_20_Text"><text:span text:style-name="Source_20_Text">use Tests\TestCase;</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A basic test example.</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testBasicTest()</text:span></text:p>
      <text:p text:style-name="Preformatted_20_Text"><text:span text:style-name="Source_20_Text"><text:s text:c="4"/>{</text:span></text:p>
      <text:p text:style-name="Preformatted_20_Text"><text:span text:style-name="Source_20_Text"><text:s text:c="8"/>$response = $this-&gt;get('/');</text:span></text:p>
      <text:p text:style-name="Preformatted_20_Text"/>
      <text:p text:style-name="Preformatted_20_Text"><text:span text:style-name="Source_20_Text"><text:s text:c="8"/>$response-&gt;dumpHeaders();</text:span></text:p>
      <text:p text:style-name="Preformatted_20_Text"/>
      <text:p text:style-name="Preformatted_20_Text"><text:span text:style-name="Source_20_Text"><text:s text:c="8"/>$response-&gt;dumpSession();</text:span></text:p>
      <text:p text:style-name="Preformatted_20_Text"/>
      <text:p text:style-name="Preformatted_20_Text"><text:span text:style-name="Source_20_Text"><text:s text:c="8"/>$response-&gt;dump();</text:span></text:p>
      <text:p text:style-name="Preformatted_20_Text"><text:span text:style-name="Source_20_Text"><text:s text:c="4"/>}</text:span></text:p>
      <text:p text:style-name="P29"><text:span text:style-name="Source_20_Text">}</text:span></text:p>
      <text:p text:style-name="P36"/>
      <text:h text:style-name="P7" text:outline-level="2"><text:bookmark text:name="session-and-authentication"/><text:a xlink:type="simple" xlink:href="https://laravel.com/docs/8.x/http-tests#session-and-authentication" text:style-name="Internet_20_link" text:visited-style-name="Visited_20_Internet_20_Link">Session / Authentication</text:a></text:h>
      <text:p text:style-name="P36">Laravel предоставляет несколько помощников для работы с сеансом во время HTTP-тестирования. Во-первых, вы можете установить данные сеанса в заданный массив, используя метод withSession. Это полезно для загрузки сеанса данными перед отправкой запроса вашему приложению:</text:p>
      <text:p text:style-name="P24"><text:span text:style-name="Source_20_Text">&lt;?php</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public function testApplication()</text:span></text:p>
      <text:p text:style-name="Preformatted_20_Text"><text:span text:style-name="Source_20_Text"><text:s text:c="4"/>{</text:span></text:p>
      <text:p text:style-name="Preformatted_20_Text"><text:span text:style-name="Source_20_Text"><text:s text:c="8"/>$response = $this-&gt;withSession(['foo' =&gt; 'bar'])</text:span></text:p>
      <text:p text:style-name="Preformatted_20_Text"><text:span text:style-name="Source_20_Text"><text:s text:c="25"/>-&gt;get('/');</text:span></text:p>
      <text:p text:style-name="Preformatted_20_Text"><text:span text:style-name="Source_20_Text"><text:s text:c="4"/>}</text:span></text:p>
      <text:p text:style-name="P29"><text:span text:style-name="Source_20_Text">}</text:span></text:p>
      <text:p text:style-name="P45"><text:span text:style-name="T1">Одним из распространенных способов использования сеанса является поддержание состояния для аутентифицированного пользователя. Вспомогательный метод </text:span><text:span text:style-name="Source_20_Text"><text:span text:style-name="T1">actingAs</text:span></text:span><text:span text:style-name="T1"> предоставляет простой способ аутентифицировать данного пользователя как текущего пользователя. Например, мы можем использовать фабрику моделей для генерации и аутентификации пользователя:</text:span></text:p>
      <text:p text:style-name="P24"><text:span text:style-name="Source_20_Text">&lt;?php</text:span></text:p>
      <text:p text:style-name="Preformatted_20_Text"/>
      <text:p text:style-name="Preformatted_20_Text"><text:span text:style-name="Source_20_Text">use App\Models\User;</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oft-page-break/><text:span text:style-name="Source_20_Text"><text:s text:c="4"/>public function testApplication()</text:span></text:p>
      <text:p text:style-name="Preformatted_20_Text"><text:span text:style-name="Source_20_Text"><text:s text:c="4"/>{</text:span></text:p>
      <text:p text:style-name="Preformatted_20_Text"><text:span text:style-name="Source_20_Text"><text:s text:c="8"/>$user = User::factory()-&gt;create();</text:span></text:p>
      <text:p text:style-name="Preformatted_20_Text"/>
      <text:p text:style-name="Preformatted_20_Text"><text:span text:style-name="Source_20_Text"><text:s text:c="8"/>$response = $this-&gt;actingAs($user)</text:span></text:p>
      <text:p text:style-name="Preformatted_20_Text"><text:span text:style-name="Source_20_Text"><text:s text:c="25"/>-&gt;withSession(['foo' =&gt; 'bar'])</text:span></text:p>
      <text:p text:style-name="Preformatted_20_Text"><text:span text:style-name="Source_20_Text"><text:s text:c="25"/>-&gt;get('/');</text:span></text:p>
      <text:p text:style-name="Preformatted_20_Text"><text:span text:style-name="Source_20_Text"><text:s text:c="4"/>}</text:span></text:p>
      <text:p text:style-name="P29"><text:span text:style-name="Source_20_Text">}</text:span></text:p>
      <text:p text:style-name="P45"><text:span text:style-name="T1">Вы также можете указать, какой охранник следует использовать для аутентификации данного пользователя, передав имя охранника в качестве второго аргумента методу </text:span><text:span text:style-name="Source_20_Text">actingAs</text:span><text:span text:style-name="T1">:</text:span></text:p>
      <text:p text:style-name="P30"><text:span text:style-name="Source_20_Text">$this-&gt;actingAs($user, 'api')</text:span></text:p>
      <text:p text:style-name="P36"/>
      <text:h text:style-name="P7" text:outline-level="2"><text:bookmark text:name="testing-json-apis"/><text:a xlink:type="simple" xlink:href="https://laravel.com/docs/8.x/http-tests#testing-json-apis" text:style-name="Internet_20_link" text:visited-style-name="Visited_20_Internet_20_Link">Testing JSON APIs</text:a></text:h>
      <text:p text:style-name="P36">Laravel также предоставляет несколько помощников для тестирования API-интерфейсов JSON и их ответов. Например, методы json, getJson, postJson, putJson, patchJson, deleteJson и optionsJson могут использоваться для выдачи запросов JSON с различными HTTP-командами. Вы также можете легко передавать данные и заголовки этим методам. Для начала напишем тест, чтобы сделать запрос POST к /user и убедиться, что ожидаемые данные были возвращены:</text:p>
      <text:p text:style-name="P24"><text:span text:style-name="Source_20_Text">&lt;?php</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A basic functional test example.</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testBasicExample()</text:span></text:p>
      <text:p text:style-name="Preformatted_20_Text"><text:span text:style-name="Source_20_Text"><text:s text:c="4"/>{</text:span></text:p>
      <text:p text:style-name="Preformatted_20_Text"><text:span text:style-name="Source_20_Text"><text:s text:c="8"/>$response = $this-&gt;postJson('/user', ['name' =&gt; 'Sally']);</text:span></text:p>
      <text:p text:style-name="Preformatted_20_Text"/>
      <text:p text:style-name="Preformatted_20_Text"><text:span text:style-name="Source_20_Text"><text:s text:c="8"/>$response</text:span></text:p>
      <text:p text:style-name="Preformatted_20_Text"><text:span text:style-name="Source_20_Text"><text:s text:c="12"/>-&gt;assertStatus(201)</text:span></text:p>
      <text:p text:style-name="Preformatted_20_Text"><text:span text:style-name="Source_20_Text"><text:s text:c="12"/>-&gt;assertJson([</text:span></text:p>
      <text:p text:style-name="Preformatted_20_Text"><text:span text:style-name="Source_20_Text"><text:s text:c="16"/>'created' =&gt; true,</text:span></text:p>
      <text:p text:style-name="Preformatted_20_Text"><text:span text:style-name="Source_20_Text"><text:s text:c="12"/>]);</text:span></text:p>
      <text:p text:style-name="Preformatted_20_Text"><text:span text:style-name="Source_20_Text"><text:s text:c="4"/>}</text:span></text:p>
      <text:p text:style-name="P29"><text:span text:style-name="Source_20_Text">}</text:span></text:p>
      <text:p text:style-name="P36">Метод assertJson преобразует ответ в массив и использует PHPUnit :: assertArraySubset для проверки того, что данный массив существует в ответе JSON, возвращаемом приложением. Итак, если в ответе JSON есть другие свойства, этот тест все равно будет проходить, пока присутствует данный фрагмент.</text:p>
      <text:p text:style-name="P36">Кроме того, данные ответа JSON могут быть доступны как переменные массива в ответе:</text:p>
      <text:p text:style-name="P30"><text:span text:style-name="Source_20_Text">$this-&gt;assertTrue($response['created']);</text:span></text:p>
      <text:p text:style-name="P36"/>
      <text:h text:style-name="P15" text:outline-level="3"><text:bookmark text:name="verifying-exact-match"/><text:soft-page-break/><text:a xlink:type="simple" xlink:href="https://laravel.com/docs/8.x/http-tests#verifying-exact-match" text:style-name="Internet_20_link" text:visited-style-name="Visited_20_Internet_20_Link">Verifying An Exact JSON Match</text:a> <text:span text:style-name="T13">(</text:span>Проверка точного соответствия JSON<text:span text:style-name="T13">)</text:span></text:h>
      <text:p text:style-name="P36">Если вы хотите убедиться, что данный массив является точным совпадением с JSON, возвращаемым приложением, вы должны использовать метод assertExactJson:</text:p>
      <text:p text:style-name="P24"><text:span text:style-name="Source_20_Text">&lt;?php</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A basic functional test example.</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testBasicExample()</text:span></text:p>
      <text:p text:style-name="Preformatted_20_Text"><text:span text:style-name="Source_20_Text"><text:s text:c="4"/>{</text:span></text:p>
      <text:p text:style-name="Preformatted_20_Text"><text:span text:style-name="Source_20_Text"><text:s text:c="8"/>$response = $this-&gt;json('POST', '/user', ['name' =&gt; 'Sally']);</text:span></text:p>
      <text:p text:style-name="Preformatted_20_Text"/>
      <text:p text:style-name="Preformatted_20_Text"><text:span text:style-name="Source_20_Text"><text:s text:c="8"/>$response</text:span></text:p>
      <text:p text:style-name="Preformatted_20_Text"><text:span text:style-name="Source_20_Text"><text:s text:c="12"/>-&gt;assertStatus(201)</text:span></text:p>
      <text:p text:style-name="Preformatted_20_Text"><text:span text:style-name="Source_20_Text"><text:s text:c="12"/>-&gt;assertExactJson([</text:span></text:p>
      <text:p text:style-name="Preformatted_20_Text"><text:span text:style-name="Source_20_Text"><text:s text:c="16"/>'created' =&gt; true,</text:span></text:p>
      <text:p text:style-name="Preformatted_20_Text"><text:span text:style-name="Source_20_Text"><text:s text:c="12"/>]);</text:span></text:p>
      <text:p text:style-name="Preformatted_20_Text"><text:span text:style-name="Source_20_Text"><text:s text:c="4"/>}</text:span></text:p>
      <text:p text:style-name="P29"><text:span text:style-name="Source_20_Text">}</text:span></text:p>
      <text:p text:style-name="P36"/>
      <text:h text:style-name="P15" text:outline-level="3"><text:bookmark text:name="verifying-json-paths"/><text:a xlink:type="simple" xlink:href="https://laravel.com/docs/8.x/http-tests#verifying-json-paths" text:style-name="Internet_20_link" text:visited-style-name="Visited_20_Internet_20_Link">Verifying JSON Paths</text:a> <text:span text:style-name="T13">(</text:span>Проверка путей JSON<text:span text:style-name="T13">)</text:span></text:h>
      <text:p text:style-name="P36">Если вы хотите убедиться, что ответ JSON содержит некоторые данные по указанному пути, вам следует использовать метод assertJsonPath:</text:p>
      <text:p text:style-name="P24"><text:span text:style-name="Source_20_Text">&lt;?php</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A basic functional test example.</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testBasicExample()</text:span></text:p>
      <text:p text:style-name="Preformatted_20_Text"><text:span text:style-name="Source_20_Text"><text:s text:c="4"/>{</text:span></text:p>
      <text:p text:style-name="Preformatted_20_Text"><text:span text:style-name="Source_20_Text"><text:s text:c="8"/>$response = $this-&gt;json('POST', '/user', ['name' =&gt; 'Sally']);</text:span></text:p>
      <text:p text:style-name="Preformatted_20_Text"/>
      <text:p text:style-name="Preformatted_20_Text"><text:span text:style-name="Source_20_Text"><text:s text:c="8"/>$response</text:span></text:p>
      <text:p text:style-name="Preformatted_20_Text"><text:span text:style-name="Source_20_Text"><text:s text:c="12"/>-&gt;assertStatus(201)</text:span></text:p>
      <text:p text:style-name="Preformatted_20_Text"><text:span text:style-name="Source_20_Text"><text:s text:c="12"/>-&gt;assertJsonPath('team.owner.name', 'foo');</text:span></text:p>
      <text:p text:style-name="Preformatted_20_Text"><text:span text:style-name="Source_20_Text"><text:s text:c="4"/>}</text:span></text:p>
      <text:p text:style-name="P29"><text:span text:style-name="Source_20_Text">}</text:span></text:p>
      <text:p text:style-name="P36"/>
      <text:h text:style-name="P7" text:outline-level="2"><text:bookmark text:name="testing-file-uploads"/><text:a xlink:type="simple" xlink:href="https://laravel.com/docs/8.x/http-tests#testing-file-uploads" text:style-name="Internet_20_link" text:visited-style-name="Visited_20_Internet_20_Link">Testing File Uploads</text:a></text:h>
      <text:p text:style-name="P45"><text:span text:style-name="T1">Класс Illuminate \ Http \ UploadedFile предоставляет </text:span><text:span text:style-name="Source_20_Text">fake</text:span><text:span text:style-name="T1"> метод, который можно использовать для создания фиктивных файлов или изображений для тестирования. Это, в сочетании с методом </text:span><text:span text:style-name="Source_20_Text"><text:span text:style-name="T1">fake</text:span></text:span><text:span text:style-name="T1"> фасада Storage, значительно упрощает тестирование загрузки </text:span><text:soft-page-break/><text:span text:style-name="T1">файлов. Например, вы можете объединить эти две функции, чтобы легко протестировать форму загрузки аватара:</text:span></text:p>
      <text:p text:style-name="P24"><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Illuminate\Foundation\Testing\RefreshDatabase;</text:span></text:p>
      <text:p text:style-name="Preformatted_20_Text"><text:span text:style-name="Source_20_Text">use Illuminate\Foundation\Testing\WithoutMiddleware;</text:span></text:p>
      <text:p text:style-name="Preformatted_20_Text"><text:span text:style-name="Source_20_Text">use Illuminate\Http\UploadedFile;</text:span></text:p>
      <text:p text:style-name="Preformatted_20_Text"><text:span text:style-name="Source_20_Text">use Illuminate\Support\Facades\Storage;</text:span></text:p>
      <text:p text:style-name="Preformatted_20_Text"><text:span text:style-name="Source_20_Text">use Tests\TestCase;</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public function testAvatarUpload()</text:span></text:p>
      <text:p text:style-name="Preformatted_20_Text"><text:span text:style-name="Source_20_Text"><text:s text:c="4"/>{</text:span></text:p>
      <text:p text:style-name="Preformatted_20_Text"><text:span text:style-name="Source_20_Text"><text:s text:c="8"/>Storage::fake('avatars');</text:span></text:p>
      <text:p text:style-name="Preformatted_20_Text"/>
      <text:p text:style-name="Preformatted_20_Text"><text:span text:style-name="Source_20_Text"><text:s text:c="8"/>$file = UploadedFile::fake()-&gt;image('avatar.jpg');</text:span></text:p>
      <text:p text:style-name="Preformatted_20_Text"/>
      <text:p text:style-name="Preformatted_20_Text"><text:span text:style-name="Source_20_Text"><text:s text:c="8"/>$response = $this-&gt;json('POST', '/avatar', [</text:span></text:p>
      <text:p text:style-name="Preformatted_20_Text"><text:span text:style-name="Source_20_Text"><text:s text:c="12"/>'avatar' =&gt; $file,</text:span></text:p>
      <text:p text:style-name="Preformatted_20_Text"><text:span text:style-name="Source_20_Text"><text:s text:c="8"/>]);</text:span></text:p>
      <text:p text:style-name="Preformatted_20_Text"/>
      <text:p text:style-name="Preformatted_20_Text"><text:span text:style-name="Source_20_Text"><text:s text:c="8"/>// Assert the file was stored...</text:span></text:p>
      <text:p text:style-name="Preformatted_20_Text"><text:span text:style-name="Source_20_Text"><text:s text:c="8"/>Storage::disk('avatars')-&gt;assertExists($file-&gt;hashName());</text:span></text:p>
      <text:p text:style-name="Preformatted_20_Text"/>
      <text:p text:style-name="Preformatted_20_Text"><text:span text:style-name="Source_20_Text"><text:s text:c="8"/>// Assert a file does not exist...</text:span></text:p>
      <text:p text:style-name="Preformatted_20_Text"><text:span text:style-name="Source_20_Text"><text:s text:c="8"/>Storage::disk('avatars')-&gt;assertMissing('missing.jpg');</text:span></text:p>
      <text:p text:style-name="Preformatted_20_Text"><text:span text:style-name="Source_20_Text"><text:s text:c="4"/>}</text:span></text:p>
      <text:p text:style-name="P29"><text:span text:style-name="Source_20_Text">}</text:span></text:p>
      <text:p text:style-name="P36"/>
      <text:h text:style-name="P23" text:outline-level="4"><text:bookmark text:name="fake-file-customization"/><text:a xlink:type="simple" xlink:href="https://laravel.com/docs/8.x/http-tests#fake-file-customization" text:style-name="Internet_20_link" text:visited-style-name="Visited_20_Internet_20_Link">Fake File Customization</text:a><text:span text:style-name="T1"> </text:span><text:span text:style-name="T6">(</text:span><text:span text:style-name="T1">Настройка поддельного файла</text:span><text:span text:style-name="T6">)<text:line-break/></text:span><text:span text:style-name="T1">При создании файлов с использованием </text:span><text:span text:style-name="Source_20_Text">fake</text:span><text:span text:style-name="T1"> метода вы можете указать ширину, высоту и размер изображения, чтобы лучше проверить свои правила проверки:</text:span></text:h>
      <text:p text:style-name="P30"><text:span text:style-name="Source_20_Text">UploadedFile::fake()-&gt;image('avatar.jpg', $width, $height)-&gt;size(100);</text:span></text:p>
      <text:p text:style-name="P36">В дополнение к созданию изображений вы можете создавать файлы любого другого типа с помощью метода create:</text:p>
      <text:p text:style-name="P30"><text:span text:style-name="Source_20_Text">UploadedFile::fake()-&gt;create('document.pdf', $sizeInKilobytes);</text:span></text:p>
      <text:p text:style-name="P36">При необходимости вы можете передать аргумент $ mimeType методу, чтобы явно определить тип MIME, который должен возвращать файл:</text:p>
      <text:p text:style-name="P30"><text:span text:style-name="Source_20_Text">UploadedFile::fake()-&gt;create('document.pdf', $sizeInKilobytes, 'application/pdf');</text:span></text:p>
      <text:p text:style-name="P36"/>
      <text:h text:style-name="P7" text:outline-level="2"><text:bookmark text:name="testing-views"/><text:a xlink:type="simple" xlink:href="https://laravel.com/docs/8.x/http-tests#testing-views" text:style-name="Internet_20_link" text:visited-style-name="Visited_20_Internet_20_Link">Testing Views</text:a></text:h>
      <text:p text:style-name="P45"><text:span text:style-name="T1">Laravel позволяет визуализировать представление изолированно, не выполняя имитацию HTTP-запроса к приложению. Для этого вы можете использовать в своем тесте метод </text:span><text:span text:style-name="Source_20_Text">view</text:span><text:span text:style-name="T1">. </text:span><text:soft-page-break/><text:span text:style-name="T1">Метод </text:span><text:span text:style-name="Source_20_Text"><text:span text:style-name="T1">view</text:span></text:span><text:span text:style-name="T1"> принимает имя представления и необязательный массив данных. Метод возвращает экземпляр Illuminate \ Testing \ TestView, который предлагает несколько методов для удобного утверждения содержимого представления:</text:span></text:p>
      <text:p text:style-name="P24"><text:span text:style-name="Source_20_Text">public function testWelcomeView()</text:span></text:p>
      <text:p text:style-name="Preformatted_20_Text"><text:span text:style-name="Source_20_Text">{</text:span></text:p>
      <text:p text:style-name="Preformatted_20_Text"><text:span text:style-name="Source_20_Text"><text:s text:c="4"/>$view = $this-&gt;view('welcome', ['name' =&gt; 'Taylor']);</text:span></text:p>
      <text:p text:style-name="Preformatted_20_Text"/>
      <text:p text:style-name="Preformatted_20_Text"><text:span text:style-name="Source_20_Text"><text:s text:c="4"/>$view-&gt;assertSee('Taylor');</text:span></text:p>
      <text:p text:style-name="P29"><text:span text:style-name="Source_20_Text">}</text:span></text:p>
      <text:p text:style-name="P36">Объект TestView предоставляет следующие методы утверждения: assertSee, assertSeeInOrder, assertSeeText, assertSeeTextInOrder, assertDontSee и assertDontSeeText.<text:line-break/><text:line-break/>При необходимости вы можете получить необработанное визуализированное содержимое представления, преобразовав экземпляр TestView в строку:</text:p>
      <text:p text:style-name="P30"><text:span text:style-name="Source_20_Text">$contents = (string) $this-&gt;view('welcome');</text:span></text:p>
      <text:p text:style-name="P36"/>
      <text:h text:style-name="P20" text:outline-level="4"><text:bookmark text:name="sharing-errors"/><text:a xlink:type="simple" xlink:href="https://laravel.com/docs/8.x/http-tests#sharing-errors" text:style-name="Internet_20_link" text:visited-style-name="Visited_20_Internet_20_Link">Sharing Errors</text:a></text:h>
      <text:p text:style-name="P36">Некоторые представления могут зависеть от ошибок, представленных в глобальном пакете ошибок, предоставленном Laravel. Чтобы наполнить пакет ошибок сообщениями об ошибках, вы можете использовать метод withViewErrors:</text:p>
      <text:p text:style-name="P24"><text:span text:style-name="Source_20_Text">$view = $this-&gt;withViewErrors([</text:span></text:p>
      <text:p text:style-name="Preformatted_20_Text"><text:span text:style-name="Source_20_Text"><text:s text:c="4"/>'name' =&gt; ['Please provide a valid name.']</text:span></text:p>
      <text:p text:style-name="Preformatted_20_Text"><text:span text:style-name="Source_20_Text">])-&gt;view('form');</text:span></text:p>
      <text:p text:style-name="Preformatted_20_Text"/>
      <text:p text:style-name="P29"><text:span text:style-name="Source_20_Text">$view-&gt;assertSee('Please provide a valid name.');</text:span></text:p>
      <text:p text:style-name="P36"/>
      <text:h text:style-name="P20" text:outline-level="4"><text:bookmark text:name="rendering-blade-components"/><text:a xlink:type="simple" xlink:href="https://laravel.com/docs/8.x/http-tests#rendering-blade-components" text:style-name="Internet_20_link" text:visited-style-name="Visited_20_Internet_20_Link">Rendering Blade &amp; Components</text:a></text:h>
      <text:p text:style-name="P45"><text:span text:style-name="T1">При необходимости вы можете использовать метод blade для оценки и визуализации необработанной строки Blade. Как и метод </text:span><text:span text:style-name="Source_20_Text">view</text:span><text:span text:style-name="T1">, метод </text:span><text:span text:style-name="Source_20_Text"><text:span text:style-name="T1">blade</text:span></text:span><text:span text:style-name="T1"> возвращает экземпляр Illuminate \ Testing \ TestView:</text:span></text:p>
      <text:p text:style-name="P24"><text:span text:style-name="Source_20_Text">$view = $this-&gt;blade(</text:span></text:p>
      <text:p text:style-name="Preformatted_20_Text"><text:span text:style-name="Source_20_Text"><text:s text:c="4"/>'&lt;x-component :name="$name" /&gt;',</text:span></text:p>
      <text:p text:style-name="Preformatted_20_Text"><text:span text:style-name="Source_20_Text"><text:s text:c="4"/>['name' =&gt; 'Taylor']</text:span></text:p>
      <text:p text:style-name="Preformatted_20_Text"><text:span text:style-name="Source_20_Text">);</text:span></text:p>
      <text:p text:style-name="Preformatted_20_Text"/>
      <text:p text:style-name="P29"><text:span text:style-name="Source_20_Text">$view-&gt;assertSee('Taylor');</text:span></text:p>
      <text:p text:style-name="P45"><text:span text:style-name="T1">Вы можете использовать метод </text:span><text:span text:style-name="Source_20_Text">component</text:span><text:span text:style-name="T1"> для оценки и визуализации блейд-компонента. Как и метод </text:span><text:span text:style-name="Source_20_Text"><text:span text:style-name="T1">view</text:span></text:span><text:span text:style-name="T1">, метод </text:span><text:span text:style-name="Source_20_Text"><text:span text:style-name="T1">component</text:span></text:span><text:span text:style-name="T1"> возвращает экземпляр Illuminate \ Testing \ TestView:</text:span></text:p>
      <text:p text:style-name="P24"><text:span text:style-name="Source_20_Text">$view = $this-&gt;component(Profile::class, ['name' =&gt; 'Taylor']);</text:span></text:p>
      <text:p text:style-name="Preformatted_20_Text"/>
      <text:p text:style-name="P29"><text:span text:style-name="Source_20_Text">$view-&gt;assertSee('Taylor');</text:span></text:p>
      <text:p text:style-name="P36"/>
      <text:h text:style-name="P9" text:outline-level="2"><text:bookmark text:name="available-assertions"/><text:soft-page-break/><text:a xlink:type="simple" xlink:href="https://laravel.com/docs/8.x/http-tests#available-assertions" text:style-name="Internet_20_link" text:visited-style-name="Visited_20_Internet_20_Link">Available Assertions</text:a></text:h>
      <text:h text:style-name="Heading_20_3" text:outline-level="3"><text:bookmark text:name="response-assertions"/><text:a xlink:type="simple" xlink:href="https://laravel.com/docs/8.x/http-tests#response-assertions" text:style-name="Internet_20_link" text:visited-style-name="Visited_20_Internet_20_Link">Response Assertions</text:a></text:h>
      <text:p text:style-name="P38">Laravel предоставляет множество настраиваемых методов утверждения для ваших тестов функций PHPUnit. Доступ к этим утверждениям можно получить в ответе, возвращаемом из методов тестирования json, get, post, put и delete:</text:p>
      <text:p text:style-name="P38"><text:a xlink:type="simple" xlink:href="https://laravel.com/docs/8.x/http-tests#response-assertions" text:style-name="Internet_20_link" text:visited-style-name="Visited_20_Internet_20_Link">https://laravel.com/docs/8.x/http-tests#response-assertions</text:a></text:p>
      <text:p text:style-name="P38"/>
      <text:h text:style-name="P16" text:outline-level="3"><text:bookmark text:name="authentication-assertions"/><text:a xlink:type="simple" xlink:href="https://laravel.com/docs/8.x/http-tests#authentication-assertions" text:style-name="Internet_20_link" text:visited-style-name="Visited_20_Internet_20_Link">Authentication Assertions</text:a></text:h>
      <text:p text:style-name="P32">Laravel также предоставляет множество утверждений, связанных с аутентификацией, для ваших тестов функций PHPUnit:</text:p>
      <text:p text:style-name="P38"/>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Table_20_Heading">Method</text:p>
            </table:table-cell>
            <table:table-cell table:style-name="Таблица1.A1" office:value-type="string">
              <text:p text:style-name="Table_20_Heading">Description</text:p>
            </table:table-cell>
          </table:table-row>
        </table:table-header-rows>
        <table:table-row>
          <table:table-cell table:style-name="Таблица1.A1" office:value-type="string">
            <text:p text:style-name="Table_20_Contents"><text:span text:style-name="Source_20_Text">$this-&gt;assertAuthenticated($guard = null);</text:span></text:p>
          </table:table-cell>
          <table:table-cell table:style-name="Таблица1.A1" office:value-type="string">
            <text:p text:style-name="Table_20_Contents">Assert that the user is authenticated.</text:p>
          </table:table-cell>
        </table:table-row>
        <table:table-row>
          <table:table-cell table:style-name="Таблица1.A1" office:value-type="string">
            <text:p text:style-name="Table_20_Contents"><text:span text:style-name="Source_20_Text">$this-&gt;assertGuest($guard = null);</text:span></text:p>
          </table:table-cell>
          <table:table-cell table:style-name="Таблица1.A1" office:value-type="string">
            <text:p text:style-name="Table_20_Contents">Assert that the user is not authenticated.</text:p>
          </table:table-cell>
        </table:table-row>
        <table:table-row>
          <table:table-cell table:style-name="Таблица1.A1" office:value-type="string">
            <text:p text:style-name="Table_20_Contents"><text:span text:style-name="Source_20_Text">$this-&gt;assertAuthenticatedAs($user, $guard = null);</text:span></text:p>
          </table:table-cell>
          <table:table-cell table:style-name="Таблица1.A1" office:value-type="string">
            <text:p text:style-name="Table_20_Contents">Assert that the given user is authenticated.</text:p>
          </table:table-cell>
        </table:table-row>
        <table:table-row>
          <table:table-cell table:style-name="Таблица1.A1" office:value-type="string">
            <text:p text:style-name="Table_20_Contents"><text:span text:style-name="Source_20_Text">$this-&gt;assertCredentials(array $credentials, $guard = null);</text:span></text:p>
          </table:table-cell>
          <table:table-cell table:style-name="Таблица1.A1" office:value-type="string">
            <text:p text:style-name="Table_20_Contents">Assert that the given credentials are valid.</text:p>
          </table:table-cell>
        </table:table-row>
        <table:table-row>
          <table:table-cell table:style-name="Таблица1.A1" office:value-type="string">
            <text:p text:style-name="Table_20_Contents"><text:span text:style-name="Source_20_Text">$this-&gt;assertInvalidCredentials(array $credentials, $guard = null);</text:span></text:p>
          </table:table-cell>
          <table:table-cell table:style-name="Таблица1.A1" office:value-type="string">
            <text:p text:style-name="Table_20_Contents">Assert that the given credentials are invalid.</text:p>
          </table: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3" text:outline-level="1"><text:soft-page-break/>Console Tests</text:h>
      <text:list xml:id="list471714036" text:style-name="L3">
        <text:list-item>
          <text:p text:style-name="P56"><text:a xlink:type="simple" xlink:href="https://laravel.com/docs/8.x/console-tests#introduction" text:style-name="Internet_20_link" text:visited-style-name="Visited_20_Internet_20_Link">Introduction</text:a> </text:p>
        </text:list-item>
        <text:list-item>
          <text:p text:style-name="P44"><text:a xlink:type="simple" xlink:href="https://laravel.com/docs/8.x/console-tests#expecting-input-and-output" text:style-name="Internet_20_link" text:visited-style-name="Visited_20_Internet_20_Link">Expecting Input / Output</text:a> </text:p>
        </text:list-item>
      </text:list>
      <text:p text:style-name="Text_20_body"/>
      <text:h text:style-name="Heading_20_2" text:outline-level="2"><text:bookmark text:name="introduction4"/><text:bookmark text:name="introduction3"/><text:a xlink:type="simple" xlink:href="https://laravel.com/docs/8.x/console-tests#introduction" text:style-name="Internet_20_link" text:visited-style-name="Visited_20_Internet_20_Link">Introduction</text:a></text:h>
      <text:p text:style-name="P38">Помимо упрощения HTTP-тестирования, Laravel предоставляет простой API для тестирования консольных приложений, которые запрашивают ввод данных пользователем.</text:p>
      <text:p text:style-name="P38"/>
      <text:h text:style-name="P9" text:outline-level="2"><text:bookmark text:name="expecting-input-and-output"/><text:a xlink:type="simple" xlink:href="https://laravel.com/docs/8.x/console-tests#expecting-input-and-output" text:style-name="Internet_20_link" text:visited-style-name="Visited_20_Internet_20_Link">Expecting Input / Output</text:a></text:h>
      <text:p text:style-name="P38">Laravel позволяет вам легко «имитировать» ввод пользователя для консольных команд с помощью метода expectQuestion. Кроме того, вы можете указать код выхода и текст, который вы ожидаете вывести консольной командой, используя методы assertExitCode и expectOutput. Например, рассмотрим следующую консольную команду:</text:p>
      <text:p text:style-name="P26"><text:span text:style-name="Source_20_Text">Artisan::command('question', function () {</text:span></text:p>
      <text:p text:style-name="Preformatted_20_Text"><text:span text:style-name="Source_20_Text"><text:s text:c="4"/>$name = $this-&gt;ask('What is your name?');</text:span></text:p>
      <text:p text:style-name="Preformatted_20_Text"/>
      <text:p text:style-name="Preformatted_20_Text"><text:span text:style-name="Source_20_Text"><text:s text:c="4"/>$language = $this-&gt;choice('Which language do you program in?', [</text:span></text:p>
      <text:p text:style-name="Preformatted_20_Text"><text:span text:style-name="Source_20_Text"><text:s text:c="8"/>'PHP',</text:span></text:p>
      <text:p text:style-name="Preformatted_20_Text"><text:span text:style-name="Source_20_Text"><text:s text:c="8"/>'Ruby',</text:span></text:p>
      <text:p text:style-name="Preformatted_20_Text"><text:span text:style-name="Source_20_Text"><text:s text:c="8"/>'Python',</text:span></text:p>
      <text:p text:style-name="Preformatted_20_Text"><text:span text:style-name="Source_20_Text"><text:s text:c="4"/>]);</text:span></text:p>
      <text:p text:style-name="Preformatted_20_Text"/>
      <text:p text:style-name="Preformatted_20_Text"><text:span text:style-name="Source_20_Text"><text:s text:c="4"/>$this-&gt;line('Your name is '.$name.' and you program in '.$language.'.');</text:span></text:p>
      <text:p text:style-name="P29"><text:span text:style-name="Source_20_Text">});</text:span></text:p>
      <text:p text:style-name="P38">Вы можете протестировать эту команду с помощью следующего теста, который использует методы expectQuestion, expectOutput и assertExitCode:</text:p>
      <text:p text:style-name="P26"><text:span text:style-name="Source_20_Text">/**</text:span></text:p>
      <text:p text:style-name="Preformatted_20_Text"><text:span text:style-name="Source_20_Text"><text:s/>* Test a console command.</text:span></text:p>
      <text:p text:style-name="Preformatted_20_Text"><text:span text:style-name="Source_20_Text"><text:s/>*</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public function testConsoleCommand()</text:span></text:p>
      <text:p text:style-name="Preformatted_20_Text"><text:span text:style-name="Source_20_Text">{</text:span></text:p>
      <text:p text:style-name="Preformatted_20_Text"><text:span text:style-name="Source_20_Text"><text:s text:c="4"/>$this-&gt;artisan('question')</text:span></text:p>
      <text:p text:style-name="Preformatted_20_Text"><text:span text:style-name="Source_20_Text"><text:s text:c="9"/>-&gt;expectsQuestion('What is your name?', 'Taylor Otwell')</text:span></text:p>
      <text:p text:style-name="Preformatted_20_Text"><text:span text:style-name="Source_20_Text"><text:s text:c="9"/>-&gt;expectsQuestion('Which language do you program in?', 'PHP')</text:span></text:p>
      <text:p text:style-name="Preformatted_20_Text"><text:span text:style-name="Source_20_Text"><text:s text:c="9"/>-&gt;expectsOutput('Your name is Taylor Otwell and you program in PHP.')</text:span></text:p>
      <text:p text:style-name="Preformatted_20_Text"><text:span text:style-name="Source_20_Text"><text:s text:c="9"/>-&gt;assertExitCode(0);</text:span></text:p>
      <text:p text:style-name="P29"><text:span text:style-name="Source_20_Text">}</text:span></text:p>
      <text:p text:style-name="P32">При написании команды, которая ожидает подтверждения в виде ответа «да» или «нет», вы можете использовать метод expectConfirmation:</text:p>
      <text:p text:style-name="P26"><text:span text:style-name="Source_20_Text">$this-&gt;artisan('module:import')</text:span></text:p>
      <text:p text:style-name="Preformatted_20_Text"><text:span text:style-name="Source_20_Text"><text:s text:c="4"/>-&gt;expectsConfirmation('Do you really wish to run this command?', 'no')</text:span></text:p>
      <text:p text:style-name="P29"><text:span text:style-name="Source_20_Text"><text:s text:c="4"/>-&gt;assertExitCode(1);</text:span></text:p>
      <text:p text:style-name="P46"><text:soft-page-break/>Browser tests</text:p>
      <text:p text:style-name="P39">official pacage dus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4" text:outline-level="1"><text:soft-page-break/>Database Testing</text:h>
      <text:list xml:id="list2375317720" text:style-name="L4">
        <text:list-item>
          <text:p text:style-name="P57"><text:a xlink:type="simple" xlink:href="https://laravel.com/docs/8.x/database-testing#introduction" text:style-name="Internet_20_link" text:visited-style-name="Visited_20_Internet_20_Link">Introduction</text:a> <text:span text:style-name="T15">(</text:span><text:span text:style-name="T7">Введение</text:span><text:span text:style-name="T15">)</text:span></text:p>
        </text:list-item>
        <text:list-item>
          <text:p text:style-name="P57"><text:a xlink:type="simple" xlink:href="https://laravel.com/docs/8.x/database-testing#resetting-the-database-after-each-test" text:style-name="Internet_20_link" text:visited-style-name="Visited_20_Internet_20_Link">Resetting The Database After Each Test</text:a> <text:span text:style-name="T15">(</text:span><text:span text:style-name="T7">Сброс базы данных после каждого теста</text:span><text:span text:style-name="T15">)</text:span></text:p>
        </text:list-item>
        <text:list-item>
          <text:p text:style-name="P57"><text:a xlink:type="simple" xlink:href="https://laravel.com/docs/8.x/database-testing#creating-factories" text:style-name="Internet_20_link" text:visited-style-name="Visited_20_Internet_20_Link">Creating Factories</text:a> <text:span text:style-name="T15">(</text:span><text:span text:style-name="T7">Создание фабрик</text:span><text:span text:style-name="T15">)</text:span></text:p>
        </text:list-item>
        <text:list-item>
          <text:p text:style-name="P57"><text:a xlink:type="simple" xlink:href="https://laravel.com/docs/8.x/database-testing#writing-factories" text:style-name="Internet_20_link" text:visited-style-name="Visited_20_Internet_20_Link">Writing Factories</text:a> <text:span text:style-name="T15">(</text:span><text:span text:style-name="T7">Писательские фабрики</text:span><text:span text:style-name="T15">)</text:span></text:p>
          <text:list>
            <text:list-item>
              <text:p text:style-name="P57"><text:a xlink:type="simple" xlink:href="https://laravel.com/docs/8.x/database-testing#factory-states" text:style-name="Internet_20_link" text:visited-style-name="Visited_20_Internet_20_Link">Factory States</text:a> <text:span text:style-name="T15">(</text:span><text:span text:style-name="T7">Заводские состояния</text:span><text:span text:style-name="T15">)</text:span></text:p>
            </text:list-item>
            <text:list-item>
              <text:p text:style-name="P57"><text:a xlink:type="simple" xlink:href="https://laravel.com/docs/8.x/database-testing#factory-callbacks" text:style-name="Internet_20_link" text:visited-style-name="Visited_20_Internet_20_Link">Factory Callbacks</text:a> <text:span text:style-name="T15">(</text:span><text:span text:style-name="T7">Заводские обратные вызовы</text:span><text:span text:style-name="T15">)</text:span></text:p>
            </text:list-item>
          </text:list>
        </text:list-item>
        <text:list-item>
          <text:p text:style-name="P57"><text:a xlink:type="simple" xlink:href="https://laravel.com/docs/8.x/database-testing#using-factories" text:style-name="Internet_20_link" text:visited-style-name="Visited_20_Internet_20_Link">Using Factories</text:a> <text:span text:style-name="T15">(</text:span><text:span text:style-name="T7">Использование фабрик</text:span><text:span text:style-name="T15">)</text:span></text:p>
          <text:list>
            <text:list-item>
              <text:p text:style-name="P57"><text:a xlink:type="simple" xlink:href="https://laravel.com/docs/8.x/database-testing#creating-models" text:style-name="Internet_20_link" text:visited-style-name="Visited_20_Internet_20_Link">Creating Models</text:a> <text:span text:style-name="T15">(</text:span><text:span text:style-name="T7">Создание моделей</text:span><text:span text:style-name="T15">)</text:span></text:p>
            </text:list-item>
            <text:list-item>
              <text:p text:style-name="P57"><text:a xlink:type="simple" xlink:href="https://laravel.com/docs/8.x/database-testing#persisting-models" text:style-name="Internet_20_link" text:visited-style-name="Visited_20_Internet_20_Link">Persisting Models</text:a> <text:span text:style-name="T15">(</text:span><text:span text:style-name="T7">Сохраняющиеся модели</text:span><text:span text:style-name="T15">)</text:span></text:p>
            </text:list-item>
            <text:list-item>
              <text:p text:style-name="P57"><text:a xlink:type="simple" xlink:href="https://laravel.com/docs/8.x/database-testing#sequences" text:style-name="Internet_20_link" text:visited-style-name="Visited_20_Internet_20_Link">Sequences</text:a> <text:span text:style-name="T15">(</text:span><text:span text:style-name="T7">Последовательности</text:span><text:span text:style-name="T15">)</text:span></text:p>
            </text:list-item>
          </text:list>
        </text:list-item>
        <text:list-item>
          <text:p text:style-name="P57"><text:a xlink:type="simple" xlink:href="https://laravel.com/docs/8.x/database-testing#factory-relationships" text:style-name="Internet_20_link" text:visited-style-name="Visited_20_Internet_20_Link">Factory Relationships</text:a> <text:span text:style-name="T15">(</text:span><text:span text:style-name="T7">Заводские отношения</text:span><text:span text:style-name="T15">)</text:span></text:p>
          <text:list>
            <text:list-item>
              <text:p text:style-name="P57"><text:a xlink:type="simple" xlink:href="https://laravel.com/docs/8.x/database-testing#relationships-within-definition" text:style-name="Internet_20_link" text:visited-style-name="Visited_20_Internet_20_Link">Relationships Within Definitions</text:a> <text:span text:style-name="T15">(</text:span><text:span text:style-name="T7">Отношения внутри определений</text:span><text:span text:style-name="T15">)</text:span></text:p>
            </text:list-item>
            <text:list-item>
              <text:p text:style-name="P57"><text:a xlink:type="simple" xlink:href="https://laravel.com/docs/8.x/database-testing#has-many-relationships" text:style-name="Internet_20_link" text:visited-style-name="Visited_20_Internet_20_Link">Has Many Relationships</text:a> <text:span text:style-name="T15">(</text:span><text:span text:style-name="T7">имеет много отношений</text:span><text:span text:style-name="T15">)</text:span></text:p>
            </text:list-item>
            <text:list-item>
              <text:p text:style-name="P57"><text:a xlink:type="simple" xlink:href="https://laravel.com/docs/8.x/database-testing#belongs-to-relationships" text:style-name="Internet_20_link" text:visited-style-name="Visited_20_Internet_20_Link">Belongs To Relationships</text:a> <text:span text:style-name="T15">(</text:span><text:span text:style-name="T7">Принадлежит к отношениям</text:span><text:span text:style-name="T15">)</text:span></text:p>
            </text:list-item>
            <text:list-item>
              <text:p text:style-name="P57"><text:a xlink:type="simple" xlink:href="https://laravel.com/docs/8.x/database-testing#many-to-many-relationships" text:style-name="Internet_20_link" text:visited-style-name="Visited_20_Internet_20_Link">Many To Many Relationships</text:a> <text:span text:style-name="T15">(</text:span><text:span text:style-name="T7">Отношения "многие ко многим"</text:span><text:span text:style-name="T15">)</text:span></text:p>
            </text:list-item>
            <text:list-item>
              <text:p text:style-name="P57"><text:a xlink:type="simple" xlink:href="https://laravel.com/docs/8.x/database-testing#polymorphic-relationships" text:style-name="Internet_20_link" text:visited-style-name="Visited_20_Internet_20_Link">Polymorphic Relationships</text:a> <text:span text:style-name="T15">(</text:span><text:span text:style-name="T7">Полиморфные отношения</text:span><text:span text:style-name="T15">)</text:span></text:p>
            </text:list-item>
          </text:list>
        </text:list-item>
        <text:list-item>
          <text:p text:style-name="P57"><text:a xlink:type="simple" xlink:href="https://laravel.com/docs/8.x/database-testing#using-seeds" text:style-name="Internet_20_link" text:visited-style-name="Visited_20_Internet_20_Link">Using Seeds</text:a> <text:span text:style-name="T15">(</text:span><text:span text:style-name="T7">Использование семян</text:span><text:span text:style-name="T15">)</text:span></text:p>
        </text:list-item>
        <text:list-item>
          <text:p text:style-name="P47"><text:a xlink:type="simple" xlink:href="https://laravel.com/docs/8.x/database-testing#available-assertions" text:style-name="Internet_20_link" text:visited-style-name="Visited_20_Internet_20_Link">Available Assertions</text:a> <text:span text:style-name="T15">(</text:span><text:span text:style-name="T7">Доступные утверждения</text:span><text:span text:style-name="T15">)</text:span></text:p>
        </text:list-item>
      </text:list>
      <text:p text:style-name="Text_20_body"><text:span text:style-name="T1"/></text:p>
      <text:h text:style-name="Heading_20_2" text:outline-level="2"><text:bookmark text:name="introduction6"/><text:bookmark text:name="introduction5"/><text:a xlink:type="simple" xlink:href="https://laravel.com/docs/8.x/database-testing#introduction" text:style-name="Internet_20_link" text:visited-style-name="Visited_20_Internet_20_Link">Introduction</text:a></text:h>
      <text:p text:style-name="P49"><text:span text:style-name="T9">Laravel предоставляет множество полезных инструментов, облегчающих тестирование приложений, управляемых базой данных. Во-первых, вы можете использовать помощник assertDatabaseHas, чтобы утверждать, что данные существуют в базе данных, соответствующие заданному набору критериев. Например, если вы хотите убедиться, что в таблице </text:span><text:span text:style-name="Source_20_Text">users</text:span><text:span text:style-name="T9"> есть запись </text:span><text:span text:style-name="Source_20_Text"><text:span text:style-name="T9">email </text:span></text:span><text:span text:style-name="T9">со значением <text:s/>sally@example.com, вы можете сделать следующее:</text:span></text:p>
      <text:p text:style-name="P27"><text:span text:style-name="Source_20_Text">public function testDatabase()</text:span></text:p>
      <text:p text:style-name="Preformatted_20_Text"><text:span text:style-name="Source_20_Text">{</text:span></text:p>
      <text:p text:style-name="Preformatted_20_Text"><text:span text:style-name="Source_20_Text"><text:s text:c="4"/>// Make call to application...</text:span></text:p>
      <text:p text:style-name="Preformatted_20_Text"/>
      <text:p text:style-name="Preformatted_20_Text"><text:span text:style-name="Source_20_Text"><text:s text:c="4"/>$this-&gt;assertDatabaseHas('users', [</text:span></text:p>
      <text:p text:style-name="Preformatted_20_Text"><text:span text:style-name="Source_20_Text"><text:s text:c="8"/>'email' =&gt; 'sally@example.com',</text:span></text:p>
      <text:p text:style-name="Preformatted_20_Text"><text:span text:style-name="Source_20_Text"><text:s text:c="4"/>]);</text:span></text:p>
      <text:p text:style-name="P29"><text:span text:style-name="Source_20_Text">}</text:span></text:p>
      <text:p text:style-name="P39">Вы также можете использовать помощник assertDatabaseMissing, чтобы утверждать, что данные не существуют в базе данных.<text:line-break/><text:line-break/>Метод assertDatabaseHas и другие подобные ему помощники предназначены для удобства. Вы можете использовать любой из встроенных в PHPUnit методов утверждения для дополнения своих функциональных тестов.</text:p>
      <text:p text:style-name="P39"/>
      <text:h text:style-name="P10" text:outline-level="2"><text:bookmark text:name="resetting-the-database-after-each-test"/><text:soft-page-break/><text:a xlink:type="simple" xlink:href="https://laravel.com/docs/8.x/database-testing#resetting-the-database-after-each-test" text:style-name="Internet_20_link" text:visited-style-name="Visited_20_Internet_20_Link">Resetting The Database After Each Test</text:a></text:h>
      <text:p text:style-name="P39">Часто бывает полезно перезагружать базу данных после каждого теста, чтобы данные из предыдущего теста не мешали последующим тестам. Характеристика RefreshDatabase использует наиболее оптимальный подход к миграции вашей тестовой базы данных в зависимости от того, используете ли вы базу данных в памяти или традиционную базу данных. Используйте трейт в своем тестовом классе, и все будет сделано за вас:</text:p>
      <text:p text:style-name="P27"><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Illuminate\Foundation\Testing\RefreshDatabase;</text:span></text:p>
      <text:p text:style-name="Preformatted_20_Text"><text:span text:style-name="Source_20_Text">use Illuminate\Foundation\Testing\WithoutMiddleware;</text:span></text:p>
      <text:p text:style-name="Preformatted_20_Text"><text:span text:style-name="Source_20_Text">use Tests\TestCase;</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use RefreshDatabase;</text:span></text:p>
      <text:p text:style-name="Preformatted_20_Text"/>
      <text:p text:style-name="Preformatted_20_Text"><text:span text:style-name="Source_20_Text"><text:s text:c="4"/>/**</text:span></text:p>
      <text:p text:style-name="Preformatted_20_Text"><text:span text:style-name="Source_20_Text"><text:s text:c="5"/>* A basic functional test example.</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testBasicExample()</text:span></text:p>
      <text:p text:style-name="Preformatted_20_Text"><text:span text:style-name="Source_20_Text"><text:s text:c="4"/>{</text:span></text:p>
      <text:p text:style-name="Preformatted_20_Text"><text:span text:style-name="Source_20_Text"><text:s text:c="8"/>$response = $this-&gt;get('/');</text:span></text:p>
      <text:p text:style-name="Preformatted_20_Text"/>
      <text:p text:style-name="Preformatted_20_Text"><text:span text:style-name="Source_20_Text"><text:s text:c="8"/>// ...</text:span></text:p>
      <text:p text:style-name="Preformatted_20_Text"><text:span text:style-name="Source_20_Text"><text:s text:c="4"/>}</text:span></text:p>
      <text:p text:style-name="P29"><text:span text:style-name="Source_20_Text">}</text:span></text:p>
      <text:p text:style-name="P39"/>
      <text:h text:style-name="P10" text:outline-level="2"><text:bookmark text:name="creating-factories"/><text:a xlink:type="simple" xlink:href="https://laravel.com/docs/8.x/database-testing#creating-factories" text:style-name="Internet_20_link" text:visited-style-name="Visited_20_Internet_20_Link">Creating Factories</text:a></text:h>
      <text:p text:style-name="P39">При тестировании вам может потребоваться вставить несколько записей в вашу базу данных перед выполнением теста. Вместо того, чтобы вручную указывать значение каждого столбца при создании этих тестовых данных, Laravel позволяет вам определять набор атрибутов по умолчанию для каждой из ваших моделей Eloquent, используя фабрики моделей.<text:line-break/><text:line-break/>Чтобы создать фабрику, используйте Artisan-команду make: factory:</text:p>
      <text:p text:style-name="P27"><text:span text:style-name="Source_20_Text">php artisan make:factory PostFactory</text:span></text:p>
      <text:p text:style-name="P39">Новый завод будет помещен в каталог вашей базы данных / фабрик.<text:line-break/><text:line-break/>Параметр --model может использоваться для указания имени модели, созданной фабрикой. Эта опция предварительно заполнит сгенерированный заводской файл данной моделью:</text:p>
      <text:p text:style-name="P27"><text:span text:style-name="Source_20_Text">php artisan make:factory PostFactory --model=Post</text:span></text:p>
      <text:p text:style-name="P39"/>
      <text:h text:style-name="P10" text:outline-level="2"><text:bookmark text:name="writing-factories"/><text:soft-page-break/><text:a xlink:type="simple" xlink:href="https://laravel.com/docs/8.x/database-testing#writing-factories" text:style-name="Internet_20_link" text:visited-style-name="Visited_20_Internet_20_Link">Writing Factories</text:a></text:h>
      <text:p text:style-name="P39">Для начала взгляните на файл database / factory / UserFactory.php в вашем приложении. По умолчанию этот файл содержит следующее определение фабрики:</text:p>
      <text:p text:style-name="P27"><text:span text:style-name="Source_20_Text">namespace Database\Factories;</text:span></text:p>
      <text:p text:style-name="Preformatted_20_Text"/>
      <text:p text:style-name="Preformatted_20_Text"><text:span text:style-name="Source_20_Text">use App\Models\User;</text:span></text:p>
      <text:p text:style-name="Preformatted_20_Text"><text:span text:style-name="Source_20_Text">use Illuminate\Database\Eloquent\Factories\Factory;</text:span></text:p>
      <text:p text:style-name="Preformatted_20_Text"><text:span text:style-name="Source_20_Text">use Illuminate\Support\Str;</text:span></text:p>
      <text:p text:style-name="Preformatted_20_Text"/>
      <text:p text:style-name="Preformatted_20_Text"><text:span text:style-name="Source_20_Text">class UserFactory extends Factory</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name of the factory's corresponding model.</text:span></text:p>
      <text:p text:style-name="Preformatted_20_Text"><text:span text:style-name="Source_20_Text"><text:s text:c="5"/>*</text:span></text:p>
      <text:p text:style-name="Preformatted_20_Text"><text:span text:style-name="Source_20_Text"><text:s text:c="5"/>* @var string</text:span></text:p>
      <text:p text:style-name="Preformatted_20_Text"><text:span text:style-name="Source_20_Text"><text:s text:c="5"/>*/</text:span></text:p>
      <text:p text:style-name="Preformatted_20_Text"><text:span text:style-name="Source_20_Text"><text:s text:c="4"/>protected $model = User::class;</text:span></text:p>
      <text:p text:style-name="Preformatted_20_Text"/>
      <text:p text:style-name="Preformatted_20_Text"><text:span text:style-name="Source_20_Text"><text:s text:c="4"/>/**</text:span></text:p>
      <text:p text:style-name="Preformatted_20_Text"><text:span text:style-name="Source_20_Text"><text:s text:c="5"/>* Define the model's default state.</text:span></text:p>
      <text:p text:style-name="Preformatted_20_Text"><text:span text:style-name="Source_20_Text"><text:s text:c="5"/>*</text:span></text:p>
      <text:p text:style-name="Preformatted_20_Text"><text:span text:style-name="Source_20_Text"><text:s text:c="5"/>* @return array</text:span></text:p>
      <text:p text:style-name="Preformatted_20_Text"><text:span text:style-name="Source_20_Text"><text:s text:c="5"/>*/</text:span></text:p>
      <text:p text:style-name="Preformatted_20_Text"><text:span text:style-name="Source_20_Text"><text:s text:c="4"/>public function definition()</text:span></text:p>
      <text:p text:style-name="Preformatted_20_Text"><text:span text:style-name="Source_20_Text"><text:s text:c="4"/>{</text:span></text:p>
      <text:p text:style-name="Preformatted_20_Text"><text:span text:style-name="Source_20_Text"><text:s text:c="8"/>return [</text:span></text:p>
      <text:p text:style-name="Preformatted_20_Text"><text:span text:style-name="Source_20_Text"><text:s text:c="12"/>'name' =&gt; $this-&gt;faker-&gt;name,</text:span></text:p>
      <text:p text:style-name="Preformatted_20_Text"><text:span text:style-name="Source_20_Text"><text:s text:c="12"/>'email' =&gt; $this-&gt;faker-&gt;unique()-&gt;safeEmail,</text:span></text:p>
      <text:p text:style-name="Preformatted_20_Text"><text:span text:style-name="Source_20_Text"><text:s text:c="12"/>'email_verified_at' =&gt; now(),</text:span></text:p>
      <text:p text:style-name="Preformatted_20_Text"><text:span text:style-name="Source_20_Text"><text:s text:c="12"/>'password' =&gt; '$2y$10$92IXUNpkjO0rOQ5byMi.Ye4oKoEa3Ro9llC/.og/at2.uheWG/igi', // password</text:span></text:p>
      <text:p text:style-name="Preformatted_20_Text"><text:span text:style-name="Source_20_Text"><text:s text:c="12"/>'remember_token' =&gt; Str::random(10),</text:span></text:p>
      <text:p text:style-name="Preformatted_20_Text"><text:span text:style-name="Source_20_Text"><text:s text:c="8"/>];</text:span></text:p>
      <text:p text:style-name="Preformatted_20_Text"><text:span text:style-name="Source_20_Text"><text:s text:c="4"/>}</text:span></text:p>
      <text:p text:style-name="P29"><text:span text:style-name="Source_20_Text">}</text:span></text:p>
      <text:p text:style-name="P49"><text:span text:style-name="T9">Как видите, в своей основной форме фабрики - это классы, которые расширяют базовый класс фабрики Laravel и определяют свойство </text:span><text:span text:style-name="Source_20_Text">model</text:span><text:span text:style-name="T9"> и метод </text:span><text:span text:style-name="Source_20_Text"><text:span text:style-name="T9">definition</text:span></text:span><text:span text:style-name="T9">. Метод </text:span><text:span text:style-name="Source_20_Text"><text:span text:style-name="T9">definition</text:span></text:span><text:span text:style-name="T9"> возвращает набор значений атрибутов по умолчанию, который следует применять при создании модели с использованием фабрики.<text:line-break/><text:line-break/>Через свойство faker фабрики имеют доступ к библиотеке Faker PHP, которая позволяет вам удобно генерировать различные виды случайных данных для тестирования.</text:span></text:p>
      <text:p text:style-name="P39">Вы можете установить языковой стандарт Faker, добавив параметр faker_locale в конфигурационный файл config / app.php.</text:p>
      <text:p text:style-name="P39"/>
      <text:h text:style-name="P17" text:outline-level="3"><text:bookmark text:name="factory-states"/><text:a xlink:type="simple" xlink:href="https://laravel.com/docs/8.x/database-testing#factory-states" text:style-name="Internet_20_link" text:visited-style-name="Visited_20_Internet_20_Link">Factory States</text:a></text:h>
      <text:p text:style-name="P49"><text:span text:style-name="T9">Методы управления состоянием позволяют вам определять дискретные модификации, которые могут применяться к вашим модельным фабрикам в любой комбинации. Например, ваша модель User может иметь </text:span><text:span text:style-name="Source_20_Text">suspended</text:span><text:span text:style-name="T9"> состояние, которое изменяет одно из значений ее атрибутов по умолчанию. Вы можете определить свои преобразования состояния, используя </text:span><text:soft-page-break/><text:span text:style-name="T9">метод </text:span><text:span text:style-name="Source_20_Text"><text:span text:style-name="T9">state</text:span></text:span><text:span text:style-name="T9"> базовой фабрики. Вы можете называть свой метод состояния как угодно. В конце концов, это просто типичный PHP-метод. Предоставленный обратный вызов управления состоянием получит массив необработанных атрибутов, определенных для фабрики, и должен вернуть массив атрибутов для изменения:</text:span></text:p>
      <text:p text:style-name="P27"><text:span text:style-name="Source_20_Text">/**</text:span></text:p>
      <text:p text:style-name="Preformatted_20_Text"><text:span text:style-name="Source_20_Text"><text:s/>* Indicate that the user is suspended.</text:span></text:p>
      <text:p text:style-name="Preformatted_20_Text"><text:span text:style-name="Source_20_Text"><text:s/>*</text:span></text:p>
      <text:p text:style-name="Preformatted_20_Text"><text:span text:style-name="Source_20_Text"><text:s/>* @return \Illuminate\Database\Eloquent\Factories\Factory</text:span></text:p>
      <text:p text:style-name="Preformatted_20_Text"><text:span text:style-name="Source_20_Text"><text:s/>*/</text:span></text:p>
      <text:p text:style-name="Preformatted_20_Text"><text:span text:style-name="Source_20_Text">public function suspended()</text:span></text:p>
      <text:p text:style-name="Preformatted_20_Text"><text:span text:style-name="Source_20_Text">{</text:span></text:p>
      <text:p text:style-name="Preformatted_20_Text"><text:span text:style-name="Source_20_Text"><text:s text:c="4"/>return $this-&gt;state(function (array $attributes) {</text:span></text:p>
      <text:p text:style-name="Preformatted_20_Text"><text:span text:style-name="Source_20_Text"><text:s text:c="8"/>return [</text:span></text:p>
      <text:p text:style-name="Preformatted_20_Text"><text:span text:style-name="Source_20_Text"><text:s text:c="12"/>'account_status' =&gt; 'suspended',</text:span></text:p>
      <text:p text:style-name="Preformatted_20_Text"><text:span text:style-name="Source_20_Text"><text:s text:c="8"/>];</text:span></text:p>
      <text:p text:style-name="Preformatted_20_Text"><text:span text:style-name="Source_20_Text"><text:s text:c="4"/>});</text:span></text:p>
      <text:p text:style-name="P29"><text:span text:style-name="Source_20_Text">}</text:span></text:p>
      <text:p text:style-name="P39"/>
      <text:h text:style-name="P17" text:outline-level="3"><text:bookmark text:name="factory-callbacks"/><text:a xlink:type="simple" xlink:href="https://laravel.com/docs/8.x/database-testing#factory-callbacks" text:style-name="Internet_20_link" text:visited-style-name="Visited_20_Internet_20_Link">Factory Callbacks</text:a> <text:span text:style-name="T16">(</text:span>Заводские обратные вызовы<text:span text:style-name="T16">)</text:span></text:h>
      <text:p text:style-name="P49"><text:span text:style-name="T9">Обратные вызовы Factory регистрируются с помощью методов afterMaking и afterCreating и позволяют выполнять дополнительные задачи после создания или создания модели. Вы должны зарегистрировать эти обратные вызовы, определив метод </text:span><text:span text:style-name="Source_20_Text">configure</text:span><text:span text:style-name="T9"> в фабричном классе. Этот метод будет автоматически вызван Laravel при создании экземпляра фабрики:</text:span></text:p>
      <text:p text:style-name="P27"><text:span text:style-name="Source_20_Text">namespace Database\Factories;</text:span></text:p>
      <text:p text:style-name="Preformatted_20_Text"/>
      <text:p text:style-name="Preformatted_20_Text"><text:span text:style-name="Source_20_Text">use App\Models\User;</text:span></text:p>
      <text:p text:style-name="Preformatted_20_Text"><text:span text:style-name="Source_20_Text">use Illuminate\Database\Eloquent\Factories\Factory;</text:span></text:p>
      <text:p text:style-name="Preformatted_20_Text"><text:span text:style-name="Source_20_Text">use Illuminate\Support\Str;</text:span></text:p>
      <text:p text:style-name="Preformatted_20_Text"/>
      <text:p text:style-name="Preformatted_20_Text"><text:span text:style-name="Source_20_Text">class UserFactory extends Factory</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name of the factory's corresponding model.</text:span></text:p>
      <text:p text:style-name="Preformatted_20_Text"><text:span text:style-name="Source_20_Text"><text:s text:c="5"/>*</text:span></text:p>
      <text:p text:style-name="Preformatted_20_Text"><text:span text:style-name="Source_20_Text"><text:s text:c="5"/>* @var string</text:span></text:p>
      <text:p text:style-name="Preformatted_20_Text"><text:span text:style-name="Source_20_Text"><text:s text:c="5"/>*/</text:span></text:p>
      <text:p text:style-name="Preformatted_20_Text"><text:span text:style-name="Source_20_Text"><text:s text:c="4"/>protected $model = User::class;</text:span></text:p>
      <text:p text:style-name="Preformatted_20_Text"/>
      <text:p text:style-name="Preformatted_20_Text"><text:span text:style-name="Source_20_Text"><text:s text:c="4"/>/**</text:span></text:p>
      <text:p text:style-name="Preformatted_20_Text"><text:span text:style-name="Source_20_Text"><text:s text:c="5"/>* Configure the model factory.</text:span></text:p>
      <text:p text:style-name="Preformatted_20_Text"><text:span text:style-name="Source_20_Text"><text:s text:c="5"/>*</text:span></text:p>
      <text:p text:style-name="Preformatted_20_Text"><text:span text:style-name="Source_20_Text"><text:s text:c="5"/>* @return $this</text:span></text:p>
      <text:p text:style-name="Preformatted_20_Text"><text:span text:style-name="Source_20_Text"><text:s text:c="5"/>*/</text:span></text:p>
      <text:p text:style-name="Preformatted_20_Text"><text:span text:style-name="Source_20_Text"><text:s text:c="4"/>public function configure()</text:span></text:p>
      <text:p text:style-name="Preformatted_20_Text"><text:span text:style-name="Source_20_Text"><text:s text:c="4"/>{</text:span></text:p>
      <text:p text:style-name="Preformatted_20_Text"><text:span text:style-name="Source_20_Text"><text:s text:c="8"/>return $this-&gt;afterMaking(function (User $user) {</text:span></text:p>
      <text:p text:style-name="Preformatted_20_Text"><text:span text:style-name="Source_20_Text"><text:s text:c="12"/>//</text:span></text:p>
      <text:p text:style-name="Preformatted_20_Text"><text:span text:style-name="Source_20_Text"><text:s text:c="8"/>})-&gt;afterCreating(function (User $user)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text:span></text:p>
      <text:p text:style-name="P29"><text:span text:style-name="Source_20_Text">}</text:span></text:p>
      <text:p text:style-name="P39"><text:soft-page-break/></text:p>
      <text:h text:style-name="P10" text:outline-level="2"><text:bookmark text:name="using-factories"/><text:a xlink:type="simple" xlink:href="https://laravel.com/docs/8.x/database-testing#using-factories" text:style-name="Internet_20_link" text:visited-style-name="Visited_20_Internet_20_Link">Using Factories</text:a></text:h>
      <text:h text:style-name="Heading_20_3" text:outline-level="3"><text:bookmark text:name="creating-models"/><text:a xlink:type="simple" xlink:href="https://laravel.com/docs/8.x/database-testing#creating-models" text:style-name="Internet_20_link" text:visited-style-name="Visited_20_Internet_20_Link">Creating Models</text:a></text:h>
      <text:p text:style-name="P49"><text:span text:style-name="T9">После того, как вы определили свои фабрики, вы можете использовать статический </text:span><text:span text:style-name="Source_20_Text">factory</text:span><text:span text:style-name="T9"> метод, предоставляемый трейтом Illuminate \ Database \ Eloquent \ Factories \ HasFactory в ваших моделях Eloquent, чтобы создать экземпляр фабрики для этой модели:</text:span></text:p>
      <text:p text:style-name="P27"><text:span text:style-name="Source_20_Text">namespace App\Models;</text:span></text:p>
      <text:p text:style-name="Preformatted_20_Text"/>
      <text:p text:style-name="Preformatted_20_Text"><text:span text:style-name="Source_20_Text">use Illuminate\Database\Eloquent\Factories\HasFactory;</text:span></text:p>
      <text:p text:style-name="Preformatted_20_Text"><text:span text:style-name="Source_20_Text">use Illuminate\Database\Eloquent\Model;</text:span></text:p>
      <text:p text:style-name="Preformatted_20_Text"/>
      <text:p text:style-name="Preformatted_20_Text"><text:span text:style-name="Source_20_Text">class User extends Model</text:span></text:p>
      <text:p text:style-name="Preformatted_20_Text"><text:span text:style-name="Source_20_Text">{</text:span></text:p>
      <text:p text:style-name="Preformatted_20_Text"><text:span text:style-name="Source_20_Text"><text:s text:c="4"/>use HasFactory;</text:span></text:p>
      <text:p text:style-name="P29"><text:span text:style-name="Source_20_Text">}</text:span></text:p>
      <text:p text:style-name="P39">Давайте посмотрим на несколько примеров создания моделей. Сначала мы воспользуемся методом make для создания моделей, не сохраняя их в базе данных:</text:p>
      <text:p text:style-name="P27"><text:span text:style-name="Source_20_Text">use App\Models\User;</text:span></text:p>
      <text:p text:style-name="Preformatted_20_Text"/>
      <text:p text:style-name="Preformatted_20_Text"><text:span text:style-name="Source_20_Text">public function testDatabase()</text:span></text:p>
      <text:p text:style-name="Preformatted_20_Text"><text:span text:style-name="Source_20_Text">{</text:span></text:p>
      <text:p text:style-name="Preformatted_20_Text"><text:span text:style-name="Source_20_Text"><text:s text:c="4"/>$user = User::factory()-&gt;make();</text:span></text:p>
      <text:p text:style-name="Preformatted_20_Text"/>
      <text:p text:style-name="Preformatted_20_Text"><text:span text:style-name="Source_20_Text"><text:s text:c="4"/>// Use model in tests...</text:span></text:p>
      <text:p text:style-name="P29"><text:span text:style-name="Source_20_Text">}</text:span></text:p>
      <text:p text:style-name="P39">Вы можете создать коллекцию из множества моделей, используя метод count:</text:p>
      <text:p text:style-name="P27"><text:span text:style-name="Source_20_Text">// Create three App\Models\User instances...</text:span></text:p>
      <text:p text:style-name="P29"><text:span text:style-name="Source_20_Text">$users = User::factory()-&gt;count(3)-&gt;make();</text:span></text:p>
      <text:p text:style-name="P39"><text:span text:style-name="Source_20_Text">factory</text:span> метод признака HasFactory будет использовать соглашения для определения подходящей фабрики для модели. В частности, метод будет искать фабрику в пространстве имен Database \ Factories, имя класса которой соответствует имени модели и имеет суффикс Factory. Если эти соглашения не применимы к вашему конкретному приложению или фабрике, вы можете перезаписать метод newFactory в своей модели, чтобы напрямую возвращать экземпляр соответствующей фабрики модели:</text:p>
      <text:p text:style-name="P27"><text:span text:style-name="Source_20_Text">/**</text:span></text:p>
      <text:p text:style-name="Preformatted_20_Text"><text:span text:style-name="Source_20_Text"><text:s/>* Create a new factory instance for the model.</text:span></text:p>
      <text:p text:style-name="Preformatted_20_Text"><text:span text:style-name="Source_20_Text"><text:s/>*</text:span></text:p>
      <text:p text:style-name="Preformatted_20_Text"><text:span text:style-name="Source_20_Text"><text:s/>* @return \Illuminate\Database\Eloquent\Factories\Factory</text:span></text:p>
      <text:p text:style-name="Preformatted_20_Text"><text:span text:style-name="Source_20_Text"><text:s/>*/</text:span></text:p>
      <text:p text:style-name="Preformatted_20_Text"><text:span text:style-name="Source_20_Text">protected static function newFactory()</text:span></text:p>
      <text:p text:style-name="Preformatted_20_Text"><text:span text:style-name="Source_20_Text">{</text:span></text:p>
      <text:p text:style-name="Preformatted_20_Text"><text:span text:style-name="Source_20_Text"><text:s text:c="4"/>return \Database\Factories\Administration\FlightFactory::new();</text:span></text:p>
      <text:p text:style-name="P29"><text:span text:style-name="Source_20_Text">}</text:span></text:p>
      <text:p text:style-name="P39"/>
      <text:h text:style-name="P22" text:outline-level="4"><text:bookmark text:name="applying-states"/><text:soft-page-break/><text:a xlink:type="simple" xlink:href="https://laravel.com/docs/8.x/database-testing#applying-states" text:style-name="Internet_20_link" text:visited-style-name="Visited_20_Internet_20_Link"><text:span text:style-name="T14">Applying States</text:span></text:a><text:span text:style-name="T14"> </text:span><text:span text:style-name="T17">(</text:span>Применение состояний<text:span text:style-name="T17">)</text:span></text:h>
      <text:p text:style-name="P39">Вы также можете применить к моделям любое из ваших состояний. Если вы хотите применить к моделям несколько преобразований состояния, вы можете просто вызвать методы состояния напрямую:</text:p>
      <text:p text:style-name="P27"><text:span text:style-name="Source_20_Text">$users = User::factory()-&gt;count(5)-&gt;suspended()-&gt;make();</text:span></text:p>
      <text:p text:style-name="P39"/>
      <text:h text:style-name="P22" text:outline-level="4"><text:bookmark text:name="overriding-attributes"/><text:a xlink:type="simple" xlink:href="https://laravel.com/docs/8.x/database-testing#overriding-attributes" text:style-name="Internet_20_link" text:visited-style-name="Visited_20_Internet_20_Link"><text:span text:style-name="T14">Overriding Attributes</text:span></text:a><text:span text:style-name="T14"> </text:span><text:span text:style-name="T17">(</text:span>Переопределение атрибутов<text:span text:style-name="T17">)</text:span></text:h>
      <text:p text:style-name="P39">Если вы хотите переопределить некоторые значения по умолчанию для ваших моделей, вы можете передать массив значений методу make. Будут заменены только указанные значения, в то время как для остальных значений сохранятся значения по умолчанию, указанные на заводе:</text:p>
      <text:p text:style-name="P27"><text:span text:style-name="Source_20_Text">$user = User::factory()-&gt;make([</text:span></text:p>
      <text:p text:style-name="Preformatted_20_Text"><text:span text:style-name="Source_20_Text"><text:s text:c="4"/>'name' =&gt; 'Abigail Otwell',</text:span></text:p>
      <text:p text:style-name="P29"><text:span text:style-name="Source_20_Text">]);</text:span></text:p>
      <text:p text:style-name="P39">В качестве альтернативы метод состояния может быть вызван непосредственно в экземпляре фабрики для выполнения встроенного преобразования состояния:</text:p>
      <text:p text:style-name="P27"><text:span text:style-name="Source_20_Text">$user = User::factory()-&gt;state([</text:span></text:p>
      <text:p text:style-name="Preformatted_20_Text"><text:span text:style-name="Source_20_Text"><text:s text:c="4"/>'name' =&gt; 'Abigail Otwell',</text:span></text:p>
      <text:p text:style-name="P29"><text:span text:style-name="Source_20_Text">])-&gt;make();</text:span></text:p>
      <text:p text:style-name="P39">Защита массового назначения автоматически отключается при создании моделей с использованием фабрик.</text:p>
      <text:p text:style-name="P39"/>
      <text:h text:style-name="P18" text:outline-level="3"><text:bookmark text:name="persisting-models"/><text:a xlink:type="simple" xlink:href="https://laravel.com/docs/8.x/database-testing#persisting-models" text:style-name="Internet_20_link" text:visited-style-name="Visited_20_Internet_20_Link"><text:span text:style-name="T14">Persisting Models</text:span></text:a><text:span text:style-name="T14"> </text:span><text:span text:style-name="T17">(</text:span>Сохраняющиеся модели<text:span text:style-name="T17">)</text:span></text:h>
      <text:p text:style-name="P49"><text:span text:style-name="T9">Метод create создает экземпляры модели и сохраняет их в базе данных с помощью метода </text:span><text:span text:style-name="Source_20_Text">save</text:span><text:span text:style-name="T9"> Eloquent:</text:span></text:p>
      <text:p text:style-name="P27"><text:span text:style-name="Source_20_Text">use App\Models\User;</text:span></text:p>
      <text:p text:style-name="Preformatted_20_Text"/>
      <text:p text:style-name="Preformatted_20_Text"><text:span text:style-name="Source_20_Text">public function testDatabase()</text:span></text:p>
      <text:p text:style-name="Preformatted_20_Text"><text:span text:style-name="Source_20_Text">{</text:span></text:p>
      <text:p text:style-name="Preformatted_20_Text"><text:span text:style-name="Source_20_Text"><text:s text:c="4"/>// Create a single App\Models\User instance...</text:span></text:p>
      <text:p text:style-name="Preformatted_20_Text"><text:span text:style-name="Source_20_Text"><text:s text:c="4"/>$user = User::factory()-&gt;create();</text:span></text:p>
      <text:p text:style-name="Preformatted_20_Text"/>
      <text:p text:style-name="Preformatted_20_Text"><text:span text:style-name="Source_20_Text"><text:s text:c="4"/>// Create three App\Models\User instances...</text:span></text:p>
      <text:p text:style-name="Preformatted_20_Text"><text:span text:style-name="Source_20_Text"><text:s text:c="4"/>$users = User::factory()-&gt;count(3)-&gt;create();</text:span></text:p>
      <text:p text:style-name="Preformatted_20_Text"/>
      <text:p text:style-name="Preformatted_20_Text"><text:span text:style-name="Source_20_Text"><text:s text:c="4"/>// Use model in tests...</text:span></text:p>
      <text:p text:style-name="P29"><text:span text:style-name="Source_20_Text">}</text:span></text:p>
      <text:p text:style-name="P39">Вы можете переопределить атрибуты модели, передав массив атрибутов методу create:</text:p>
      <text:p text:style-name="P27"><text:span text:style-name="Source_20_Text">$user = User::factory()-&gt;create([</text:span></text:p>
      <text:p text:style-name="Preformatted_20_Text"><text:span text:style-name="Source_20_Text"><text:s text:c="4"/>'name' =&gt; 'Abigail',</text:span></text:p>
      <text:p text:style-name="P29"><text:span text:style-name="Source_20_Text">]);</text:span></text:p>
      <text:p text:style-name="P39"/>
      <text:h text:style-name="P18" text:outline-level="3"><text:bookmark text:name="sequences"/><text:soft-page-break/><text:a xlink:type="simple" xlink:href="https://laravel.com/docs/8.x/database-testing#sequences" text:style-name="Internet_20_link" text:visited-style-name="Visited_20_Internet_20_Link"><text:span text:style-name="T14">Sequences</text:span></text:a><text:span text:style-name="T14"> </text:span><text:span text:style-name="T17">(</text:span>Последовательности<text:span text:style-name="T17">)</text:span></text:h>
      <text:p text:style-name="P49"><text:span text:style-name="T9">Иногда вы можете захотеть изменить значение данного атрибута модели для каждой созданной модели. Вы можете добиться этого, определив преобразование состояния как экземпляр Sequence. Например, мы можем захотеть изменить значение столбца </text:span><text:span text:style-name="Source_20_Text">admin</text:span><text:span text:style-name="T9"> в модели User между Y и N для каждого созданного пользователя:</text:span></text:p>
      <text:p text:style-name="P27"><text:span text:style-name="Source_20_Text">use App\Models\User;</text:span></text:p>
      <text:p text:style-name="Preformatted_20_Text"><text:span text:style-name="Source_20_Text">use Illuminate\Database\Eloquent\Factories\Sequence;</text:span></text:p>
      <text:p text:style-name="Preformatted_20_Text"/>
      <text:p text:style-name="Preformatted_20_Text"><text:span text:style-name="Source_20_Text">$users = User::factory()</text:span></text:p>
      <text:p text:style-name="Preformatted_20_Text"><text:span text:style-name="Source_20_Text"><text:s text:c="16"/>-&gt;count(10)</text:span></text:p>
      <text:p text:style-name="Preformatted_20_Text"><text:span text:style-name="Source_20_Text"><text:s text:c="16"/>-&gt;state(new Sequence(</text:span></text:p>
      <text:p text:style-name="Preformatted_20_Text"><text:span text:style-name="Source_20_Text"><text:s text:c="20"/>['admin' =&gt; 'Y'],</text:span></text:p>
      <text:p text:style-name="Preformatted_20_Text"><text:span text:style-name="Source_20_Text"><text:s text:c="20"/>['admin' =&gt; 'N'],</text:span></text:p>
      <text:p text:style-name="Preformatted_20_Text"><text:span text:style-name="Source_20_Text"><text:s text:c="16"/>))</text:span></text:p>
      <text:p text:style-name="P29"><text:span text:style-name="Source_20_Text"><text:s text:c="16"/>-&gt;create();</text:span></text:p>
      <text:p text:style-name="P49"><text:span text:style-name="T9">В этом примере пять пользователей будут созданы </text:span><text:span text:style-name="Source_20_Text">admin </text:span><text:span text:style-name="T9">со значением <text:s/>Y и пять пользователей будут созданы </text:span><text:span text:style-name="Source_20_Text"><text:span text:style-name="T9">admin </text:span></text:span><text:span text:style-name="T9">со значением <text:s/>N.</text:span></text:p>
      <text:p text:style-name="P39"/>
      <text:h text:style-name="P11" text:outline-level="2"><text:bookmark text:name="factory-relationships"/><text:a xlink:type="simple" xlink:href="https://laravel.com/docs/8.x/database-testing#factory-relationships" text:style-name="Internet_20_link" text:visited-style-name="Visited_20_Internet_20_Link"><text:span text:style-name="T14">Factory Relationships</text:span></text:a><text:span text:style-name="T14"> </text:span><text:span text:style-name="T18">(</text:span>Заводские отношения<text:span text:style-name="T18">)</text:span></text:h>
      <text:h text:style-name="P19" text:outline-level="3"><text:bookmark text:name="relationships-within-definition"/><text:a xlink:type="simple" xlink:href="https://laravel.com/docs/8.x/database-testing#relationships-within-definition" text:style-name="Internet_20_link" text:visited-style-name="Visited_20_Internet_20_Link">Relationships Within Definitions</text:a> <text:span text:style-name="T18">(</text:span><text:span text:style-name="T1">Отношения внутри определений</text:span><text:span text:style-name="T18">)</text:span></text:h>
      <text:p text:style-name="P49"><text:span text:style-name="T9">Вы можете прикреплять отношения к моделям в определениях вашей фабрики. Например, если вы хотите создать новый экземпляр </text:span><text:span text:style-name="Source_20_Text">User</text:span><text:span text:style-name="T9"> при создании </text:span><text:span text:style-name="Source_20_Text"><text:span text:style-name="T9">Post</text:span></text:span><text:span text:style-name="T9">, вы можете сделать следующее:</text:span></text:p>
      <text:p text:style-name="P27"><text:span text:style-name="Source_20_Text">use App\Models\User;</text:span></text:p>
      <text:p text:style-name="Preformatted_20_Text"/>
      <text:p text:style-name="Preformatted_20_Text"><text:span text:style-name="Source_20_Text">/**</text:span></text:p>
      <text:p text:style-name="Preformatted_20_Text"><text:span text:style-name="Source_20_Text"><text:s/>* Define the model's default state.</text:span></text:p>
      <text:p text:style-name="Preformatted_20_Text"><text:span text:style-name="Source_20_Text"><text:s/>*</text:span></text:p>
      <text:p text:style-name="Preformatted_20_Text"><text:span text:style-name="Source_20_Text"><text:s/>* @return array</text:span></text:p>
      <text:p text:style-name="Preformatted_20_Text"><text:span text:style-name="Source_20_Text"><text:s/>*/</text:span></text:p>
      <text:p text:style-name="Preformatted_20_Text"><text:span text:style-name="Source_20_Text">public function definition()</text:span></text:p>
      <text:p text:style-name="Preformatted_20_Text"><text:span text:style-name="Source_20_Text">{</text:span></text:p>
      <text:p text:style-name="Preformatted_20_Text"><text:span text:style-name="Source_20_Text"><text:s text:c="4"/>return [</text:span></text:p>
      <text:p text:style-name="Preformatted_20_Text"><text:span text:style-name="Source_20_Text"><text:s text:c="8"/>'user_id' =&gt; User::factory(),</text:span></text:p>
      <text:p text:style-name="Preformatted_20_Text"><text:span text:style-name="Source_20_Text"><text:s text:c="8"/>'title' =&gt; $this-&gt;faker-&gt;title,</text:span></text:p>
      <text:p text:style-name="Preformatted_20_Text"><text:span text:style-name="Source_20_Text"><text:s text:c="8"/>'content' =&gt; $this-&gt;faker-&gt;paragraph,</text:span></text:p>
      <text:p text:style-name="Preformatted_20_Text"><text:span text:style-name="Source_20_Text"><text:s text:c="4"/>];</text:span></text:p>
      <text:p text:style-name="P29"><text:span text:style-name="Source_20_Text">}</text:span></text:p>
      <text:p text:style-name="P39">Если столбцы отношения зависят от фабрики, которая его определяет, вы можете предоставить обратный вызов, который принимает массив оцененных атрибутов:</text:p>
      <text:p text:style-name="P27"><text:span text:style-name="Source_20_Text">/**</text:span></text:p>
      <text:p text:style-name="Preformatted_20_Text"><text:span text:style-name="Source_20_Text"><text:s/>* Define the model's default state.</text:span></text:p>
      <text:p text:style-name="Preformatted_20_Text"><text:span text:style-name="Source_20_Text"><text:s/>*</text:span></text:p>
      <text:p text:style-name="Preformatted_20_Text"><text:span text:style-name="Source_20_Text"><text:s/>* @return array</text:span></text:p>
      <text:p text:style-name="Preformatted_20_Text"><text:span text:style-name="Source_20_Text"><text:s/>*/</text:span></text:p>
      <text:p text:style-name="Preformatted_20_Text"><text:span text:style-name="Source_20_Text">public function definition()</text:span></text:p>
      <text:p text:style-name="Preformatted_20_Text"><text:span text:style-name="Source_20_Text">{</text:span></text:p>
      <text:p text:style-name="Preformatted_20_Text"><text:span text:style-name="Source_20_Text"><text:s text:c="4"/>return [</text:span></text:p>
      <text:p text:style-name="Preformatted_20_Text"><text:soft-page-break/><text:span text:style-name="Source_20_Text"><text:s text:c="8"/>'user_id' =&gt; User::factory(),</text:span></text:p>
      <text:p text:style-name="Preformatted_20_Text"><text:span text:style-name="Source_20_Text"><text:s text:c="8"/>'user_type' =&gt; function (array $attributes) {</text:span></text:p>
      <text:p text:style-name="Preformatted_20_Text"><text:span text:style-name="Source_20_Text"><text:s text:c="12"/>return User::find($attributes['user_id'])-&gt;type;</text:span></text:p>
      <text:p text:style-name="Preformatted_20_Text"><text:span text:style-name="Source_20_Text"><text:s text:c="8"/>},</text:span></text:p>
      <text:p text:style-name="Preformatted_20_Text"><text:span text:style-name="Source_20_Text"><text:s text:c="8"/>'title' =&gt; $this-&gt;faker-&gt;title,</text:span></text:p>
      <text:p text:style-name="Preformatted_20_Text"><text:span text:style-name="Source_20_Text"><text:s text:c="8"/>'content' =&gt; $this-&gt;faker-&gt;paragraph,</text:span></text:p>
      <text:p text:style-name="Preformatted_20_Text"><text:span text:style-name="Source_20_Text"><text:s text:c="4"/>];</text:span></text:p>
      <text:p text:style-name="P29"><text:span text:style-name="Source_20_Text">}</text:span></text:p>
      <text:p text:style-name="P39"/>
      <text:h text:style-name="P17" text:outline-level="3"><text:bookmark text:name="has-many-relationships"/><text:a xlink:type="simple" xlink:href="https://laravel.com/docs/8.x/database-testing#has-many-relationships" text:style-name="Internet_20_link" text:visited-style-name="Visited_20_Internet_20_Link">Has Many Relationships</text:a></text:h>
      <text:p text:style-name="P49"><text:span text:style-name="T9">Затем давайте исследуем построение отношений модели Eloquent с использованием свободно используемых фабричных методов Laravel. Во-первых, предположим, что у нашего приложения есть модель </text:span><text:span text:style-name="Source_20_Text">User</text:span><text:span text:style-name="T9"> и модель </text:span><text:span text:style-name="Source_20_Text"><text:span text:style-name="T9">Post</text:span></text:span><text:span text:style-name="T9">. Также предположим, что модель User определяет отношения hasMany с Post. Мы можем создать пользователя с тремя сообщениями, используя метод has, предоставленный фабрикой. Метод has принимает экземпляр фабрики:</text:span></text:p>
      <text:p text:style-name="P27"><text:span text:style-name="Source_20_Text">use App\Models\Post;</text:span></text:p>
      <text:p text:style-name="Preformatted_20_Text"><text:span text:style-name="Source_20_Text">use App\Models\User;</text:span></text:p>
      <text:p text:style-name="Preformatted_20_Text"/>
      <text:p text:style-name="Preformatted_20_Text"><text:span text:style-name="Source_20_Text">$user = User::factory()</text:span></text:p>
      <text:p text:style-name="Preformatted_20_Text"><text:span text:style-name="Source_20_Text"><text:s text:c="12"/>-&gt;has(Post::factory()-&gt;count(3))</text:span></text:p>
      <text:p text:style-name="P29"><text:span text:style-name="Source_20_Text"><text:s text:c="12"/>-&gt;create();</text:span></text:p>
      <text:p text:style-name="P49"><text:span text:style-name="T9">По соглашению, при передаче модели Post методу has, Laravel будет предполагать, что модель User должна иметь метод </text:span><text:span text:style-name="Source_20_Text">posts</text:span><text:span text:style-name="T9">, определяющий отношения. При необходимости вы можете явно указать имя отношения, которым вы хотите управлять:</text:span></text:p>
      <text:p text:style-name="P27"><text:span text:style-name="Source_20_Text">$user = User::factory()</text:span></text:p>
      <text:p text:style-name="Preformatted_20_Text"><text:span text:style-name="Source_20_Text"><text:s text:c="12"/>-&gt;has(Post::factory()-&gt;count(3), 'posts')</text:span></text:p>
      <text:p text:style-name="P29"><text:span text:style-name="Source_20_Text"><text:s text:c="12"/>-&gt;create();</text:span></text:p>
      <text:p text:style-name="P39">Конечно, вы можете выполнять манипуляции с состоянием связанных моделей. Кроме того, вы можете передать преобразование состояния на основе Closure, если для изменения состояния требуется доступ к родительской модели:</text:p>
      <text:p text:style-name="P27"><text:span text:style-name="Source_20_Text">$user = User::factory()</text:span></text:p>
      <text:p text:style-name="Preformatted_20_Text"><text:span text:style-name="Source_20_Text"><text:s text:c="12"/>-&gt;has(</text:span></text:p>
      <text:p text:style-name="Preformatted_20_Text"><text:span text:style-name="Source_20_Text"><text:s text:c="16"/>Post::factory()</text:span></text:p>
      <text:p text:style-name="Preformatted_20_Text"><text:span text:style-name="Source_20_Text"><text:s text:c="24"/>-&gt;count(3)</text:span></text:p>
      <text:p text:style-name="Preformatted_20_Text"><text:span text:style-name="Source_20_Text"><text:s text:c="24"/>-&gt;state(function (array $attributes, User $user) {</text:span></text:p>
      <text:p text:style-name="Preformatted_20_Text"><text:span text:style-name="Source_20_Text"><text:s text:c="28"/>return ['user_type' =&gt; $user-&gt;type];</text:span></text:p>
      <text:p text:style-name="Preformatted_20_Text"><text:span text:style-name="Source_20_Text"><text:s text:c="24"/>})</text:span></text:p>
      <text:p text:style-name="Preformatted_20_Text"><text:span text:style-name="Source_20_Text"><text:s text:c="12"/>)</text:span></text:p>
      <text:p text:style-name="P29"><text:span text:style-name="Source_20_Text"><text:s text:c="12"/>-&gt;create();</text:span></text:p>
      <text:p text:style-name="P39"/>
      <text:h text:style-name="P21" text:outline-level="4"><text:bookmark text:name="has-many-relationships-using-magic-methods"/><text:a xlink:type="simple" xlink:href="https://laravel.com/docs/8.x/database-testing#has-many-relationships-using-magic-methods" text:style-name="Internet_20_link" text:visited-style-name="Visited_20_Internet_20_Link">Using Magic Methods</text:a></text:h>
      <text:p text:style-name="P49"><text:span text:style-name="T9">Для удобства вы можете использовать фабричные методы магических отношений для определения отношений. Например, в следующем примере будет использоваться соглашение для определения того, что связанные модели должны быть созданы с помощью метода отношений </text:span><text:span text:style-name="Source_20_Text">posts</text:span><text:span text:style-name="T9"> в модели User:</text:span></text:p>
      <text:p text:style-name="P27"><text:soft-page-break/><text:span text:style-name="Source_20_Text">$user = User::factory()</text:span></text:p>
      <text:p text:style-name="Preformatted_20_Text"><text:span text:style-name="Source_20_Text"><text:s text:c="12"/>-&gt;hasPosts(3)</text:span></text:p>
      <text:p text:style-name="P29"><text:span text:style-name="Source_20_Text"><text:s text:c="12"/>-&gt;create();</text:span></text:p>
      <text:p text:style-name="P39">При использовании магических методов для создания фабричных отношений вы можете передать массив атрибутов для переопределения в связанных моделях:</text:p>
      <text:p text:style-name="P27"><text:span text:style-name="Source_20_Text">$user = User::factory()</text:span></text:p>
      <text:p text:style-name="Preformatted_20_Text"><text:span text:style-name="Source_20_Text"><text:s text:c="12"/>-&gt;hasPosts(3, [</text:span></text:p>
      <text:p text:style-name="Preformatted_20_Text"><text:span text:style-name="Source_20_Text"><text:s text:c="16"/>'published' =&gt; false,</text:span></text:p>
      <text:p text:style-name="Preformatted_20_Text"><text:span text:style-name="Source_20_Text"><text:s text:c="12"/>])</text:span></text:p>
      <text:p text:style-name="P29"><text:span text:style-name="Source_20_Text"><text:s text:c="12"/>-&gt;create();</text:span></text:p>
      <text:p text:style-name="P39">Вы можете предоставить преобразование состояния на основе Closure, если для изменения состояния требуется доступ к родительской модели:</text:p>
      <text:p text:style-name="P27"><text:span text:style-name="Source_20_Text">$user = User::factory()</text:span></text:p>
      <text:p text:style-name="Preformatted_20_Text"><text:span text:style-name="Source_20_Text"><text:s text:c="12"/>-&gt;hasPosts(3, function (array $attributes, User $user) {</text:span></text:p>
      <text:p text:style-name="Preformatted_20_Text"><text:span text:style-name="Source_20_Text"><text:s text:c="16"/>return ['user_type' =&gt; $user-&gt;type];</text:span></text:p>
      <text:p text:style-name="Preformatted_20_Text"><text:span text:style-name="Source_20_Text"><text:s text:c="12"/>})</text:span></text:p>
      <text:p text:style-name="P29"><text:span text:style-name="Source_20_Text"><text:s text:c="12"/>-&gt;create();</text:span></text:p>
      <text:h text:style-name="Heading_20_3" text:outline-level="3"><text:bookmark text:name="belongs-to-relationships"/><text:a xlink:type="simple" xlink:href="https://laravel.com/docs/8.x/database-testing#belongs-to-relationships" text:style-name="Internet_20_link" text:visited-style-name="Visited_20_Internet_20_Link">Belongs To Relationships</text:a></text:h>
      <text:p text:style-name="P39">Теперь, когда мы изучили, как построить отношения «имеет много» с помощью фабрик, давайте исследуем обратное отношение. Метод for может использоваться для определения модели, которой принадлежат модели, созданные на заводе. Например, мы можем создать три экземпляра модели Post, принадлежащие одному пользователю:</text:p>
      <text:p text:style-name="P27"><text:span text:style-name="Source_20_Text">use App\Models\Post;</text:span></text:p>
      <text:p text:style-name="Preformatted_20_Text"><text:span text:style-name="Source_20_Text">use App\Models\User;</text:span></text:p>
      <text:p text:style-name="Preformatted_20_Text"/>
      <text:p text:style-name="Preformatted_20_Text"><text:span text:style-name="Source_20_Text">$posts = Post::factory()</text:span></text:p>
      <text:p text:style-name="Preformatted_20_Text"><text:span text:style-name="Source_20_Text"><text:s text:c="12"/>-&gt;count(3)</text:span></text:p>
      <text:p text:style-name="Preformatted_20_Text"><text:span text:style-name="Source_20_Text"><text:s text:c="12"/>-&gt;for(User::factory()-&gt;state([</text:span></text:p>
      <text:p text:style-name="Preformatted_20_Text"><text:span text:style-name="Source_20_Text"><text:s text:c="16"/>'name' =&gt; 'Jessica Archer',</text:span></text:p>
      <text:p text:style-name="Preformatted_20_Text"><text:span text:style-name="Source_20_Text"><text:s text:c="12"/>]))</text:span></text:p>
      <text:p text:style-name="P29"><text:span text:style-name="Source_20_Text"><text:s text:c="12"/>-&gt;create();</text:span></text:p>
      <text:p text:style-name="P39"/>
      <text:h text:style-name="P21" text:outline-level="4"><text:bookmark text:name="belongs-to-relationships-using-magic-methods"/><text:a xlink:type="simple" xlink:href="https://laravel.com/docs/8.x/database-testing#belongs-to-relationships-using-magic-methods" text:style-name="Internet_20_link" text:visited-style-name="Visited_20_Internet_20_Link">Using Magic Methods</text:a></text:h>
      <text:p text:style-name="P49"><text:span text:style-name="T9">Для удобства вы можете использовать фабричные методы магических отношений для определения отношений «принадлежит». Например, в следующем примере будет использоваться соглашение, чтобы определить, что три сообщения должны принадлежать отношениям </text:span><text:span text:style-name="Source_20_Text">user</text:span><text:span text:style-name="T9"> в модели Post:</text:span></text:p>
      <text:p text:style-name="P27"><text:span text:style-name="Source_20_Text">$posts = Post::factory()</text:span></text:p>
      <text:p text:style-name="Preformatted_20_Text"><text:span text:style-name="Source_20_Text"><text:s text:c="12"/>-&gt;count(3)</text:span></text:p>
      <text:p text:style-name="Preformatted_20_Text"><text:span text:style-name="Source_20_Text"><text:s text:c="12"/>-&gt;forUser([</text:span></text:p>
      <text:p text:style-name="Preformatted_20_Text"><text:span text:style-name="Source_20_Text"><text:s text:c="16"/>'name' =&gt; 'Jessica Archer',</text:span></text:p>
      <text:p text:style-name="Preformatted_20_Text"><text:span text:style-name="Source_20_Text"><text:s text:c="12"/>])</text:span></text:p>
      <text:p text:style-name="P29"><text:span text:style-name="Source_20_Text"><text:s text:c="12"/>-&gt;create();</text:span></text:p>
      <text:p text:style-name="P39"/>
      <text:h text:style-name="P17" text:outline-level="3"><text:bookmark text:name="many-to-many-relationships"/><text:soft-page-break/><text:a xlink:type="simple" xlink:href="https://laravel.com/docs/8.x/database-testing#many-to-many-relationships" text:style-name="Internet_20_link" text:visited-style-name="Visited_20_Internet_20_Link">Many To Many Relationships</text:a></text:h>
      <text:p text:style-name="P39">Как и многие отношения, отношения "многие ко многим" могут быть созданы с помощью метода has:</text:p>
      <text:p text:style-name="P27"><text:span text:style-name="Source_20_Text">use App\Models\Role;</text:span></text:p>
      <text:p text:style-name="Preformatted_20_Text"><text:span text:style-name="Source_20_Text">use App\Models\User;</text:span></text:p>
      <text:p text:style-name="Preformatted_20_Text"/>
      <text:p text:style-name="Preformatted_20_Text"><text:span text:style-name="Source_20_Text">$users = User::factory()</text:span></text:p>
      <text:p text:style-name="Preformatted_20_Text"><text:span text:style-name="Source_20_Text"><text:s text:c="12"/>-&gt;has(Role::factory()-&gt;count(3))</text:span></text:p>
      <text:p text:style-name="P29"><text:span text:style-name="Source_20_Text"><text:s text:c="12"/>-&gt;create();</text:span></text:p>
      <text:p text:style-name="P29"><text:span text:style-name="Source_20_Text"/></text:p>
      <text:h text:style-name="Heading_20_4" text:outline-level="4"><text:bookmark text:name="pivot-table-attributes"/><text:a xlink:type="simple" xlink:href="https://laravel.com/docs/8.x/database-testing#pivot-table-attributes" text:style-name="Internet_20_link" text:visited-style-name="Visited_20_Internet_20_Link">Pivot Table Attributes</text:a></text:h>
      <text:p text:style-name="P39">Если вам нужно определить атрибуты, которые должны быть установлены в сводной / промежуточной таблице, связывающей модели, вы можете использовать метод hasAttached. Этот метод принимает в качестве второго аргумента массив имен и значений атрибутов сводной таблицы:</text:p>
      <text:p text:style-name="P27"><text:span text:style-name="Source_20_Text">use App\Models\Role;</text:span></text:p>
      <text:p text:style-name="Preformatted_20_Text"><text:span text:style-name="Source_20_Text">use App\Models\User;</text:span></text:p>
      <text:p text:style-name="Preformatted_20_Text"/>
      <text:p text:style-name="Preformatted_20_Text"><text:span text:style-name="Source_20_Text">$users = User::factory()</text:span></text:p>
      <text:p text:style-name="Preformatted_20_Text"><text:span text:style-name="Source_20_Text"><text:s text:c="12"/>-&gt;hasAttached(</text:span></text:p>
      <text:p text:style-name="Preformatted_20_Text"><text:span text:style-name="Source_20_Text"><text:s text:c="16"/>Role::factory()-&gt;count(3),</text:span></text:p>
      <text:p text:style-name="Preformatted_20_Text"><text:span text:style-name="Source_20_Text"><text:s text:c="16"/>['active' =&gt; true]</text:span></text:p>
      <text:p text:style-name="Preformatted_20_Text"><text:span text:style-name="Source_20_Text"><text:s text:c="12"/>)</text:span></text:p>
      <text:p text:style-name="P29"><text:span text:style-name="Source_20_Text"><text:s text:c="12"/>-&gt;create();</text:span></text:p>
      <text:p text:style-name="P39">Вы можете предоставить преобразование состояния на основе замыкания, если для изменения состояния требуется доступ к связанной модели:</text:p>
      <text:p text:style-name="P27"><text:span text:style-name="Source_20_Text">$users = User::factory()</text:span></text:p>
      <text:p text:style-name="Preformatted_20_Text"><text:span text:style-name="Source_20_Text"><text:s text:c="12"/>-&gt;hasAttached(</text:span></text:p>
      <text:p text:style-name="Preformatted_20_Text"><text:span text:style-name="Source_20_Text"><text:s text:c="16"/>Role::factory()</text:span></text:p>
      <text:p text:style-name="Preformatted_20_Text"><text:span text:style-name="Source_20_Text"><text:s text:c="20"/>-&gt;count(3)</text:span></text:p>
      <text:p text:style-name="Preformatted_20_Text"><text:span text:style-name="Source_20_Text"><text:s text:c="20"/>-&gt;state(function (array $attributes, User $user) {</text:span></text:p>
      <text:p text:style-name="Preformatted_20_Text"><text:span text:style-name="Source_20_Text"><text:s text:c="24"/>return ['name' =&gt; $user-&gt;name.' Role'];</text:span></text:p>
      <text:p text:style-name="Preformatted_20_Text"><text:span text:style-name="Source_20_Text"><text:s text:c="20"/>}),</text:span></text:p>
      <text:p text:style-name="Preformatted_20_Text"><text:span text:style-name="Source_20_Text"><text:s text:c="16"/>['active' =&gt; true]</text:span></text:p>
      <text:p text:style-name="Preformatted_20_Text"><text:span text:style-name="Source_20_Text"><text:s text:c="12"/>)</text:span></text:p>
      <text:p text:style-name="P29"><text:span text:style-name="Source_20_Text"><text:s text:c="12"/>-&gt;create();</text:span></text:p>
      <text:h text:style-name="Heading_20_4" text:outline-level="4"><text:bookmark text:name="many-to-many-relationships-using-magic-methods"/><text:a xlink:type="simple" xlink:href="https://laravel.com/docs/8.x/database-testing#many-to-many-relationships-using-magic-methods" text:style-name="Internet_20_link" text:visited-style-name="Visited_20_Internet_20_Link">Using Magic Methods</text:a></text:h>
      <text:p text:style-name="P49"><text:span text:style-name="T9">Для удобства вы можете использовать фабричные методы магических отношений, чтобы определить отношения «многие ко многим». Например, в следующем примере будет использоваться соглашение, чтобы определить, что связанные модели должны быть созданы с помощью метода отношений </text:span><text:span text:style-name="Source_20_Text">roles</text:span><text:span text:style-name="T9"> в модели User:</text:span></text:p>
      <text:p text:style-name="P27"><text:span text:style-name="Source_20_Text">$users = User::factory()</text:span></text:p>
      <text:p text:style-name="Preformatted_20_Text"><text:span text:style-name="Source_20_Text"><text:s text:c="12"/>-&gt;hasRoles(1, [</text:span></text:p>
      <text:p text:style-name="Preformatted_20_Text"><text:span text:style-name="Source_20_Text"><text:s text:c="16"/>'name' =&gt; 'Editor'</text:span></text:p>
      <text:p text:style-name="Preformatted_20_Text"><text:span text:style-name="Source_20_Text"><text:s text:c="12"/>])</text:span></text:p>
      <text:p text:style-name="P29"><text:span text:style-name="Source_20_Text"><text:s text:c="12"/>-&gt;create();</text:span></text:p>
      <text:h text:style-name="Heading_20_3" text:outline-level="3"><text:bookmark text:name="polymorphic-relationships"/><text:soft-page-break/><text:a xlink:type="simple" xlink:href="https://laravel.com/docs/8.x/database-testing#polymorphic-relationships" text:style-name="Internet_20_link" text:visited-style-name="Visited_20_Internet_20_Link">Polymorphic Relationships</text:a></text:h>
      <text:p text:style-name="P39">Полиморфные отношения также могут быть созданы с использованием фабрик. Полиморфные отношения "морфировать множество" создаются так же, как типичные отношения "имеет много". Например, если модель Post имеет отношение morphMany с моделью Comment:</text:p>
      <text:p text:style-name="P27"><text:span text:style-name="Source_20_Text">use App\Models\Post;</text:span></text:p>
      <text:p text:style-name="Preformatted_20_Text"/>
      <text:p text:style-name="P29"><text:span text:style-name="Source_20_Text">$post = Post::factory()-&gt;hasComments(3)-&gt;create();</text:span></text:p>
      <text:h text:style-name="Heading_20_4" text:outline-level="4"><text:bookmark text:name="morph-to-relationships"/><text:a xlink:type="simple" xlink:href="https://laravel.com/docs/8.x/database-testing#morph-to-relationships" text:style-name="Internet_20_link" text:visited-style-name="Visited_20_Internet_20_Link">Morph To Relationships</text:a></text:h>
      <text:p text:style-name="P39">Магические методы нельзя использовать для создания отношений morphTo. Вместо этого метод for должен использоваться напрямую, а имя отношения должно быть явно указано. Например, представьте, что модель Comment имеет комментируемый метод, который определяет отношение morphTo. В этой ситуации мы можем создать три комментария, относящиеся к одному сообщению, напрямую с помощью метода for:</text:p>
      <text:p text:style-name="P27"><text:span text:style-name="Source_20_Text">$comments = Comment::factory()-&gt;count(3)-&gt;for(</text:span></text:p>
      <text:p text:style-name="Preformatted_20_Text"><text:span text:style-name="Source_20_Text"><text:s text:c="4"/>Post::factory(), 'commentable'</text:span></text:p>
      <text:p text:style-name="P29"><text:span text:style-name="Source_20_Text">)-&gt;create();</text:span></text:p>
      <text:h text:style-name="Heading_20_4" text:outline-level="4"><text:bookmark text:name="polymorphic-many-to-many-relationships"/><text:a xlink:type="simple" xlink:href="https://laravel.com/docs/8.x/database-testing#polymorphic-many-to-many-relationships" text:style-name="Internet_20_link" text:visited-style-name="Visited_20_Internet_20_Link">Polymorphic Many To Many Relationships</text:a></text:h>
      <text:p text:style-name="P39">Полиморфные отношения «многие ко многим» могут быть созданы точно так же, как неполиморфные отношения «многие ко многим»:</text:p>
      <text:p text:style-name="P27"><text:span text:style-name="Source_20_Text">use App\Models\Tag;</text:span></text:p>
      <text:p text:style-name="Preformatted_20_Text"><text:span text:style-name="Source_20_Text">use App\Models\Video;</text:span></text:p>
      <text:p text:style-name="Preformatted_20_Text"/>
      <text:p text:style-name="Preformatted_20_Text"><text:span text:style-name="Source_20_Text">$videos = Video::factory()</text:span></text:p>
      <text:p text:style-name="Preformatted_20_Text"><text:span text:style-name="Source_20_Text"><text:s text:c="12"/>-&gt;hasAttached(</text:span></text:p>
      <text:p text:style-name="Preformatted_20_Text"><text:span text:style-name="Source_20_Text"><text:s text:c="16"/>Tag::factory()-&gt;count(3),</text:span></text:p>
      <text:p text:style-name="Preformatted_20_Text"><text:span text:style-name="Source_20_Text"><text:s text:c="16"/>['public' =&gt; true]</text:span></text:p>
      <text:p text:style-name="Preformatted_20_Text"><text:span text:style-name="Source_20_Text"><text:s text:c="12"/>)</text:span></text:p>
      <text:p text:style-name="P29"><text:span text:style-name="Source_20_Text"><text:s text:c="12"/>-&gt;create();</text:span></text:p>
      <text:p text:style-name="P39">Конечно, метод magic has также можно использовать для создания полиморфных отношений «многие ко многим»:</text:p>
      <text:p text:style-name="P27"><text:span text:style-name="Source_20_Text">$videos = Video::factory()</text:span></text:p>
      <text:p text:style-name="Preformatted_20_Text"><text:span text:style-name="Source_20_Text"><text:s text:c="12"/>-&gt;hasTags(3, ['public' =&gt; true])</text:span></text:p>
      <text:p text:style-name="P29"><text:span text:style-name="Source_20_Text"><text:s text:c="12"/>-&gt;create();</text:span></text:p>
      <text:h text:style-name="Heading_20_2" text:outline-level="2"><text:bookmark text:name="using-seeds"/><text:a xlink:type="simple" xlink:href="https://laravel.com/docs/8.x/database-testing#using-seeds" text:style-name="Internet_20_link" text:visited-style-name="Visited_20_Internet_20_Link">Using Seeds</text:a></text:h>
      <text:p text:style-name="P49"><text:span text:style-name="T9">Если вы хотите использовать средства заполнения базы данных для заполнения базы данных во время тестирования функций, вы можете использовать метод </text:span><text:span text:style-name="Source_20_Text">seed</text:span><text:span text:style-name="T9">. По умолчанию метод seed возвращает DatabaseSeeder, который должен выполнять все ваши другие сидеры. В качестве альтернативы вы передаете конкретное имя класса seeder в метод seed:</text:span></text:p>
      <text:p text:style-name="P27"><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oft-page-break/><text:span text:style-name="Source_20_Text">use Illuminate\Foundation\Testing\RefreshDatabase;</text:span></text:p>
      <text:p text:style-name="Preformatted_20_Text"><text:span text:style-name="Source_20_Text">use Illuminate\Foundation\Testing\WithoutMiddleware;</text:span></text:p>
      <text:p text:style-name="Preformatted_20_Text"><text:span text:style-name="Source_20_Text">use OrderStatusSeeder;</text:span></text:p>
      <text:p text:style-name="Preformatted_20_Text"><text:span text:style-name="Source_20_Text">use Tests\TestCase;</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use RefreshDatabase;</text:span></text:p>
      <text:p text:style-name="Preformatted_20_Text"/>
      <text:p text:style-name="Preformatted_20_Text"><text:span text:style-name="Source_20_Text"><text:s text:c="4"/>/**</text:span></text:p>
      <text:p text:style-name="Preformatted_20_Text"><text:span text:style-name="Source_20_Text"><text:s text:c="5"/>* Test creating a new order.</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testCreatingANewOrder()</text:span></text:p>
      <text:p text:style-name="Preformatted_20_Text"><text:span text:style-name="Source_20_Text"><text:s text:c="4"/>{</text:span></text:p>
      <text:p text:style-name="Preformatted_20_Text"><text:span text:style-name="Source_20_Text"><text:s text:c="8"/>// Run the DatabaseSeeder...</text:span></text:p>
      <text:p text:style-name="Preformatted_20_Text"><text:span text:style-name="Source_20_Text"><text:s text:c="8"/>$this-&gt;seed();</text:span></text:p>
      <text:p text:style-name="Preformatted_20_Text"/>
      <text:p text:style-name="Preformatted_20_Text"><text:span text:style-name="Source_20_Text"><text:s text:c="8"/>// Run a single seeder...</text:span></text:p>
      <text:p text:style-name="Preformatted_20_Text"><text:span text:style-name="Source_20_Text"><text:s text:c="8"/>$this-&gt;seed(OrderStatusSeeder::class);</text:span></text:p>
      <text:p text:style-name="Preformatted_20_Text"/>
      <text:p text:style-name="Preformatted_20_Text"><text:span text:style-name="Source_20_Text"><text:s text:c="8"/>// ...</text:span></text:p>
      <text:p text:style-name="Preformatted_20_Text"><text:span text:style-name="Source_20_Text"><text:s text:c="4"/>}</text:span></text:p>
      <text:p text:style-name="P29"><text:span text:style-name="Source_20_Text">}</text:span></text:p>
      <text:p text:style-name="P39">В качестве альтернативы вы можете указать трейту RefreshDatabase автоматически заполнять базу данных перед каждым тестом. Вы можете добиться этого, определив свойство $ seed в своем тестовом классе:</text:p>
      <text:p text:style-name="P27"><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Illuminate\Foundation\Testing\RefreshDatabase;</text:span></text:p>
      <text:p text:style-name="Preformatted_20_Text"><text:span text:style-name="Source_20_Text">use Tests\TestCase;</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Indicates whether the database should be seeded before each test.</text:span></text:p>
      <text:p text:style-name="Preformatted_20_Text"><text:span text:style-name="Source_20_Text"><text:s text:c="5"/>*</text:span></text:p>
      <text:p text:style-name="Preformatted_20_Text"><text:span text:style-name="Source_20_Text"><text:s text:c="5"/>* @var bool</text:span></text:p>
      <text:p text:style-name="Preformatted_20_Text"><text:span text:style-name="Source_20_Text"><text:s text:c="5"/>*/</text:span></text:p>
      <text:p text:style-name="Preformatted_20_Text"><text:span text:style-name="Source_20_Text"><text:s text:c="4"/>protected $seed = true;</text:span></text:p>
      <text:p text:style-name="Preformatted_20_Text"/>
      <text:p text:style-name="Preformatted_20_Text"><text:span text:style-name="Source_20_Text"><text:s text:c="4"/>// ...</text:span></text:p>
      <text:p text:style-name="P29"><text:span text:style-name="Source_20_Text">}</text:span></text:p>
      <text:p text:style-name="P39"/>
      <text:h text:style-name="P12" text:outline-level="2"><text:bookmark text:name="available-assertions1"/><text:a xlink:type="simple" xlink:href="https://laravel.com/docs/8.x/database-testing#available-assertions" text:style-name="Internet_20_link" text:visited-style-name="Visited_20_Internet_20_Link"><text:span text:style-name="T14">Available Assertions</text:span></text:a><text:span text:style-name="T14"> </text:span><text:span text:style-name="T19">(</text:span>Доступные утверждения<text:span text:style-name="T19">)</text:span></text:h>
      <text:p text:style-name="P40">Laravel предоставляет несколько утверждений базы данных для ваших тестов функций PHPUnit:</text:p>
      <text:p text:style-name="P40"/>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Table_20_Heading">Method</text:p>
            </table:table-cell>
            <table:table-cell table:style-name="Таблица2.A1" office:value-type="string">
              <text:p text:style-name="Table_20_Heading">Description</text:p>
            </table:table-cell>
          </table:table-row>
        </table:table-header-rows>
        <table:table-row>
          <table:table-cell table:style-name="Таблица2.A1" office:value-type="string">
            <text:p text:style-name="Table_20_Contents"><text:span text:style-name="Source_20_Text">$this-&gt;assertDatabaseCount($table, </text:span><text:soft-page-break/><text:span text:style-name="Source_20_Text">int $count);</text:span></text:p>
          </table:table-cell>
          <table:table-cell table:style-name="Таблица2.A1" office:value-type="string">
            <text:p text:style-name="Table_20_Contents">Assert that a table in the database contains <text:soft-page-break/>the given amount of entries.</text:p>
          </table:table-cell>
        </table:table-row>
        <table:table-row>
          <table:table-cell table:style-name="Таблица2.A1" office:value-type="string">
            <text:p text:style-name="Table_20_Contents"><text:span text:style-name="Source_20_Text">$this-&gt;assertDatabaseHas($table, array $data);</text:span></text:p>
          </table:table-cell>
          <table:table-cell table:style-name="Таблица2.A1" office:value-type="string">
            <text:p text:style-name="Table_20_Contents">Assert that a table in the database contains the given data.</text:p>
          </table:table-cell>
        </table:table-row>
        <table:table-row>
          <table:table-cell table:style-name="Таблица2.A1" office:value-type="string">
            <text:p text:style-name="Table_20_Contents"><text:span text:style-name="Source_20_Text">$this-&gt;assertDatabaseMissing($table, array $data);</text:span></text:p>
          </table:table-cell>
          <table:table-cell table:style-name="Таблица2.A1" office:value-type="string">
            <text:p text:style-name="Table_20_Contents">Assert that a table in the database does not contain the given data.</text:p>
          </table:table-cell>
        </table:table-row>
        <table:table-row>
          <table:table-cell table:style-name="Таблица2.A1" office:value-type="string">
            <text:p text:style-name="Table_20_Contents"><text:span text:style-name="Source_20_Text">$this-&gt;assertDeleted($table, array $data);</text:span></text:p>
          </table:table-cell>
          <table:table-cell table:style-name="Таблица2.A1" office:value-type="string">
            <text:p text:style-name="Table_20_Contents">Assert that the given record has been deleted.</text:p>
          </table:table-cell>
        </table:table-row>
        <table:table-row>
          <table:table-cell table:style-name="Таблица2.A1" office:value-type="string">
            <text:p text:style-name="Table_20_Contents"><text:span text:style-name="Source_20_Text">$this-&gt;assertSoftDeleted($table, array $data);</text:span></text:p>
          </table:table-cell>
          <table:table-cell table:style-name="Таблица2.A1" office:value-type="string">
            <text:p text:style-name="Table_20_Contents">Assert that the given record has been soft deleted.</text:p>
          </table:table-cell>
        </table:table-row>
      </table:table>
      <text:p text:style-name="P40"/>
      <text:p text:style-name="P40">Для удобства вы можете передать модель помощникам assertDeleted и assertSoftDeleted, чтобы подтвердить, что запись была удалена или мягко удалена, соответственно, из базы данных на основе первичного ключа модели.<text:line-break/><text:line-break/>Например, если вы используете фабрику моделей в своем тесте, вы можете передать эту модель одному из этих помощников, чтобы проверить, правильно ли ваше приложение удалило запись из базы данных:</text:p>
      <text:p text:style-name="P28"><text:span text:style-name="Source_20_Text">public function testDatabase()</text:span></text:p>
      <text:p text:style-name="Preformatted_20_Text"><text:span text:style-name="Source_20_Text">{</text:span></text:p>
      <text:p text:style-name="Preformatted_20_Text"><text:span text:style-name="Source_20_Text"><text:s text:c="4"/>$user = User::factory()-&gt;create();</text:span></text:p>
      <text:p text:style-name="Preformatted_20_Text"/>
      <text:p text:style-name="Preformatted_20_Text"><text:span text:style-name="Source_20_Text"><text:s text:c="4"/>// Make call to application...</text:span></text:p>
      <text:p text:style-name="Preformatted_20_Text"/>
      <text:p text:style-name="Preformatted_20_Text"><text:span text:style-name="Source_20_Text"><text:s text:c="4"/>$this-&gt;assertDeleted($user);</text:span></text:p>
      <text:p text:style-name="P29"><text:span text:style-name="Source_20_Text">}</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5" text:outline-level="1"><text:soft-page-break/>Mocking</text:h>
      <text:list xml:id="list249107844" text:style-name="L5">
        <text:list-item>
          <text:p text:style-name="P59"><text:a xlink:type="simple" xlink:href="https://laravel.com/docs/8.x/mocking#introduction" text:style-name="Internet_20_link" text:visited-style-name="Visited_20_Internet_20_Link">Introduction</text:a> <text:span text:style-name="T19">(</text:span><text:span text:style-name="T8">Введение</text:span><text:span text:style-name="T19">)</text:span></text:p>
        </text:list-item>
        <text:list-item>
          <text:p text:style-name="P59"><text:a xlink:type="simple" xlink:href="https://laravel.com/docs/8.x/mocking#mocking-objects" text:style-name="Internet_20_link" text:visited-style-name="Visited_20_Internet_20_Link">Mocking Objects</text:a> <text:span text:style-name="T19">(</text:span><text:span text:style-name="T8">Имитация объектов</text:span><text:span text:style-name="T19">)</text:span></text:p>
        </text:list-item>
        <text:list-item>
          <text:p text:style-name="P59"><text:a xlink:type="simple" xlink:href="https://laravel.com/docs/8.x/mocking#bus-fake" text:style-name="Internet_20_link" text:visited-style-name="Visited_20_Internet_20_Link">Bus Fake</text:a> <text:span text:style-name="T19">(</text:span><text:span text:style-name="T8">Подделка автобуса</text:span><text:span text:style-name="T19">)</text:span></text:p>
        </text:list-item>
        <text:list-item>
          <text:p text:style-name="P59"><text:a xlink:type="simple" xlink:href="https://laravel.com/docs/8.x/mocking#event-fake" text:style-name="Internet_20_link" text:visited-style-name="Visited_20_Internet_20_Link">Event Fake</text:a> <text:span text:style-name="T19">(</text:span><text:span text:style-name="T8">Подделка событий</text:span><text:span text:style-name="T19">)</text:span></text:p>
          <text:list>
            <text:list-item>
              <text:p text:style-name="P59"><text:a xlink:type="simple" xlink:href="https://laravel.com/docs/8.x/mocking#scoped-event-fakes" text:style-name="Internet_20_link" text:visited-style-name="Visited_20_Internet_20_Link">Scoped Event Fakes</text:a> <text:span text:style-name="T19">(</text:span><text:span text:style-name="T8">Подделки определенных событий</text:span><text:span text:style-name="T19">)</text:span></text:p>
            </text:list-item>
          </text:list>
        </text:list-item>
        <text:list-item>
          <text:p text:style-name="P58"><text:a xlink:type="simple" xlink:href="https://laravel.com/docs/8.x/mocking#http-fake" text:style-name="Internet_20_link" text:visited-style-name="Visited_20_Internet_20_Link">HTTP Fake</text:a> </text:p>
        </text:list-item>
        <text:list-item>
          <text:p text:style-name="P58"><text:a xlink:type="simple" xlink:href="https://laravel.com/docs/8.x/mocking#mail-fake" text:style-name="Internet_20_link" text:visited-style-name="Visited_20_Internet_20_Link">Mail Fake</text:a> </text:p>
        </text:list-item>
        <text:list-item>
          <text:p text:style-name="P59"><text:a xlink:type="simple" xlink:href="https://laravel.com/docs/8.x/mocking#notification-fake" text:style-name="Internet_20_link" text:visited-style-name="Visited_20_Internet_20_Link">Notification Fake</text:a> <text:span text:style-name="T19">(</text:span><text:span text:style-name="T8">Поддельное уведомление</text:span><text:span text:style-name="T19">)</text:span></text:p>
        </text:list-item>
        <text:list-item>
          <text:p text:style-name="P59"><text:a xlink:type="simple" xlink:href="https://laravel.com/docs/8.x/mocking#queue-fake" text:style-name="Internet_20_link" text:visited-style-name="Visited_20_Internet_20_Link">Queue Fake</text:a> <text:span text:style-name="T19">(</text:span><text:span text:style-name="T8">Подделка очереди</text:span><text:span text:style-name="T19">)</text:span></text:p>
        </text:list-item>
        <text:list-item>
          <text:p text:style-name="P59"><text:a xlink:type="simple" xlink:href="https://laravel.com/docs/8.x/mocking#storage-fake" text:style-name="Internet_20_link" text:visited-style-name="Visited_20_Internet_20_Link">Storage Fake</text:a> <text:span text:style-name="T19">(</text:span><text:span text:style-name="T8">Подделка хранилища</text:span><text:span text:style-name="T19">)</text:span></text:p>
        </text:list-item>
        <text:list-item>
          <text:p text:style-name="P59"><text:a xlink:type="simple" xlink:href="https://laravel.com/docs/8.x/mocking#interacting-with-time" text:style-name="Internet_20_link" text:visited-style-name="Visited_20_Internet_20_Link">Interacting With Time</text:a> <text:span text:style-name="T19">(</text:span><text:span text:style-name="T8">Взаимодействие со временем</text:span><text:span text:style-name="T19">)</text:span></text:p>
        </text:list-item>
        <text:list-item>
          <text:p text:style-name="P48"><text:a xlink:type="simple" xlink:href="https://laravel.com/docs/8.x/mocking#mocking-facades" text:style-name="Internet_20_link" text:visited-style-name="Visited_20_Internet_20_Link">Facades</text:a> </text:p>
        </text:list-item>
      </text:list>
      <text:p text:style-name="Standard"/>
      <text:h text:style-name="Heading_20_2" text:outline-level="2"><text:bookmark text:name="introduction8"/><text:bookmark text:name="introduction7"/><text:a xlink:type="simple" xlink:href="https://laravel.com/docs/8.x/mocking#introduction" text:style-name="Internet_20_link" text:visited-style-name="Visited_20_Internet_20_Link">Introduction</text:a></text:h>
      <text:p text:style-name="P50"><text:span text:style-name="T1">При тестировании приложений Laravel вы можете захотеть «имитировать» определенные аспекты вашего приложения, чтобы они фактически не выполнялись во время данного теста. Например, при тестировании контроллера, который отправляет событие, вы можете имитировать прослушиватели событий, чтобы они фактически не выполнялись во время теста. Это позволяет вам тестировать только HTTP-ответ контроллера, не беспокоясь о выполнении слушателей событий, поскольку слушатели событий могут быть протестированы в их собственном тестовом примере.<text:line-break/><text:line-break/>Laravel предоставляет помощников для имитации событий, заданий и фасадов из коробки. Эти помощники в первую очередь обеспечивают удобный уровень над Mockery, поэтому вам не нужно вручную выполнять сложные вызовы методов Mockery. Вы также можете использовать </text:span><text:a xlink:type="simple" xlink:href="http://docs.mockery.io/en/latest/" text:style-name="Internet_20_link" text:visited-style-name="Visited_20_Internet_20_Link">Mockery</text:a><text:span text:style-name="T1"> или PHPUnit для создания своих собственных моков или шпионов.</text:span></text:p>
      <text:p text:style-name="P40"/>
      <text:h text:style-name="P12" text:outline-level="2"><text:bookmark text:name="mocking-objects"/><text:a xlink:type="simple" xlink:href="https://laravel.com/docs/8.x/mocking#mocking-objects" text:style-name="Internet_20_link" text:visited-style-name="Visited_20_Internet_20_Link">Mocking Objects</text:a></text:h>
      <text:p text:style-name="P50"><text:span text:style-name="T1">При имитации объекта, который будет внедрен в ваше приложение через сервисный контейнер Laravel, вам нужно будет привязать ваш фиктивный экземпляр к контейнеру как привязку </text:span><text:span text:style-name="Source_20_Text">instance</text:span><text:span text:style-name="T1">. Это даст указание контейнеру использовать ваш фиктивный экземпляр объекта вместо создания самого объекта:</text:span></text:p>
      <text:p text:style-name="P27"><text:span text:style-name="Source_20_Text">use App\Service;</text:span></text:p>
      <text:p text:style-name="Preformatted_20_Text"><text:span text:style-name="Source_20_Text">use Mockery;</text:span></text:p>
      <text:p text:style-name="Preformatted_20_Text"/>
      <text:p text:style-name="Preformatted_20_Text"><text:span text:style-name="Source_20_Text">$this-&gt;instance(Service::class, Mockery::mock(Service::class, function ($mock) {</text:span></text:p>
      <text:p text:style-name="Preformatted_20_Text"><text:span text:style-name="Source_20_Text"><text:s text:c="4"/>$mock-&gt;shouldReceive('process')-&gt;once();</text:span></text:p>
      <text:p text:style-name="P29"><text:span text:style-name="Source_20_Text">}));</text:span></text:p>
      <text:p text:style-name="P50"><text:span text:style-name="T9">Чтобы сделать это более удобным, вы можете использовать метод </text:span><text:span text:style-name="Source_20_Text">mock</text:span><text:span text:style-name="T9">, который предоставляется классом базового тестового примера Laravel:</text:span></text:p>
      <text:p text:style-name="P27"><text:soft-page-break/><text:span text:style-name="Source_20_Text">use App\Service;</text:span></text:p>
      <text:p text:style-name="Preformatted_20_Text"/>
      <text:p text:style-name="Preformatted_20_Text"><text:span text:style-name="Source_20_Text">$this-&gt;mock(Service::class, function ($mock) {</text:span></text:p>
      <text:p text:style-name="Preformatted_20_Text"><text:span text:style-name="Source_20_Text"><text:s text:c="4"/>$mock-&gt;shouldReceive('process')-&gt;once();</text:span></text:p>
      <text:p text:style-name="P29"><text:span text:style-name="Source_20_Text">});</text:span></text:p>
      <text:p text:style-name="P39">Вы можете использовать метод partialMock, когда вам нужно имитировать только несколько методов объекта. Методы, которые не были имитированы, будут нормально выполняться при вызове:</text:p>
      <text:p text:style-name="P27"><text:span text:style-name="Source_20_Text">use App\Service;</text:span></text:p>
      <text:p text:style-name="Preformatted_20_Text"/>
      <text:p text:style-name="Preformatted_20_Text"><text:span text:style-name="Source_20_Text">$this-&gt;partialMock(Service::class, function ($mock) {</text:span></text:p>
      <text:p text:style-name="Preformatted_20_Text"><text:span text:style-name="Source_20_Text"><text:s text:c="4"/>$mock-&gt;shouldReceive('process')-&gt;once();</text:span></text:p>
      <text:p text:style-name="P29"><text:span text:style-name="Source_20_Text">});</text:span></text:p>
      <text:p text:style-name="P50"><text:span text:style-name="T9">Точно так же, если вы хотите шпионить за объектом, базовый тестовый класс Laravel предлагает </text:span><text:span text:style-name="Source_20_Text">spy</text:span><text:span text:style-name="T9"> метод в качестве удобной оболочки для метода Mockery :: spy:</text:span></text:p>
      <text:p text:style-name="P27"><text:span text:style-name="Source_20_Text">use App\Service;</text:span></text:p>
      <text:p text:style-name="Preformatted_20_Text"/>
      <text:p text:style-name="Preformatted_20_Text"><text:span text:style-name="Source_20_Text">$this-&gt;spy(Service::class, function ($mock) {</text:span></text:p>
      <text:p text:style-name="Preformatted_20_Text"><text:span text:style-name="Source_20_Text"><text:s text:c="4"/>$mock-&gt;shouldHaveReceived('process');</text:span></text:p>
      <text:p text:style-name="P29"><text:span text:style-name="Source_20_Text">});</text:span></text:p>
      <text:p text:style-name="P39"/>
      <text:h text:style-name="P10" text:outline-level="2"><text:bookmark text:name="bus-fake"/><text:a xlink:type="simple" xlink:href="https://laravel.com/docs/8.x/mocking#bus-fake" text:style-name="Internet_20_link" text:visited-style-name="Visited_20_Internet_20_Link">Bus Fake</text:a></text:h>
      <text:p text:style-name="P39">В качестве альтернативы имитации вы можете использовать метод fake фасада Bus, чтобы предотвратить отправку заданий. При использовании подделок утверждения делаются после выполнения тестируемого кода:</text:p>
      <text:p text:style-name="P27"><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App\Jobs\ShipOrder;</text:span></text:p>
      <text:p text:style-name="Preformatted_20_Text"><text:span text:style-name="Source_20_Text">use Illuminate\Foundation\Testing\RefreshDatabase;</text:span></text:p>
      <text:p text:style-name="Preformatted_20_Text"><text:span text:style-name="Source_20_Text">use Illuminate\Foundation\Testing\WithoutMiddleware;</text:span></text:p>
      <text:p text:style-name="Preformatted_20_Text"><text:span text:style-name="Source_20_Text">use Illuminate\Support\Facades\Bus;</text:span></text:p>
      <text:p text:style-name="Preformatted_20_Text"><text:span text:style-name="Source_20_Text">use Tests\TestCase;</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public function testOrderShipping()</text:span></text:p>
      <text:p text:style-name="Preformatted_20_Text"><text:span text:style-name="Source_20_Text"><text:s text:c="4"/>{</text:span></text:p>
      <text:p text:style-name="Preformatted_20_Text"><text:span text:style-name="Source_20_Text"><text:s text:c="8"/>Bus::fake();</text:span></text:p>
      <text:p text:style-name="Preformatted_20_Text"/>
      <text:p text:style-name="Preformatted_20_Text"><text:span text:style-name="Source_20_Text"><text:s text:c="8"/>// Perform order shipping...</text:span></text:p>
      <text:p text:style-name="Preformatted_20_Text"/>
      <text:p text:style-name="Preformatted_20_Text"><text:span text:style-name="Source_20_Text"><text:s text:c="8"/>// Assert a specific type of job was dispatched meeting the given truth test...</text:span></text:p>
      <text:p text:style-name="Preformatted_20_Text"><text:span text:style-name="Source_20_Text"><text:s text:c="8"/>Bus::assertDispatched(function (ShipOrder $job) use ($order) {</text:span></text:p>
      <text:p text:style-name="Preformatted_20_Text"><text:span text:style-name="Source_20_Text"><text:s text:c="12"/>return $job-&gt;order-&gt;id === $order-&gt;id;</text:span></text:p>
      <text:p text:style-name="Preformatted_20_Text"><text:span text:style-name="Source_20_Text"><text:s text:c="8"/>});</text:span></text:p>
      <text:p text:style-name="Preformatted_20_Text"/>
      <text:p text:style-name="Preformatted_20_Text"><text:span text:style-name="Source_20_Text"><text:s text:c="8"/>// Assert a job was not dispatched...</text:span></text:p>
      <text:p text:style-name="Preformatted_20_Text"><text:span text:style-name="Source_20_Text"><text:s text:c="8"/>Bus::assertNotDispatched(AnotherJob::class);</text:span></text:p>
      <text:p text:style-name="Preformatted_20_Text"><text:span text:style-name="Source_20_Text"><text:s text:c="4"/>}</text:span></text:p>
      <text:p text:style-name="P29"><text:soft-page-break/><text:span text:style-name="Source_20_Text">}</text:span></text:p>
      <text:p text:style-name="P39"/>
      <text:h text:style-name="P10" text:outline-level="2"><text:bookmark text:name="event-fake"/><text:a xlink:type="simple" xlink:href="https://laravel.com/docs/8.x/mocking#event-fake" text:style-name="Internet_20_link" text:visited-style-name="Visited_20_Internet_20_Link">Event Fake</text:a></text:h>
      <text:p text:style-name="P39">В качестве альтернативы имитации вы можете использовать метод fake фасада Event, чтобы предотвратить выполнение всех прослушивателей событий. Затем вы можете утверждать, что события были отправлены, и даже проверять полученные данные. При использовании подделок утверждения делаются после выполнения тестируемого кода:</text:p>
      <text:p text:style-name="P27"><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App\Events\OrderFailedToShip;</text:span></text:p>
      <text:p text:style-name="Preformatted_20_Text"><text:span text:style-name="Source_20_Text">use App\Events\OrderShipped;</text:span></text:p>
      <text:p text:style-name="Preformatted_20_Text"><text:span text:style-name="Source_20_Text">use Illuminate\Foundation\Testing\RefreshDatabase;</text:span></text:p>
      <text:p text:style-name="Preformatted_20_Text"><text:span text:style-name="Source_20_Text">use Illuminate\Foundation\Testing\WithoutMiddleware;</text:span></text:p>
      <text:p text:style-name="Preformatted_20_Text"><text:span text:style-name="Source_20_Text">use Illuminate\Support\Facades\Event;</text:span></text:p>
      <text:p text:style-name="Preformatted_20_Text"><text:span text:style-name="Source_20_Text">use Tests\TestCase;</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est order shipping.</text:span></text:p>
      <text:p text:style-name="Preformatted_20_Text"><text:span text:style-name="Source_20_Text"><text:s text:c="5"/>*/</text:span></text:p>
      <text:p text:style-name="Preformatted_20_Text"><text:span text:style-name="Source_20_Text"><text:s text:c="4"/>public function testOrderShipping()</text:span></text:p>
      <text:p text:style-name="Preformatted_20_Text"><text:span text:style-name="Source_20_Text"><text:s text:c="4"/>{</text:span></text:p>
      <text:p text:style-name="Preformatted_20_Text"><text:span text:style-name="Source_20_Text"><text:s text:c="8"/>Event::fake();</text:span></text:p>
      <text:p text:style-name="Preformatted_20_Text"/>
      <text:p text:style-name="Preformatted_20_Text"><text:span text:style-name="Source_20_Text"><text:s text:c="8"/>// Perform order shipping...</text:span></text:p>
      <text:p text:style-name="Preformatted_20_Text"/>
      <text:p text:style-name="Preformatted_20_Text"><text:span text:style-name="Source_20_Text"><text:s text:c="8"/>// Assert a specific type of event was dispatched meeting the given truth test...</text:span></text:p>
      <text:p text:style-name="Preformatted_20_Text"><text:span text:style-name="Source_20_Text"><text:s text:c="8"/>Event::assertDispatched(function (OrderShipped $event) use ($order) {</text:span></text:p>
      <text:p text:style-name="Preformatted_20_Text"><text:span text:style-name="Source_20_Text"><text:s text:c="12"/>return $event-&gt;order-&gt;id === $order-&gt;id;</text:span></text:p>
      <text:p text:style-name="Preformatted_20_Text"><text:span text:style-name="Source_20_Text"><text:s text:c="8"/>});</text:span></text:p>
      <text:p text:style-name="Preformatted_20_Text"/>
      <text:p text:style-name="Preformatted_20_Text"><text:span text:style-name="Source_20_Text"><text:s text:c="8"/>// Assert an event was dispatched twice...</text:span></text:p>
      <text:p text:style-name="Preformatted_20_Text"><text:span text:style-name="Source_20_Text"><text:s text:c="8"/>Event::assertDispatched(OrderShipped::class, 2);</text:span></text:p>
      <text:p text:style-name="Preformatted_20_Text"/>
      <text:p text:style-name="Preformatted_20_Text"><text:span text:style-name="Source_20_Text"><text:s text:c="8"/>// Assert an event was not dispatched...</text:span></text:p>
      <text:p text:style-name="Preformatted_20_Text"><text:span text:style-name="Source_20_Text"><text:s text:c="8"/>Event::assertNotDispatched(OrderFailedToShip::class);</text:span></text:p>
      <text:p text:style-name="Preformatted_20_Text"><text:span text:style-name="Source_20_Text"><text:s text:c="4"/>}</text:span></text:p>
      <text:p text:style-name="P29"><text:span text:style-name="Source_20_Text">}</text:span></text:p>
      <text:p text:style-name="P34"><text:span text:style-name="T1">После вызова Event :: fake () прослушиватели событий выполняться не будут. Итак, если ваши тесты используют фабрики моделей, которые полагаются на события, такие как создание UUID во время события </text:span><text:span text:style-name="Source_20_Text"><text:span text:style-name="T1">creating</text:span></text:span><text:span text:style-name="T1"> модели, вы должны вызвать Event :: fake () после использования ваших фабрик.</text:span></text:p>
      <text:p text:style-name="P39"/>
      <text:h text:style-name="P21" text:outline-level="4"><text:bookmark text:name="faking-a-subset-of-events"/><text:a xlink:type="simple" xlink:href="https://laravel.com/docs/8.x/mocking#faking-a-subset-of-events" text:style-name="Internet_20_link" text:visited-style-name="Visited_20_Internet_20_Link">Faking A Subset Of Events</text:a></text:h>
      <text:p text:style-name="P39">Если вы хотите подделать слушателей событий только для определенного набора событий, вы можете передать их методу fake или fakeFor:</text:p>
      <text:p text:style-name="P27"><text:span text:style-name="Source_20_Text">/**</text:span></text:p>
      <text:p text:style-name="Preformatted_20_Text"><text:soft-page-break/><text:span text:style-name="Source_20_Text"><text:s/>* Test order process.</text:span></text:p>
      <text:p text:style-name="Preformatted_20_Text"><text:span text:style-name="Source_20_Text"><text:s/>*/</text:span></text:p>
      <text:p text:style-name="Preformatted_20_Text"><text:span text:style-name="Source_20_Text">public function testOrderProcess()</text:span></text:p>
      <text:p text:style-name="Preformatted_20_Text"><text:span text:style-name="Source_20_Text">{</text:span></text:p>
      <text:p text:style-name="Preformatted_20_Text"><text:span text:style-name="Source_20_Text"><text:s text:c="4"/>Event::fake([</text:span></text:p>
      <text:p text:style-name="Preformatted_20_Text"><text:span text:style-name="Source_20_Text"><text:s text:c="8"/>OrderCreated::class,</text:span></text:p>
      <text:p text:style-name="Preformatted_20_Text"><text:span text:style-name="Source_20_Text"><text:s text:c="4"/>]);</text:span></text:p>
      <text:p text:style-name="Preformatted_20_Text"/>
      <text:p text:style-name="Preformatted_20_Text"><text:span text:style-name="Source_20_Text"><text:s text:c="4"/>$order = Order::factory()-&gt;create();</text:span></text:p>
      <text:p text:style-name="Preformatted_20_Text"/>
      <text:p text:style-name="Preformatted_20_Text"><text:span text:style-name="Source_20_Text"><text:s text:c="4"/>Event::assertDispatched(OrderCreated::class);</text:span></text:p>
      <text:p text:style-name="Preformatted_20_Text"/>
      <text:p text:style-name="Preformatted_20_Text"><text:span text:style-name="Source_20_Text"><text:s text:c="4"/>// Other events are dispatched as normal...</text:span></text:p>
      <text:p text:style-name="Preformatted_20_Text"><text:span text:style-name="Source_20_Text"><text:s text:c="4"/>$order-&gt;update([...]);</text:span></text:p>
      <text:p text:style-name="P29"><text:span text:style-name="Source_20_Text">}</text:span></text:p>
      <text:p text:style-name="P39"/>
      <text:h text:style-name="P17" text:outline-level="3"><text:bookmark text:name="scoped-event-fakes"/><text:a xlink:type="simple" xlink:href="https://laravel.com/docs/8.x/mocking#scoped-event-fakes" text:style-name="Internet_20_link" text:visited-style-name="Visited_20_Internet_20_Link">Scoped Event Fakes</text:a></text:h>
      <text:p text:style-name="P39">Если вы хотите подделать слушателей событий только для части вашего теста, вы можете использовать метод fakeFor:</text:p>
      <text:p text:style-name="P27"><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App\Events\OrderCreated;</text:span></text:p>
      <text:p text:style-name="Preformatted_20_Text"><text:span text:style-name="Source_20_Text">use App\Models\Order;</text:span></text:p>
      <text:p text:style-name="Preformatted_20_Text"><text:span text:style-name="Source_20_Text">use Illuminate\Foundation\Testing\RefreshDatabase;</text:span></text:p>
      <text:p text:style-name="Preformatted_20_Text"><text:span text:style-name="Source_20_Text">use Illuminate\Support\Facades\Event;</text:span></text:p>
      <text:p text:style-name="Preformatted_20_Text"><text:span text:style-name="Source_20_Text">use Illuminate\Foundation\Testing\WithoutMiddleware;</text:span></text:p>
      <text:p text:style-name="Preformatted_20_Text"><text:span text:style-name="Source_20_Text">use Tests\TestCase;</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est order process.</text:span></text:p>
      <text:p text:style-name="Preformatted_20_Text"><text:span text:style-name="Source_20_Text"><text:s text:c="5"/>*/</text:span></text:p>
      <text:p text:style-name="Preformatted_20_Text"><text:span text:style-name="Source_20_Text"><text:s text:c="4"/>public function testOrderProcess()</text:span></text:p>
      <text:p text:style-name="Preformatted_20_Text"><text:span text:style-name="Source_20_Text"><text:s text:c="4"/>{</text:span></text:p>
      <text:p text:style-name="Preformatted_20_Text"><text:span text:style-name="Source_20_Text"><text:s text:c="8"/>$order = Event::fakeFor(function () {</text:span></text:p>
      <text:p text:style-name="Preformatted_20_Text"><text:span text:style-name="Source_20_Text"><text:s text:c="12"/>$order = Order::factory()-&gt;create();</text:span></text:p>
      <text:p text:style-name="Preformatted_20_Text"/>
      <text:p text:style-name="Preformatted_20_Text"><text:span text:style-name="Source_20_Text"><text:s text:c="12"/>Event::assertDispatched(OrderCreated::class);</text:span></text:p>
      <text:p text:style-name="Preformatted_20_Text"/>
      <text:p text:style-name="Preformatted_20_Text"><text:span text:style-name="Source_20_Text"><text:s text:c="12"/>return $order;</text:span></text:p>
      <text:p text:style-name="Preformatted_20_Text"><text:span text:style-name="Source_20_Text"><text:s text:c="8"/>});</text:span></text:p>
      <text:p text:style-name="Preformatted_20_Text"/>
      <text:p text:style-name="Preformatted_20_Text"><text:span text:style-name="Source_20_Text"><text:s text:c="8"/>// Events are dispatched as normal and observers will run ...</text:span></text:p>
      <text:p text:style-name="Preformatted_20_Text"><text:span text:style-name="Source_20_Text"><text:s text:c="8"/>$order-&gt;update([...]);</text:span></text:p>
      <text:p text:style-name="Preformatted_20_Text"><text:span text:style-name="Source_20_Text"><text:s text:c="4"/>}</text:span></text:p>
      <text:p text:style-name="P29"><text:span text:style-name="Source_20_Text">}</text:span></text:p>
      <text:p text:style-name="P39"/>
      <text:h text:style-name="P10" text:outline-level="2"><text:bookmark text:name="http-fake"/><text:soft-page-break/><text:a xlink:type="simple" xlink:href="https://laravel.com/docs/8.x/mocking#http-fake" text:style-name="Internet_20_link" text:visited-style-name="Visited_20_Internet_20_Link">HTTP Fake</text:a></text:h>
      <text:p text:style-name="P39"><text:span text:style-name="Source_20_Text">fake</text:span> метод фасада Http позволяет указать HTTP-клиенту, что он должен возвращать заглушенные / фиктивные ответы при выполнении запросов. Дополнительную информацию о подделке исходящих HTTP-запросов см. В документации по тестированию HTTP-клиента.</text:p>
      <text:p text:style-name="P39"/>
      <text:h text:style-name="P10" text:outline-level="2"><text:bookmark text:name="mail-fake"/><text:a xlink:type="simple" xlink:href="https://laravel.com/docs/8.x/mocking#mail-fake" text:style-name="Internet_20_link" text:visited-style-name="Visited_20_Internet_20_Link">Mail Fake</text:a></text:h>
      <text:p text:style-name="P51"><text:span text:style-name="T9">Вы можете использовать </text:span><text:span text:style-name="Source_20_Text">fake</text:span><text:span text:style-name="T9"> метод фасада Mail, чтобы предотвратить отправку почты. Затем вы можете утверждать, что почтовые отправления были отправлены пользователям, и даже проверять полученные данные. При использовании подделок утверждения делаются после выполнения тестируемого кода:</text:span></text:p>
      <text:p text:style-name="P27"><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App\Mail\OrderShipped;</text:span></text:p>
      <text:p text:style-name="Preformatted_20_Text"><text:span text:style-name="Source_20_Text">use Illuminate\Foundation\Testing\RefreshDatabase;</text:span></text:p>
      <text:p text:style-name="Preformatted_20_Text"><text:span text:style-name="Source_20_Text">use Illuminate\Foundation\Testing\WithoutMiddleware;</text:span></text:p>
      <text:p text:style-name="Preformatted_20_Text"><text:span text:style-name="Source_20_Text">use Illuminate\Support\Facades\Mail;</text:span></text:p>
      <text:p text:style-name="Preformatted_20_Text"><text:span text:style-name="Source_20_Text">use Tests\TestCase;</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public function testOrderShipping()</text:span></text:p>
      <text:p text:style-name="Preformatted_20_Text"><text:span text:style-name="Source_20_Text"><text:s text:c="4"/>{</text:span></text:p>
      <text:p text:style-name="Preformatted_20_Text"><text:span text:style-name="Source_20_Text"><text:s text:c="8"/>Mail::fake();</text:span></text:p>
      <text:p text:style-name="Preformatted_20_Text"/>
      <text:p text:style-name="Preformatted_20_Text"><text:span text:style-name="Source_20_Text"><text:s text:c="8"/>// Assert that no mailables were sent...</text:span></text:p>
      <text:p text:style-name="Preformatted_20_Text"><text:span text:style-name="Source_20_Text"><text:s text:c="8"/>Mail::assertNothingSent();</text:span></text:p>
      <text:p text:style-name="Preformatted_20_Text"/>
      <text:p text:style-name="Preformatted_20_Text"><text:span text:style-name="Source_20_Text"><text:s text:c="8"/>// Perform order shipping...</text:span></text:p>
      <text:p text:style-name="Preformatted_20_Text"/>
      <text:p text:style-name="Preformatted_20_Text"><text:span text:style-name="Source_20_Text"><text:s text:c="8"/>// Assert a specific type of mailable was dispatched meeting the given truth test...</text:span></text:p>
      <text:p text:style-name="Preformatted_20_Text"><text:span text:style-name="Source_20_Text"><text:s text:c="8"/>Mail::assertSent(function (OrderShipped $mail) use ($order) {</text:span></text:p>
      <text:p text:style-name="Preformatted_20_Text"><text:span text:style-name="Source_20_Text"><text:s text:c="12"/>return $mail-&gt;order-&gt;id === $order-&gt;id;</text:span></text:p>
      <text:p text:style-name="Preformatted_20_Text"><text:span text:style-name="Source_20_Text"><text:s text:c="8"/>});</text:span></text:p>
      <text:p text:style-name="Preformatted_20_Text"/>
      <text:p text:style-name="Preformatted_20_Text"><text:span text:style-name="Source_20_Text"><text:s text:c="8"/>// Assert a message was sent to the given users...</text:span></text:p>
      <text:p text:style-name="Preformatted_20_Text"><text:span text:style-name="Source_20_Text"><text:s text:c="8"/>Mail::assertSent(OrderShipped::class, function ($mail) use ($user) {</text:span></text:p>
      <text:p text:style-name="Preformatted_20_Text"><text:span text:style-name="Source_20_Text"><text:s text:c="12"/>return $mail-&gt;hasTo($user-&gt;email) &amp;&amp;</text:span></text:p>
      <text:p text:style-name="Preformatted_20_Text"><text:span text:style-name="Source_20_Text"><text:s text:c="19"/>$mail-&gt;hasCc('...') &amp;&amp;</text:span></text:p>
      <text:p text:style-name="Preformatted_20_Text"><text:span text:style-name="Source_20_Text"><text:s text:c="19"/>$mail-&gt;hasBcc('...');</text:span></text:p>
      <text:p text:style-name="Preformatted_20_Text"><text:span text:style-name="Source_20_Text"><text:s text:c="8"/>});</text:span></text:p>
      <text:p text:style-name="Preformatted_20_Text"/>
      <text:p text:style-name="Preformatted_20_Text"><text:span text:style-name="Source_20_Text"><text:s text:c="8"/>// Assert a mailable was sent twice...</text:span></text:p>
      <text:p text:style-name="Preformatted_20_Text"><text:span text:style-name="Source_20_Text"><text:s text:c="8"/>Mail::assertSent(OrderShipped::class, 2);</text:span></text:p>
      <text:p text:style-name="Preformatted_20_Text"/>
      <text:p text:style-name="Preformatted_20_Text"><text:span text:style-name="Source_20_Text"><text:s text:c="8"/>// Assert a mailable was not sent...</text:span></text:p>
      <text:p text:style-name="Preformatted_20_Text"><text:span text:style-name="Source_20_Text"><text:s text:c="8"/>Mail::assertNotSent(AnotherMailable::class);</text:span></text:p>
      <text:p text:style-name="Preformatted_20_Text"><text:span text:style-name="Source_20_Text"><text:s text:c="4"/>}</text:span></text:p>
      <text:p text:style-name="P29"><text:span text:style-name="Source_20_Text">}</text:span></text:p>
      <text:p text:style-name="P39">Если вы ставите почтовые сообщения в очередь для доставки в фоновом режиме, вы должны использовать метод assertQueued вместо assertSent:</text:p>
      <text:p text:style-name="P27"><text:soft-page-break/><text:span text:style-name="Source_20_Text">Mail::assertQueued(...);</text:span></text:p>
      <text:p text:style-name="P29"><text:span text:style-name="Source_20_Text">Mail::assertNotQueued(...);</text:span></text:p>
      <text:p text:style-name="P39"/>
      <text:h text:style-name="P10" text:outline-level="2"><text:bookmark text:name="notification-fake"/><text:a xlink:type="simple" xlink:href="https://laravel.com/docs/8.x/mocking#notification-fake" text:style-name="Internet_20_link" text:visited-style-name="Visited_20_Internet_20_Link">Notification Fake</text:a></text:h>
      <text:p text:style-name="P52"><text:span text:style-name="T9">Вы можете использовать </text:span><text:span text:style-name="Source_20_Text">fake</text:span><text:span text:style-name="T9"> метод фасада Notification, чтобы предотвратить отправку уведомлений. Затем вы можете утверждать, что уведомления были отправлены пользователям, и даже проверять полученные данные. При использовании подделок утверждения делаются после выполнения тестируемого кода:</text:span></text:p>
      <text:p text:style-name="P27"><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App\Notifications\OrderShipped;</text:span></text:p>
      <text:p text:style-name="Preformatted_20_Text"><text:span text:style-name="Source_20_Text">use Illuminate\Foundation\Testing\RefreshDatabase;</text:span></text:p>
      <text:p text:style-name="Preformatted_20_Text"><text:span text:style-name="Source_20_Text">use Illuminate\Foundation\Testing\WithoutMiddleware;</text:span></text:p>
      <text:p text:style-name="Preformatted_20_Text"><text:span text:style-name="Source_20_Text">use Illuminate\Notifications\AnonymousNotifiable;</text:span></text:p>
      <text:p text:style-name="Preformatted_20_Text"><text:span text:style-name="Source_20_Text">use Illuminate\Support\Facades\Notification;</text:span></text:p>
      <text:p text:style-name="Preformatted_20_Text"><text:span text:style-name="Source_20_Text">use Tests\TestCase;</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public function testOrderShipping()</text:span></text:p>
      <text:p text:style-name="Preformatted_20_Text"><text:span text:style-name="Source_20_Text"><text:s text:c="4"/>{</text:span></text:p>
      <text:p text:style-name="Preformatted_20_Text"><text:span text:style-name="Source_20_Text"><text:s text:c="8"/>Notification::fake();</text:span></text:p>
      <text:p text:style-name="Preformatted_20_Text"/>
      <text:p text:style-name="Preformatted_20_Text"><text:span text:style-name="Source_20_Text"><text:s text:c="8"/>// Assert that no notifications were sent...</text:span></text:p>
      <text:p text:style-name="Preformatted_20_Text"><text:span text:style-name="Source_20_Text"><text:s text:c="8"/>Notification::assertNothingSent();</text:span></text:p>
      <text:p text:style-name="Preformatted_20_Text"/>
      <text:p text:style-name="Preformatted_20_Text"><text:span text:style-name="Source_20_Text"><text:s text:c="8"/>// Perform order shipping...</text:span></text:p>
      <text:p text:style-name="Preformatted_20_Text"/>
      <text:p text:style-name="Preformatted_20_Text"><text:span text:style-name="Source_20_Text"><text:s text:c="8"/>// Assert a specific type of notification was sent meeting the given truth test...</text:span></text:p>
      <text:p text:style-name="Preformatted_20_Text"><text:span text:style-name="Source_20_Text"><text:s text:c="8"/>Notification::assertSentTo(</text:span></text:p>
      <text:p text:style-name="Preformatted_20_Text"><text:span text:style-name="Source_20_Text"><text:s text:c="12"/>$user,</text:span></text:p>
      <text:p text:style-name="Preformatted_20_Text"><text:span text:style-name="Source_20_Text"><text:s text:c="12"/>function (OrderShipped $notification, $channels) use ($order) {</text:span></text:p>
      <text:p text:style-name="Preformatted_20_Text"><text:span text:style-name="Source_20_Text"><text:s text:c="16"/>return $notification-&gt;order-&gt;id === $order-&gt;id;</text:span></text:p>
      <text:p text:style-name="Preformatted_20_Text"><text:span text:style-name="Source_20_Text"><text:s text:c="12"/>}</text:span></text:p>
      <text:p text:style-name="Preformatted_20_Text"><text:span text:style-name="Source_20_Text"><text:s text:c="8"/>);</text:span></text:p>
      <text:p text:style-name="Preformatted_20_Text"/>
      <text:p text:style-name="Preformatted_20_Text"><text:span text:style-name="Source_20_Text"><text:s text:c="8"/>// Assert a notification was sent to the given users...</text:span></text:p>
      <text:p text:style-name="Preformatted_20_Text"><text:span text:style-name="Source_20_Text"><text:s text:c="8"/>Notification::assertSentTo(</text:span></text:p>
      <text:p text:style-name="Preformatted_20_Text"><text:span text:style-name="Source_20_Text"><text:s text:c="12"/>[$user], OrderShipped::class</text:span></text:p>
      <text:p text:style-name="Preformatted_20_Text"><text:span text:style-name="Source_20_Text"><text:s text:c="8"/>);</text:span></text:p>
      <text:p text:style-name="Preformatted_20_Text"/>
      <text:p text:style-name="Preformatted_20_Text"><text:span text:style-name="Source_20_Text"><text:s text:c="8"/>// Assert a notification was not sent...</text:span></text:p>
      <text:p text:style-name="Preformatted_20_Text"><text:span text:style-name="Source_20_Text"><text:s text:c="8"/>Notification::assertNotSentTo(</text:span></text:p>
      <text:p text:style-name="Preformatted_20_Text"><text:span text:style-name="Source_20_Text"><text:s text:c="12"/>[$user], AnotherNotification::class</text:span></text:p>
      <text:p text:style-name="Preformatted_20_Text"><text:span text:style-name="Source_20_Text"><text:s text:c="8"/>);</text:span></text:p>
      <text:p text:style-name="Preformatted_20_Text"/>
      <text:p text:style-name="Preformatted_20_Text"><text:span text:style-name="Source_20_Text"><text:s text:c="8"/>// Assert a notification was sent via Notification::route() method...</text:span></text:p>
      <text:p text:style-name="Preformatted_20_Text"><text:span text:style-name="Source_20_Text"><text:s text:c="8"/>Notification::assertSentTo(</text:span></text:p>
      <text:p text:style-name="Preformatted_20_Text"><text:span text:style-name="Source_20_Text"><text:s text:c="12"/>new AnonymousNotifiable, OrderShipped::class</text:span></text:p>
      <text:p text:style-name="Preformatted_20_Text"><text:span text:style-name="Source_20_Text"><text:s text:c="8"/>);</text:span></text:p>
      <text:p text:style-name="Preformatted_20_Text"/>
      <text:p text:style-name="Preformatted_20_Text"><text:span text:style-name="Source_20_Text"><text:s text:c="8"/>// Assert Notification::route() method sent notification to the correct user...</text:span></text:p>
      <text:p text:style-name="Preformatted_20_Text"><text:span text:style-name="Source_20_Text"><text:s text:c="8"/>Notification::assertSentTo(</text:span></text:p>
      <text:p text:style-name="Preformatted_20_Text"><text:soft-page-break/><text:span text:style-name="Source_20_Text"><text:s text:c="12"/>new AnonymousNotifiable,</text:span></text:p>
      <text:p text:style-name="Preformatted_20_Text"><text:span text:style-name="Source_20_Text"><text:s text:c="12"/>OrderShipped::class,</text:span></text:p>
      <text:p text:style-name="Preformatted_20_Text"><text:span text:style-name="Source_20_Text"><text:s text:c="12"/>function ($notification, $channels, $notifiable) use ($user) {</text:span></text:p>
      <text:p text:style-name="Preformatted_20_Text"><text:span text:style-name="Source_20_Text"><text:s text:c="16"/>return $notifiable-&gt;routes['mail'] === $user-&gt;email;</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4"/>}</text:span></text:p>
      <text:p text:style-name="P29"><text:span text:style-name="Source_20_Text">}</text:span></text:p>
      <text:p text:style-name="P39"/>
      <text:h text:style-name="P10" text:outline-level="2"><text:bookmark text:name="queue-fake"/><text:a xlink:type="simple" xlink:href="https://laravel.com/docs/8.x/mocking#queue-fake" text:style-name="Internet_20_link" text:visited-style-name="Visited_20_Internet_20_Link">Queue Fake</text:a></text:h>
      <text:p text:style-name="P39">В качестве альтернативы издевательству вы можете использовать метод fake фасада Queue для предотвращения постановки заданий в очередь. Затем вы можете утверждать, что задания были помещены в очередь, и даже проверять полученные данные. При использовании подделок утверждения делаются после выполнения тестируемого кода:</text:p>
      <text:p text:style-name="P27"><text:span text:style-name="Source_20_Text"><text:span text:style-name="T20">&lt;?php</text:span></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App\Jobs\AnotherJob;</text:span></text:p>
      <text:p text:style-name="Preformatted_20_Text"><text:span text:style-name="Source_20_Text">use App\Jobs\FinalJob;</text:span></text:p>
      <text:p text:style-name="Preformatted_20_Text"><text:span text:style-name="Source_20_Text">use App\Jobs\ShipOrder;</text:span></text:p>
      <text:p text:style-name="Preformatted_20_Text"><text:span text:style-name="Source_20_Text">use Illuminate\Foundation\Testing\RefreshDatabase;</text:span></text:p>
      <text:p text:style-name="Preformatted_20_Text"><text:span text:style-name="Source_20_Text">use Illuminate\Foundation\Testing\WithoutMiddleware;</text:span></text:p>
      <text:p text:style-name="Preformatted_20_Text"><text:span text:style-name="Source_20_Text">use Illuminate\Support\Facades\Queue;</text:span></text:p>
      <text:p text:style-name="Preformatted_20_Text"><text:span text:style-name="Source_20_Text">use Tests\TestCase;</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public function testOrderShipping()</text:span></text:p>
      <text:p text:style-name="Preformatted_20_Text"><text:span text:style-name="Source_20_Text"><text:s text:c="4"/>{</text:span></text:p>
      <text:p text:style-name="Preformatted_20_Text"><text:span text:style-name="Source_20_Text"><text:s text:c="8"/>Queue::fake();</text:span></text:p>
      <text:p text:style-name="Preformatted_20_Text"/>
      <text:p text:style-name="Preformatted_20_Text"><text:span text:style-name="Source_20_Text"><text:s text:c="8"/>// Assert that no jobs were pushed...</text:span></text:p>
      <text:p text:style-name="Preformatted_20_Text"><text:span text:style-name="Source_20_Text"><text:s text:c="8"/>Queue::assertNothingPushed();</text:span></text:p>
      <text:p text:style-name="Preformatted_20_Text"/>
      <text:p text:style-name="Preformatted_20_Text"><text:span text:style-name="Source_20_Text"><text:s text:c="8"/>// Perform order shipping...</text:span></text:p>
      <text:p text:style-name="Preformatted_20_Text"/>
      <text:p text:style-name="Preformatted_20_Text"><text:span text:style-name="Source_20_Text"><text:s text:c="8"/>// Assert a specific type of job was pushed meeting the given truth test...</text:span></text:p>
      <text:p text:style-name="Preformatted_20_Text"><text:span text:style-name="Source_20_Text"><text:s text:c="8"/>Queue::assertPushed(function (ShipOrder $job) use ($order) {</text:span></text:p>
      <text:p text:style-name="Preformatted_20_Text"><text:span text:style-name="Source_20_Text"><text:s text:c="12"/>return $job-&gt;order-&gt;id === $order-&gt;id;</text:span></text:p>
      <text:p text:style-name="Preformatted_20_Text"><text:span text:style-name="Source_20_Text"><text:s text:c="8"/>});</text:span></text:p>
      <text:p text:style-name="Preformatted_20_Text"/>
      <text:p text:style-name="Preformatted_20_Text"><text:span text:style-name="Source_20_Text"><text:s text:c="8"/>// Assert a job was pushed to a given queue...</text:span></text:p>
      <text:p text:style-name="Preformatted_20_Text"><text:span text:style-name="Source_20_Text"><text:s text:c="8"/>Queue::assertPushedOn('queue-name', ShipOrder::class);</text:span></text:p>
      <text:p text:style-name="Preformatted_20_Text"/>
      <text:p text:style-name="Preformatted_20_Text"><text:span text:style-name="Source_20_Text"><text:s text:c="8"/>// Assert a job was pushed twice...</text:span></text:p>
      <text:p text:style-name="Preformatted_20_Text"><text:span text:style-name="Source_20_Text"><text:s text:c="8"/>Queue::assertPushed(ShipOrder::class, 2);</text:span></text:p>
      <text:p text:style-name="Preformatted_20_Text"/>
      <text:p text:style-name="Preformatted_20_Text"><text:span text:style-name="Source_20_Text"><text:s text:c="8"/>// Assert a job was not pushed...</text:span></text:p>
      <text:p text:style-name="Preformatted_20_Text"><text:span text:style-name="Source_20_Text"><text:s text:c="8"/>Queue::assertNotPushed(AnotherJob::class);</text:span></text:p>
      <text:p text:style-name="Preformatted_20_Text"/>
      <text:p text:style-name="Preformatted_20_Text"><text:span text:style-name="Source_20_Text"><text:s text:c="8"/>// Assert a job was pushed with a given chain of jobs, matching by class...</text:span></text:p>
      <text:p text:style-name="Preformatted_20_Text"><text:span text:style-name="Source_20_Text"><text:s text:c="8"/>Queue::assertPushedWithChain(ShipOrder::class, [</text:span></text:p>
      <text:p text:style-name="Preformatted_20_Text"><text:span text:style-name="Source_20_Text"><text:s text:c="12"/>AnotherJob::class,</text:span></text:p>
      <text:p text:style-name="Preformatted_20_Text"><text:span text:style-name="Source_20_Text"><text:s text:c="12"/>FinalJob::class</text:span></text:p>
      <text:p text:style-name="Preformatted_20_Text"><text:soft-page-break/><text:span text:style-name="Source_20_Text"><text:s text:c="8"/>]);</text:span></text:p>
      <text:p text:style-name="Preformatted_20_Text"/>
      <text:p text:style-name="Preformatted_20_Text"><text:span text:style-name="Source_20_Text"><text:s text:c="8"/>// Assert a job was pushed with a given chain of jobs, matching by both class and properties...</text:span></text:p>
      <text:p text:style-name="Preformatted_20_Text"><text:span text:style-name="Source_20_Text"><text:s text:c="8"/>Queue::assertPushedWithChain(ShipOrder::class, [</text:span></text:p>
      <text:p text:style-name="Preformatted_20_Text"><text:span text:style-name="Source_20_Text"><text:s text:c="12"/>new AnotherJob('foo'),</text:span></text:p>
      <text:p text:style-name="Preformatted_20_Text"><text:span text:style-name="Source_20_Text"><text:s text:c="12"/>new FinalJob('bar'),</text:span></text:p>
      <text:p text:style-name="Preformatted_20_Text"><text:span text:style-name="Source_20_Text"><text:s text:c="8"/>]);</text:span></text:p>
      <text:p text:style-name="Preformatted_20_Text"/>
      <text:p text:style-name="Preformatted_20_Text"><text:span text:style-name="Source_20_Text"><text:s text:c="8"/>// Assert a job was pushed without a chain of jobs...</text:span></text:p>
      <text:p text:style-name="Preformatted_20_Text"><text:span text:style-name="Source_20_Text"><text:s text:c="8"/>Queue::assertPushedWithoutChain(ShipOrder::class);</text:span></text:p>
      <text:p text:style-name="Preformatted_20_Text"><text:span text:style-name="Source_20_Text"><text:s text:c="4"/>}</text:span></text:p>
      <text:p text:style-name="P29"><text:span text:style-name="Source_20_Text">}</text:span></text:p>
      <text:p text:style-name="P29"><text:span text:style-name="Source_20_Text"/></text:p>
      <text:h text:style-name="Heading_20_2" text:outline-level="2"><text:bookmark text:name="storage-fake"/><text:a xlink:type="simple" xlink:href="https://laravel.com/docs/8.x/mocking#storage-fake" text:style-name="Internet_20_link" text:visited-style-name="Visited_20_Internet_20_Link">Storage Fake</text:a></text:h>
      <text:p text:style-name="Standard"><text:span text:style-name="Source_20_Text"><text:span text:style-name="T1">fake</text:span></text:span><text:span text:style-name="T1"> метод фасада Storage позволяет легко создать поддельный диск, который в сочетании с утилитами создания файлов класса UploadedFile значительно упрощает тестирование загрузки файлов. Например:</text:span></text:p>
      <text:p text:style-name="P39"><text:span text:style-name="T20"/></text:p>
      <text:p text:style-name="P27"><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Illuminate\Foundation\Testing\RefreshDatabase;</text:span></text:p>
      <text:p text:style-name="Preformatted_20_Text"><text:span text:style-name="Source_20_Text">use Illuminate\Foundation\Testing\WithoutMiddleware;</text:span></text:p>
      <text:p text:style-name="Preformatted_20_Text"><text:span text:style-name="Source_20_Text">use Illuminate\Http\UploadedFile;</text:span></text:p>
      <text:p text:style-name="Preformatted_20_Text"><text:span text:style-name="Source_20_Text">use Illuminate\Support\Facades\Storage;</text:span></text:p>
      <text:p text:style-name="Preformatted_20_Text"><text:span text:style-name="Source_20_Text">use Tests\TestCase;</text:span></text:p>
      <text:p text:style-name="Preformatted_20_Text"/>
      <text:p text:style-name="Preformatted_20_Text"><text:span text:style-name="Source_20_Text">class ExampleTest extends TestCase</text:span></text:p>
      <text:p text:style-name="Preformatted_20_Text"><text:span text:style-name="Source_20_Text">{</text:span></text:p>
      <text:p text:style-name="Preformatted_20_Text"><text:span text:style-name="Source_20_Text"><text:s text:c="4"/>public function testAlbumUpload()</text:span></text:p>
      <text:p text:style-name="Preformatted_20_Text"><text:span text:style-name="Source_20_Text"><text:s text:c="4"/>{</text:span></text:p>
      <text:p text:style-name="Preformatted_20_Text"><text:span text:style-name="Source_20_Text"><text:s text:c="8"/>Storage::fake('photos');</text:span></text:p>
      <text:p text:style-name="Preformatted_20_Text"/>
      <text:p text:style-name="Preformatted_20_Text"><text:span text:style-name="Source_20_Text"><text:s text:c="8"/>$response = $this-&gt;json('POST', '/photos', [</text:span></text:p>
      <text:p text:style-name="Preformatted_20_Text"><text:span text:style-name="Source_20_Text"><text:s text:c="12"/>UploadedFile::fake()-&gt;image('photo1.jpg'),</text:span></text:p>
      <text:p text:style-name="Preformatted_20_Text"><text:span text:style-name="Source_20_Text"><text:s text:c="12"/>UploadedFile::fake()-&gt;image('photo2.jpg')</text:span></text:p>
      <text:p text:style-name="Preformatted_20_Text"><text:span text:style-name="Source_20_Text"><text:s text:c="8"/>]);</text:span></text:p>
      <text:p text:style-name="Preformatted_20_Text"/>
      <text:p text:style-name="Preformatted_20_Text"><text:span text:style-name="Source_20_Text"><text:s text:c="8"/>// Assert one or more files were stored...</text:span></text:p>
      <text:p text:style-name="Preformatted_20_Text"><text:span text:style-name="Source_20_Text"><text:s text:c="8"/>Storage::disk('photos')-&gt;assertExists('photo1.jpg');</text:span></text:p>
      <text:p text:style-name="Preformatted_20_Text"><text:span text:style-name="Source_20_Text"><text:s text:c="8"/>Storage::disk('photos')-&gt;assertExists(['photo1.jpg', 'photo2.jpg']);</text:span></text:p>
      <text:p text:style-name="Preformatted_20_Text"/>
      <text:p text:style-name="Preformatted_20_Text"><text:span text:style-name="Source_20_Text"><text:s text:c="8"/>// Assert one or more files were not stored...</text:span></text:p>
      <text:p text:style-name="Preformatted_20_Text"><text:span text:style-name="Source_20_Text"><text:s text:c="8"/>Storage::disk('photos')-&gt;assertMissing('missing.jpg');</text:span></text:p>
      <text:p text:style-name="Preformatted_20_Text"><text:span text:style-name="Source_20_Text"><text:s text:c="8"/>Storage::disk('photos')-&gt;assertMissing(['missing.jpg', 'non-existing.jpg']);</text:span></text:p>
      <text:p text:style-name="Preformatted_20_Text"><text:span text:style-name="Source_20_Text"><text:s text:c="4"/>}</text:span></text:p>
      <text:p text:style-name="P29"><text:span text:style-name="Source_20_Text">}</text:span></text:p>
      <text:p text:style-name="P52"><text:span text:style-name="T9">По умолчанию </text:span><text:span text:style-name="Source_20_Text">fake</text:span><text:span text:style-name="T9"> метод удаляет все файлы во временном каталоге. Если вы хотите сохранить эти файлы, вы можете использовать вместо них метод «persistentFake».</text:span></text:p>
      <text:p text:style-name="P39"/>
      <text:h text:style-name="P10" text:outline-level="2"><text:bookmark text:name="interacting-with-time"/><text:soft-page-break/><text:a xlink:type="simple" xlink:href="https://laravel.com/docs/8.x/mocking#interacting-with-time" text:style-name="Internet_20_link" text:visited-style-name="Visited_20_Internet_20_Link">Interacting With Time</text:a></text:h>
      <text:p text:style-name="P39">При тестировании вам может иногда потребоваться изменить время, возвращаемое такими помощниками, как now или Illuminate \ Support \ Carbon :: now (). К счастью, базовый класс тестирования функций Laravel включает помощников, которые позволяют вам управлять текущим временем:</text:p>
      <text:p text:style-name="P27"><text:span text:style-name="Source_20_Text">public function testTimeCanBeManipulated()</text:span></text:p>
      <text:p text:style-name="Preformatted_20_Text"><text:span text:style-name="Source_20_Text">{</text:span></text:p>
      <text:p text:style-name="Preformatted_20_Text"><text:span text:style-name="Source_20_Text"><text:s text:c="4"/>// Travel into the future...</text:span></text:p>
      <text:p text:style-name="Preformatted_20_Text"><text:span text:style-name="Source_20_Text"><text:s text:c="4"/>$this-&gt;travel(5)-&gt;milliseconds();</text:span></text:p>
      <text:p text:style-name="Preformatted_20_Text"><text:span text:style-name="Source_20_Text"><text:s text:c="4"/>$this-&gt;travel(5)-&gt;seconds();</text:span></text:p>
      <text:p text:style-name="Preformatted_20_Text"><text:span text:style-name="Source_20_Text"><text:s text:c="4"/>$this-&gt;travel(5)-&gt;minutes();</text:span></text:p>
      <text:p text:style-name="Preformatted_20_Text"><text:span text:style-name="Source_20_Text"><text:s text:c="4"/>$this-&gt;travel(5)-&gt;hours();</text:span></text:p>
      <text:p text:style-name="Preformatted_20_Text"><text:span text:style-name="Source_20_Text"><text:s text:c="4"/>$this-&gt;travel(5)-&gt;days();</text:span></text:p>
      <text:p text:style-name="Preformatted_20_Text"><text:span text:style-name="Source_20_Text"><text:s text:c="4"/>$this-&gt;travel(5)-&gt;weeks();</text:span></text:p>
      <text:p text:style-name="Preformatted_20_Text"><text:span text:style-name="Source_20_Text"><text:s text:c="4"/>$this-&gt;travel(5)-&gt;years();</text:span></text:p>
      <text:p text:style-name="Preformatted_20_Text"/>
      <text:p text:style-name="Preformatted_20_Text"><text:span text:style-name="Source_20_Text"><text:s text:c="4"/>// Travel into the past...</text:span></text:p>
      <text:p text:style-name="Preformatted_20_Text"><text:span text:style-name="Source_20_Text"><text:s text:c="4"/>$this-&gt;travel(-5)-&gt;hours();</text:span></text:p>
      <text:p text:style-name="Preformatted_20_Text"/>
      <text:p text:style-name="Preformatted_20_Text"><text:span text:style-name="Source_20_Text"><text:s text:c="4"/>// Travel to an explicit time...</text:span></text:p>
      <text:p text:style-name="Preformatted_20_Text"><text:span text:style-name="Source_20_Text"><text:s text:c="4"/>$this-&gt;travelTo(now()-&gt;subHours(6));</text:span></text:p>
      <text:p text:style-name="Preformatted_20_Text"/>
      <text:p text:style-name="Preformatted_20_Text"><text:span text:style-name="Source_20_Text"><text:s text:c="4"/>// Return back to the present time...</text:span></text:p>
      <text:p text:style-name="Preformatted_20_Text"><text:span text:style-name="Source_20_Text"><text:s text:c="4"/>$this-&gt;travelBack();</text:span></text:p>
      <text:p text:style-name="P29"><text:span text:style-name="Source_20_Text">}</text:span></text:p>
      <text:p text:style-name="P39"/>
      <text:h text:style-name="P10" text:outline-level="2"><text:bookmark text:name="mocking-facades"/><text:a xlink:type="simple" xlink:href="https://laravel.com/docs/8.x/mocking#mocking-facades" text:style-name="Internet_20_link" text:visited-style-name="Visited_20_Internet_20_Link">Facades</text:a></text:h>
      <text:p text:style-name="P39">В отличие от традиционных вызовов статических методов, фасады можно имитировать. Это дает большое преимущество перед традиционными статическими методами и дает такую же тестируемость, как если бы вы использовали инъекцию зависимостей. При тестировании вы часто можете имитировать вызов фасада Laravel в одном из ваших контроллеров. Например, рассмотрим следующее действие контроллера:</text:p>
      <text:p text:style-name="P27"><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Illuminate\Support\Facades\Cache;</text:span></text:p>
      <text:p text:style-name="Preformatted_20_Text"/>
      <text:p text:style-name="Preformatted_20_Text"><text:span text:style-name="Source_20_Text">class User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Show a list of all users of the application.</text:span></text:p>
      <text:p text:style-name="Preformatted_20_Text"><text:span text:style-name="Source_20_Text"><text:s text:c="5"/>*</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index()</text:span></text:p>
      <text:p text:style-name="Preformatted_20_Text"><text:span text:style-name="Source_20_Text"><text:s text:c="4"/>{</text:span></text:p>
      <text:p text:style-name="Preformatted_20_Text"><text:span text:style-name="Source_20_Text"><text:s text:c="8"/>$value = Cache::get('key');</text:span></text:p>
      <text:p text:style-name="Preformatted_20_Text"/>
      <text:p text:style-name="Preformatted_20_Text"><text:span text:style-name="Source_20_Text"><text:s text:c="8"/>//</text:span></text:p>
      <text:p text:style-name="Preformatted_20_Text"><text:span text:style-name="Source_20_Text"><text:s text:c="4"/>}</text:span></text:p>
      <text:p text:style-name="P29"><text:span text:style-name="Source_20_Text">}</text:span></text:p>
      <text:p text:style-name="P53"><text:soft-page-break/><text:span text:style-name="T9">Мы можем имитировать вызов фасада Cache, используя метод shouldReceive, который вернет экземпляр </text:span><text:a xlink:type="simple" xlink:href="https://github.com/padraic/mockery" text:style-name="Internet_20_link" text:visited-style-name="Visited_20_Internet_20_Link">Mockery</text:a><text:span text:style-name="T9">. Поскольку фасады фактически решаются и управляются сервисным контейнером Laravel, они имеют гораздо большую тестируемость, чем типичный статический класс. Например, давайте смоделируем наш вызов метода get фасада Cache:</text:span></text:p>
      <text:p text:style-name="P27"><text:span text:style-name="Source_20_Text">&lt;?php</text:span></text:p>
      <text:p text:style-name="Preformatted_20_Text"/>
      <text:p text:style-name="Preformatted_20_Text"><text:span text:style-name="Source_20_Text">namespace Tests\Feature;</text:span></text:p>
      <text:p text:style-name="Preformatted_20_Text"/>
      <text:p text:style-name="Preformatted_20_Text"><text:span text:style-name="Source_20_Text">use Illuminate\Foundation\Testing\RefreshDatabase;</text:span></text:p>
      <text:p text:style-name="Preformatted_20_Text"><text:span text:style-name="Source_20_Text">use Illuminate\Foundation\Testing\WithoutMiddleware;</text:span></text:p>
      <text:p text:style-name="Preformatted_20_Text"><text:span text:style-name="Source_20_Text">use Illuminate\Support\Facades\Cache;</text:span></text:p>
      <text:p text:style-name="Preformatted_20_Text"><text:span text:style-name="Source_20_Text">use Tests\TestCase;</text:span></text:p>
      <text:p text:style-name="Preformatted_20_Text"/>
      <text:p text:style-name="Preformatted_20_Text"><text:span text:style-name="Source_20_Text">class UserControllerTest extends TestCase</text:span></text:p>
      <text:p text:style-name="Preformatted_20_Text"><text:span text:style-name="Source_20_Text">{</text:span></text:p>
      <text:p text:style-name="Preformatted_20_Text"><text:span text:style-name="Source_20_Text"><text:s text:c="4"/>public function testGetIndex()</text:span></text:p>
      <text:p text:style-name="Preformatted_20_Text"><text:span text:style-name="Source_20_Text"><text:s text:c="4"/>{</text:span></text:p>
      <text:p text:style-name="Preformatted_20_Text"><text:span text:style-name="Source_20_Text"><text:s text:c="8"/>Cache::shouldReceive('get')</text:span></text:p>
      <text:p text:style-name="Preformatted_20_Text"><text:span text:style-name="Source_20_Text"><text:s text:c="20"/>-&gt;once()</text:span></text:p>
      <text:p text:style-name="Preformatted_20_Text"><text:span text:style-name="Source_20_Text"><text:s text:c="20"/>-&gt;with('key')</text:span></text:p>
      <text:p text:style-name="Preformatted_20_Text"><text:span text:style-name="Source_20_Text"><text:s text:c="20"/>-&gt;andReturn('value');</text:span></text:p>
      <text:p text:style-name="Preformatted_20_Text"/>
      <text:p text:style-name="Preformatted_20_Text"><text:span text:style-name="Source_20_Text"><text:s text:c="8"/>$response = $this-&gt;get('/users');</text:span></text:p>
      <text:p text:style-name="Preformatted_20_Text"/>
      <text:p text:style-name="Preformatted_20_Text"><text:span text:style-name="Source_20_Text"><text:s text:c="8"/>// ...</text:span></text:p>
      <text:p text:style-name="Preformatted_20_Text"><text:span text:style-name="Source_20_Text"><text:s text:c="4"/>}</text:span></text:p>
      <text:p text:style-name="P29"><text:span text:style-name="Source_20_Text">}</text:span></text:p>
      <text:p text:style-name="P39">Вы не должны издеваться над фасадом Request. Вместо этого передайте желаемый ввод во вспомогательные методы HTTP, такие как get и post, при запуске теста. Точно так же вместо имитации фасада Config вызовите метод Config :: set в своих тестах.</text:p>
      <text:p text:style-name="P39"><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8"/>
      <text:p text:style-name="P36"/>
      <text:p text:style-name="P36"/>
      <text:p text:style-name="P36"/>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6:44:35.914295206</meta:creation-date>
    <meta:generator>LibreOffice/6.4.6.2$Linux_X86_64 LibreOffice_project/40$Build-2</meta:generator>
    <dc:date>2020-11-02T18:05:38.953568038</dc:date>
    <meta:editing-duration>PT1H20M44S</meta:editing-duration>
    <meta:editing-cycles>41</meta:editing-cycles>
    <meta:document-statistic meta:table-count="2" meta:image-count="0" meta:object-count="0" meta:page-count="39" meta:paragraph-count="1081" meta:word-count="5886" meta:character-count="52039" meta:non-whitespace-character-count="43314"/>
  </office:meta>
</office:document-meta>
</file>